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cff232"/>
    </style:style>
    <style:style style:name="P51" style:family="paragraph" style:parent-style-name="Standard">
      <style:text-properties officeooo:rsid="001a1637" officeooo:paragraph-rsid="06d363b9"/>
    </style:style>
    <style:style style:name="P52" style:family="paragraph" style:parent-style-name="Standard">
      <style:text-properties officeooo:rsid="001a1637" officeooo:paragraph-rsid="06d45da2"/>
    </style:style>
    <style:style style:name="P53" style:family="paragraph" style:parent-style-name="Standard">
      <style:text-properties officeooo:rsid="001a1637" officeooo:paragraph-rsid="06d61332"/>
    </style:style>
    <style:style style:name="P54" style:family="paragraph" style:parent-style-name="Standard">
      <style:text-properties officeooo:rsid="001a1637" officeooo:paragraph-rsid="06d6dfaa"/>
    </style:style>
    <style:style style:name="P55" style:family="paragraph" style:parent-style-name="Standard">
      <style:text-properties officeooo:rsid="001a1637" officeooo:paragraph-rsid="06da5e54"/>
    </style:style>
    <style:style style:name="P56" style:family="paragraph" style:parent-style-name="Standard">
      <style:text-properties officeooo:rsid="001a1637" officeooo:paragraph-rsid="06df48d6"/>
    </style:style>
    <style:style style:name="P57" style:family="paragraph" style:parent-style-name="Standard">
      <style:text-properties officeooo:rsid="001a1637" officeooo:paragraph-rsid="06e6297d"/>
    </style:style>
    <style:style style:name="P58" style:family="paragraph" style:parent-style-name="Standard">
      <style:text-properties officeooo:rsid="001a1637" officeooo:paragraph-rsid="06e7aaf8"/>
    </style:style>
    <style:style style:name="P59" style:family="paragraph" style:parent-style-name="Standard">
      <style:text-properties officeooo:rsid="001a1637" officeooo:paragraph-rsid="06eb43ee"/>
    </style:style>
    <style:style style:name="P60" style:family="paragraph" style:parent-style-name="Standard">
      <style:text-properties officeooo:rsid="001a1637" officeooo:paragraph-rsid="06edbd06"/>
    </style:style>
    <style:style style:name="P61" style:family="paragraph" style:parent-style-name="Standard">
      <style:text-properties officeooo:rsid="001a1637" officeooo:paragraph-rsid="06f8f933"/>
    </style:style>
    <style:style style:name="P62" style:family="paragraph" style:parent-style-name="Standard">
      <style:text-properties officeooo:rsid="001a1637" officeooo:paragraph-rsid="06fbc737"/>
    </style:style>
    <style:style style:name="P63" style:family="paragraph" style:parent-style-name="Standard">
      <style:text-properties officeooo:rsid="001a1637" officeooo:paragraph-rsid="06fd7f85"/>
    </style:style>
    <style:style style:name="P64" style:family="paragraph" style:parent-style-name="Standard">
      <style:text-properties officeooo:rsid="001a1637" officeooo:paragraph-rsid="06ff7ab1"/>
    </style:style>
    <style:style style:name="P65" style:family="paragraph" style:parent-style-name="Standard">
      <style:text-properties officeooo:rsid="001a1637" officeooo:paragraph-rsid="0703cf63"/>
    </style:style>
    <style:style style:name="P66" style:family="paragraph" style:parent-style-name="Standard">
      <style:text-properties officeooo:rsid="001a1637" officeooo:paragraph-rsid="07045c34"/>
    </style:style>
    <style:style style:name="P67" style:family="paragraph" style:parent-style-name="Standard">
      <style:text-properties officeooo:rsid="001a1637" officeooo:paragraph-rsid="07076d11"/>
    </style:style>
    <style:style style:name="P68" style:family="paragraph" style:parent-style-name="Standard">
      <style:text-properties officeooo:rsid="001a1637" officeooo:paragraph-rsid="0707e7c8"/>
    </style:style>
    <style:style style:name="P69" style:family="paragraph" style:parent-style-name="Standard">
      <style:text-properties officeooo:rsid="001a1637" officeooo:paragraph-rsid="070a3ac0"/>
    </style:style>
    <style:style style:name="P70" style:family="paragraph" style:parent-style-name="Standard">
      <style:text-properties officeooo:rsid="001a1637" officeooo:paragraph-rsid="070d1180"/>
    </style:style>
    <style:style style:name="P71" style:family="paragraph" style:parent-style-name="Standard">
      <style:text-properties officeooo:rsid="001a1637" officeooo:paragraph-rsid="07101a5e"/>
    </style:style>
    <style:style style:name="P72" style:family="paragraph" style:parent-style-name="Standard">
      <style:text-properties officeooo:rsid="001a1637" officeooo:paragraph-rsid="07114797"/>
    </style:style>
    <style:style style:name="P73" style:family="paragraph" style:parent-style-name="Standard">
      <style:text-properties officeooo:rsid="001a1637" officeooo:paragraph-rsid="0717235b"/>
    </style:style>
    <style:style style:name="P74" style:family="paragraph" style:parent-style-name="Standard">
      <style:text-properties officeooo:rsid="001a1637" officeooo:paragraph-rsid="0718aad5"/>
    </style:style>
    <style:style style:name="P75" style:family="paragraph" style:parent-style-name="Standard">
      <style:text-properties officeooo:rsid="001a1637" officeooo:paragraph-rsid="071937a7"/>
    </style:style>
    <style:style style:name="P76" style:family="paragraph" style:parent-style-name="Standard">
      <style:text-properties officeooo:rsid="001a1637" officeooo:paragraph-rsid="071b8e7d"/>
    </style:style>
    <style:style style:name="P77"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83"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84" style:family="paragraph" style:parent-style-name="Standard">
      <style:text-properties style:text-underline-style="none" fo:font-weight="normal" officeooo:rsid="001a1637" officeooo:paragraph-rsid="06e7aaf8" style:font-weight-asian="normal" style:font-weight-complex="normal"/>
    </style:style>
    <style:style style:name="P85" style:family="paragraph" style:parent-style-name="Standard">
      <style:text-properties style:text-underline-style="none" fo:font-weight="normal" officeooo:rsid="001a1637" officeooo:paragraph-rsid="06f31a9a" style:font-weight-asian="normal" style:font-weight-complex="normal"/>
    </style:style>
    <style:style style:name="P86" style:family="paragraph" style:parent-style-name="Standard">
      <style:text-properties style:text-underline-style="none" fo:font-weight="normal" officeooo:rsid="001a1637" officeooo:paragraph-rsid="06f67e5b" style:font-weight-asian="normal" style:font-weight-complex="normal"/>
    </style:style>
    <style:style style:name="P87" style:family="paragraph" style:parent-style-name="Standard">
      <style:text-properties style:text-underline-style="none" fo:font-weight="normal" officeooo:rsid="001a1637" officeooo:paragraph-rsid="06f7dd00" style:font-weight-asian="normal" style:font-weight-complex="normal"/>
    </style:style>
    <style:style style:name="P88" style:family="paragraph" style:parent-style-name="Standard">
      <style:text-properties style:text-underline-style="none" fo:font-weight="normal" officeooo:rsid="044e5bac" officeooo:paragraph-rsid="0717235b" style:font-weight-asian="normal" style:font-weight-complex="normal"/>
    </style:style>
    <style:style style:name="P89" style:family="paragraph" style:parent-style-name="Standard">
      <style:text-properties style:text-underline-style="none" fo:font-weight="normal" officeooo:rsid="00270697" officeooo:paragraph-rsid="001f0ea3" style:font-weight-asian="normal" style:font-weight-complex="normal"/>
    </style:style>
    <style:style style:name="P90" style:family="paragraph" style:parent-style-name="Standard">
      <style:text-properties style:text-underline-style="none" fo:font-weight="normal" officeooo:rsid="00270697" officeooo:paragraph-rsid="071a22d6" style:font-weight-asian="normal" style:font-weight-complex="normal"/>
    </style:style>
    <style:style style:name="P91" style:family="paragraph" style:parent-style-name="Standard">
      <style:text-properties officeooo:rsid="0037565c" officeooo:paragraph-rsid="0037565c"/>
    </style:style>
    <style:style style:name="P92" style:family="paragraph" style:parent-style-name="Standard">
      <style:text-properties fo:font-style="italic" officeooo:rsid="004897fc" officeooo:paragraph-rsid="0075845c" style:font-style-asian="italic" style:font-style-complex="italic"/>
    </style:style>
    <style:style style:name="P93" style:family="paragraph" style:parent-style-name="Standard">
      <style:text-properties fo:font-style="italic" officeooo:rsid="043186ab" officeooo:paragraph-rsid="0472ec40" style:font-style-asian="italic" style:font-style-complex="italic"/>
    </style:style>
    <style:style style:name="P94" style:family="paragraph" style:parent-style-name="Standard">
      <style:text-properties fo:font-style="normal" officeooo:rsid="004897fc" officeooo:paragraph-rsid="0074b1c9" style:font-style-asian="normal" style:font-style-complex="normal"/>
    </style:style>
    <style:style style:name="P95" style:family="paragraph" style:parent-style-name="Standard">
      <style:text-properties fo:font-style="normal" officeooo:rsid="004897fc" officeooo:paragraph-rsid="0075845c" style:font-style-asian="normal" style:font-style-complex="normal"/>
    </style:style>
    <style:style style:name="P96" style:family="paragraph" style:parent-style-name="Standard">
      <style:text-properties fo:font-style="normal" officeooo:rsid="0116f2f1" officeooo:paragraph-rsid="011c85d9" style:font-style-asian="normal" style:font-style-complex="normal"/>
    </style:style>
    <style:style style:name="P97" style:family="paragraph" style:parent-style-name="Standard">
      <style:text-properties fo:font-style="normal" officeooo:rsid="001a1637" officeooo:paragraph-rsid="01526a37" style:font-style-asian="normal" style:font-style-complex="normal"/>
    </style:style>
    <style:style style:name="P98" style:family="paragraph" style:parent-style-name="Standard">
      <style:text-properties fo:font-style="normal" officeooo:rsid="001a1637" officeooo:paragraph-rsid="02debfa5" style:font-style-asian="normal" style:font-style-complex="normal"/>
    </style:style>
    <style:style style:name="P99" style:family="paragraph" style:parent-style-name="Standard">
      <style:text-properties fo:font-style="normal" officeooo:rsid="001a1637" officeooo:paragraph-rsid="02e582fc" style:font-style-asian="normal" style:font-style-complex="normal"/>
    </style:style>
    <style:style style:name="P100" style:family="paragraph" style:parent-style-name="Standard">
      <style:text-properties fo:font-style="normal" officeooo:rsid="001a1637" officeooo:paragraph-rsid="0303f948" style:font-style-asian="normal" style:font-style-complex="normal"/>
    </style:style>
    <style:style style:name="P101" style:family="paragraph" style:parent-style-name="Standard">
      <style:text-properties fo:font-style="normal" officeooo:rsid="001a1637" officeooo:paragraph-rsid="031b52b4" style:font-style-asian="normal" style:font-style-complex="normal"/>
    </style:style>
    <style:style style:name="P102" style:family="paragraph" style:parent-style-name="Standard">
      <style:text-properties fo:font-style="normal" officeooo:rsid="001a1637" officeooo:paragraph-rsid="032266e9" style:font-style-asian="normal" style:font-style-complex="normal"/>
    </style:style>
    <style:style style:name="P103" style:family="paragraph" style:parent-style-name="Standard">
      <style:text-properties fo:font-style="normal" officeooo:rsid="001a1637" officeooo:paragraph-rsid="03457f76" style:font-style-asian="normal" style:font-style-complex="normal"/>
    </style:style>
    <style:style style:name="P104" style:family="paragraph" style:parent-style-name="Standard">
      <style:text-properties fo:font-style="normal" officeooo:rsid="001a1637" officeooo:paragraph-rsid="037a6a18" style:font-style-asian="normal" style:font-style-complex="normal"/>
    </style:style>
    <style:style style:name="P105" style:family="paragraph" style:parent-style-name="Standard">
      <style:text-properties fo:font-style="normal" officeooo:rsid="001a1637" officeooo:paragraph-rsid="03a78896" style:font-style-asian="normal" style:font-style-complex="normal"/>
    </style:style>
    <style:style style:name="P106" style:family="paragraph" style:parent-style-name="Standard">
      <style:text-properties fo:font-style="normal" officeooo:rsid="001a1637" officeooo:paragraph-rsid="03bb7d67" style:font-style-asian="normal" style:font-style-complex="normal"/>
    </style:style>
    <style:style style:name="P107" style:family="paragraph" style:parent-style-name="Standard">
      <style:text-properties fo:font-style="normal" officeooo:rsid="001a1637" officeooo:paragraph-rsid="03e5ac15" style:font-style-asian="normal" style:font-style-complex="normal"/>
    </style:style>
    <style:style style:name="P108" style:family="paragraph" style:parent-style-name="Standard">
      <style:text-properties fo:font-style="normal" officeooo:rsid="001a1637" officeooo:paragraph-rsid="03ecd6f5" style:font-style-asian="normal" style:font-style-complex="normal"/>
    </style:style>
    <style:style style:name="P109" style:family="paragraph" style:parent-style-name="Standard">
      <style:text-properties fo:font-style="normal" officeooo:rsid="001a1637" officeooo:paragraph-rsid="0401aba6" style:font-style-asian="normal" style:font-style-complex="normal"/>
    </style:style>
    <style:style style:name="P110" style:family="paragraph" style:parent-style-name="Standard">
      <style:text-properties fo:font-style="normal" officeooo:rsid="01457bde" officeooo:paragraph-rsid="01457bde" style:font-style-asian="normal" style:font-style-complex="normal"/>
    </style:style>
    <style:style style:name="P111" style:family="paragraph" style:parent-style-name="Standard">
      <style:text-properties fo:font-style="normal" officeooo:rsid="01491b38" officeooo:paragraph-rsid="01457bde" style:font-style-asian="normal" style:font-style-complex="normal"/>
    </style:style>
    <style:style style:name="P112" style:family="paragraph" style:parent-style-name="Standard">
      <style:text-properties fo:font-style="normal" officeooo:rsid="01491b38" officeooo:paragraph-rsid="014a39d5" style:font-style-asian="normal" style:font-style-complex="normal"/>
    </style:style>
    <style:style style:name="P113" style:family="paragraph" style:parent-style-name="Standard">
      <style:text-properties fo:font-style="normal" officeooo:rsid="014ec919" officeooo:paragraph-rsid="01526a37" style:font-style-asian="normal" style:font-style-complex="normal"/>
    </style:style>
    <style:style style:name="P114" style:family="paragraph" style:parent-style-name="Standard">
      <style:text-properties fo:font-style="normal" officeooo:rsid="0116633c" officeooo:paragraph-rsid="00d2a527" style:font-style-asian="normal" style:font-style-complex="normal"/>
    </style:style>
    <style:style style:name="P115" style:family="paragraph" style:parent-style-name="Standard">
      <style:text-properties fo:font-style="normal" officeooo:rsid="0116633c" officeooo:paragraph-rsid="016b8953" style:font-style-asian="normal" style:font-style-complex="normal"/>
    </style:style>
    <style:style style:name="P116" style:family="paragraph" style:parent-style-name="Standard">
      <style:text-properties fo:font-style="normal" officeooo:rsid="01b19ef9" officeooo:paragraph-rsid="016b8953" style:font-style-asian="normal" style:font-style-complex="normal"/>
    </style:style>
    <style:style style:name="P117" style:family="paragraph" style:parent-style-name="Standard">
      <style:text-properties fo:font-style="normal" officeooo:rsid="0239ffc1" officeooo:paragraph-rsid="023ebc7e" style:font-style-asian="normal" style:font-style-complex="normal"/>
    </style:style>
    <style:style style:name="P118" style:family="paragraph" style:parent-style-name="Standard">
      <style:text-properties fo:font-style="normal" officeooo:rsid="027e467c" officeooo:paragraph-rsid="031b52b4" style:font-style-asian="normal" style:font-style-complex="normal"/>
    </style:style>
    <style:style style:name="P119" style:family="paragraph" style:parent-style-name="Standard">
      <style:text-properties fo:font-style="normal" officeooo:rsid="033049ec" officeooo:paragraph-rsid="032266e9" style:font-style-asian="normal" style:font-style-complex="normal"/>
    </style:style>
    <style:style style:name="P120" style:family="paragraph" style:parent-style-name="Standard">
      <style:text-properties fo:font-style="normal" officeooo:rsid="035819b5" officeooo:paragraph-rsid="0371c066" style:font-style-asian="normal" style:font-style-complex="normal"/>
    </style:style>
    <style:style style:name="P121" style:family="paragraph" style:parent-style-name="Standard">
      <style:text-properties fo:font-style="normal" officeooo:rsid="033728cd" officeooo:paragraph-rsid="03a78896" style:font-style-asian="normal" style:font-style-complex="normal"/>
    </style:style>
    <style:style style:name="P122" style:family="paragraph" style:parent-style-name="Standard">
      <style:text-properties fo:font-style="normal" officeooo:rsid="033728cd" officeooo:paragraph-rsid="03a0eab0" style:font-style-asian="normal" style:font-style-complex="normal"/>
    </style:style>
    <style:style style:name="P123" style:family="paragraph" style:parent-style-name="Standard">
      <style:text-properties fo:font-style="normal" officeooo:rsid="033728cd" officeooo:paragraph-rsid="040527f1" style:font-style-asian="normal" style:font-style-complex="normal"/>
    </style:style>
    <style:style style:name="P124" style:family="paragraph" style:parent-style-name="Standard">
      <style:text-properties fo:font-style="normal" officeooo:rsid="033728cd" officeooo:paragraph-rsid="043186ab" style:font-style-asian="normal" style:font-style-complex="normal"/>
    </style:style>
    <style:style style:name="P125" style:family="paragraph" style:parent-style-name="Standard">
      <style:text-properties fo:font-style="normal" officeooo:rsid="033728cd" officeooo:paragraph-rsid="040990d5" style:font-style-asian="normal" style:font-style-complex="normal"/>
    </style:style>
    <style:style style:name="P126" style:family="paragraph" style:parent-style-name="Standard">
      <style:text-properties fo:font-style="normal" officeooo:rsid="033728cd" officeooo:paragraph-rsid="065fa8b1" style:font-style-asian="normal" style:font-style-complex="normal"/>
    </style:style>
    <style:style style:name="P127" style:family="paragraph" style:parent-style-name="Standard">
      <style:text-properties fo:font-style="normal" officeooo:rsid="0385163f" officeooo:paragraph-rsid="0401aba6" style:font-style-asian="normal" style:font-style-complex="normal"/>
    </style:style>
    <style:style style:name="P128" style:family="paragraph" style:parent-style-name="Standard">
      <style:text-properties fo:font-style="normal" officeooo:rsid="04209c87" officeooo:paragraph-rsid="03a0eab0" style:font-style-asian="normal" style:font-style-complex="normal"/>
    </style:style>
    <style:style style:name="P129" style:family="paragraph" style:parent-style-name="Standard">
      <style:text-properties fo:font-style="normal" officeooo:rsid="04537127" officeooo:paragraph-rsid="03a0eab0" style:font-style-asian="normal" style:font-style-complex="normal"/>
    </style:style>
    <style:style style:name="P130" style:family="paragraph" style:parent-style-name="Standard">
      <style:text-properties fo:font-style="normal" officeooo:rsid="04563551" officeooo:paragraph-rsid="04583ff2" style:font-style-asian="normal" style:font-style-complex="normal"/>
    </style:style>
    <style:style style:name="P131" style:family="paragraph" style:parent-style-name="Standard">
      <style:text-properties fo:font-style="normal" officeooo:rsid="044abd30" officeooo:paragraph-rsid="045a2b33" style:font-style-asian="normal" style:font-style-complex="normal"/>
    </style:style>
    <style:style style:name="P132" style:family="paragraph" style:parent-style-name="Standard">
      <style:text-properties fo:font-style="normal" officeooo:rsid="044abd30" officeooo:paragraph-rsid="0717235b" style:font-style-asian="normal" style:font-style-complex="normal"/>
    </style:style>
    <style:style style:name="P133" style:family="paragraph" style:parent-style-name="Standard">
      <style:text-properties fo:font-style="normal" officeooo:rsid="0436a2e2" officeooo:paragraph-rsid="0717235b" style:font-style-asian="normal" style:font-style-complex="normal"/>
    </style:style>
    <style:style style:name="P134" style:family="paragraph" style:parent-style-name="Standard">
      <style:text-properties fo:font-style="normal" officeooo:rsid="0443b7b5" officeooo:paragraph-rsid="0717235b" style:font-style-asian="normal" style:font-style-complex="normal"/>
    </style:style>
    <style:style style:name="P135" style:family="paragraph" style:parent-style-name="Standard">
      <style:text-properties fo:font-style="normal" officeooo:rsid="043186ab" officeooo:paragraph-rsid="043186ab" style:font-style-asian="normal" style:font-style-complex="normal"/>
    </style:style>
    <style:style style:name="P136" style:family="paragraph" style:parent-style-name="Standard">
      <style:text-properties fo:font-style="normal" officeooo:rsid="043186ab" officeooo:paragraph-rsid="04834108" style:font-style-asian="normal" style:font-style-complex="normal"/>
    </style:style>
    <style:style style:name="P137" style:family="paragraph" style:parent-style-name="Standard">
      <style:text-properties fo:font-style="normal" officeooo:rsid="043186ab" officeooo:paragraph-rsid="04869f4e" style:font-style-asian="normal" style:font-style-complex="normal"/>
    </style:style>
    <style:style style:name="P138" style:family="paragraph" style:parent-style-name="Standard">
      <style:text-properties fo:font-style="normal" officeooo:rsid="043186ab" officeooo:paragraph-rsid="05867b51" style:font-style-asian="normal" style:font-style-complex="normal"/>
    </style:style>
    <style:style style:name="P139" style:family="paragraph" style:parent-style-name="Standard">
      <style:text-properties fo:font-style="normal" officeooo:rsid="043186ab" officeooo:paragraph-rsid="0597cf24" style:font-style-asian="normal" style:font-style-complex="normal"/>
    </style:style>
    <style:style style:name="P140" style:family="paragraph" style:parent-style-name="Standard">
      <style:text-properties fo:font-style="normal" officeooo:rsid="0471e89f" officeooo:paragraph-rsid="0472ec40" style:font-style-asian="normal" style:font-style-complex="normal"/>
    </style:style>
    <style:style style:name="P141" style:family="paragraph" style:parent-style-name="Standard">
      <style:text-properties fo:font-style="normal" officeooo:rsid="0491a489" officeooo:paragraph-rsid="043186ab" style:font-style-asian="normal" style:font-style-complex="normal"/>
    </style:style>
    <style:style style:name="P142" style:family="paragraph" style:parent-style-name="Standard">
      <style:text-properties fo:font-style="normal" officeooo:rsid="04a20c9e" officeooo:paragraph-rsid="043186ab" style:font-style-asian="normal" style:font-style-complex="normal"/>
    </style:style>
    <style:style style:name="P143" style:family="paragraph" style:parent-style-name="Standard">
      <style:text-properties fo:font-style="normal" officeooo:rsid="04bb0ee0" officeooo:paragraph-rsid="043186ab" style:font-style-asian="normal" style:font-style-complex="normal"/>
    </style:style>
    <style:style style:name="P144" style:family="paragraph" style:parent-style-name="Standard">
      <style:text-properties fo:font-style="normal" officeooo:rsid="04c1ad38" officeooo:paragraph-rsid="043186ab" style:font-style-asian="normal" style:font-style-complex="normal"/>
    </style:style>
    <style:style style:name="P145" style:family="paragraph" style:parent-style-name="Standard">
      <style:text-properties fo:font-style="normal" officeooo:rsid="04cc6ab6" officeooo:paragraph-rsid="043186ab" style:font-style-asian="normal" style:font-style-complex="normal"/>
    </style:style>
    <style:style style:name="P146" style:family="paragraph" style:parent-style-name="Standard">
      <style:text-properties fo:font-style="normal" officeooo:rsid="04ce0a41" officeooo:paragraph-rsid="049b7de4" style:font-style-asian="normal" style:font-style-complex="normal"/>
    </style:style>
    <style:style style:name="P147" style:family="paragraph" style:parent-style-name="Standard">
      <style:text-properties fo:font-style="normal" officeooo:rsid="04cfc012" officeooo:paragraph-rsid="049b7de4" style:font-style-asian="normal" style:font-style-complex="normal"/>
    </style:style>
    <style:style style:name="P148" style:family="paragraph" style:parent-style-name="Standard">
      <style:text-properties fo:font-style="normal" officeooo:rsid="04cfc012" officeooo:paragraph-rsid="0521350e" style:font-style-asian="normal" style:font-style-complex="normal"/>
    </style:style>
    <style:style style:name="P149" style:family="paragraph" style:parent-style-name="Standard">
      <style:text-properties fo:font-style="normal" officeooo:rsid="04cfc012" officeooo:paragraph-rsid="05867b51" style:font-style-asian="normal" style:font-style-complex="normal"/>
    </style:style>
    <style:style style:name="P150" style:family="paragraph" style:parent-style-name="Standard">
      <style:text-properties fo:font-style="normal" officeooo:rsid="04cfc012" officeooo:paragraph-rsid="0597cf24" style:font-style-asian="normal" style:font-style-complex="normal"/>
    </style:style>
    <style:style style:name="P151" style:family="paragraph" style:parent-style-name="Standard">
      <style:text-properties fo:font-style="normal" officeooo:rsid="04cfc012" officeooo:paragraph-rsid="05e7385a" style:font-style-asian="normal" style:font-style-complex="normal"/>
    </style:style>
    <style:style style:name="P152" style:family="paragraph" style:parent-style-name="Standard">
      <style:text-properties fo:font-style="normal" officeooo:rsid="04ee5478" officeooo:paragraph-rsid="049b7de4" style:font-style-asian="normal" style:font-style-complex="normal"/>
    </style:style>
    <style:style style:name="P153" style:family="paragraph" style:parent-style-name="Standard">
      <style:text-properties fo:font-style="normal" officeooo:rsid="04f6e2ea" officeooo:paragraph-rsid="049b7de4" style:font-style-asian="normal" style:font-style-complex="normal"/>
    </style:style>
    <style:style style:name="P154" style:family="paragraph" style:parent-style-name="Standard">
      <style:text-properties fo:font-style="normal" officeooo:rsid="053ef7f5" officeooo:paragraph-rsid="0597cf24" style:font-style-asian="normal" style:font-style-complex="normal"/>
    </style:style>
    <style:style style:name="P155" style:family="paragraph" style:parent-style-name="Standard">
      <style:text-properties fo:font-style="normal" officeooo:rsid="053ef7f5" officeooo:paragraph-rsid="009c5420" style:font-style-asian="normal" style:font-style-complex="normal"/>
    </style:style>
    <style:style style:name="P156" style:family="paragraph" style:parent-style-name="Standard">
      <style:text-properties fo:font-style="normal" officeooo:rsid="0576f668" officeooo:paragraph-rsid="05729da9" style:font-style-asian="normal" style:font-style-complex="normal"/>
    </style:style>
    <style:style style:name="P157" style:family="paragraph" style:parent-style-name="Standard">
      <style:text-properties fo:font-style="normal" officeooo:rsid="059dc481" officeooo:paragraph-rsid="0597cf24" style:font-style-asian="normal" style:font-style-complex="normal"/>
    </style:style>
    <style:style style:name="P158" style:family="paragraph" style:parent-style-name="Standard">
      <style:text-properties fo:font-style="normal" officeooo:rsid="05a62358" officeooo:paragraph-rsid="0597cf24" style:font-style-asian="normal" style:font-style-complex="normal"/>
    </style:style>
    <style:style style:name="P159" style:family="paragraph" style:parent-style-name="Standard">
      <style:text-properties fo:font-style="normal" officeooo:rsid="05a62358" officeooo:paragraph-rsid="05a62358" style:font-style-asian="normal" style:font-style-complex="normal"/>
    </style:style>
    <style:style style:name="P160" style:family="paragraph" style:parent-style-name="Standard">
      <style:text-properties fo:font-style="normal" officeooo:rsid="05bbac55" officeooo:paragraph-rsid="05ac1dab" style:font-style-asian="normal" style:font-style-complex="normal"/>
    </style:style>
    <style:style style:name="P161" style:family="paragraph" style:parent-style-name="Standard">
      <style:text-properties fo:font-style="normal" officeooo:rsid="05c59e49" officeooo:paragraph-rsid="05c59e49" style:font-style-asian="normal" style:font-style-complex="normal"/>
    </style:style>
    <style:style style:name="P162" style:family="paragraph" style:parent-style-name="Standard">
      <style:text-properties fo:font-style="normal" officeooo:rsid="050f057b" officeooo:paragraph-rsid="05f4eb68" style:font-style-asian="normal" style:font-style-complex="normal"/>
    </style:style>
    <style:style style:name="P163" style:family="paragraph" style:parent-style-name="Standard">
      <style:text-properties fo:font-style="normal" officeooo:rsid="0637ea69" officeooo:paragraph-rsid="064747c5" style:font-style-asian="normal" style:font-style-complex="normal"/>
    </style:style>
    <style:style style:name="P164" style:family="paragraph" style:parent-style-name="Standard">
      <style:text-properties fo:font-style="normal" officeooo:rsid="0635fc7c" officeooo:paragraph-rsid="0637ea69" style:font-style-asian="normal" style:font-style-complex="normal"/>
    </style:style>
    <style:style style:name="P165" style:family="paragraph" style:parent-style-name="Standard">
      <style:text-properties fo:font-style="normal" officeooo:rsid="06633699" officeooo:paragraph-rsid="064e6974" style:font-style-asian="normal" style:font-style-complex="normal"/>
    </style:style>
    <style:style style:name="P166" style:family="paragraph" style:parent-style-name="Standard">
      <style:text-properties fo:font-style="normal" officeooo:rsid="0668679b" officeooo:paragraph-rsid="009c5420" style:font-style-asian="normal" style:font-style-complex="normal"/>
    </style:style>
    <style:style style:name="P167" style:family="paragraph" style:parent-style-name="Standard">
      <style:text-properties fo:font-style="normal" officeooo:rsid="0668679b" officeooo:paragraph-rsid="0668679b" style:font-style-asian="normal" style:font-style-complex="normal"/>
    </style:style>
    <style:style style:name="P168" style:family="paragraph" style:parent-style-name="Standard">
      <style:text-properties fo:font-style="normal" officeooo:rsid="066b1544" officeooo:paragraph-rsid="0668679b" style:font-style-asian="normal" style:font-style-complex="normal"/>
    </style:style>
    <style:style style:name="P169" style:family="paragraph" style:parent-style-name="Standard">
      <style:text-properties fo:font-style="normal" officeooo:rsid="066b1544" officeooo:paragraph-rsid="066b1544" style:font-style-asian="normal" style:font-style-complex="normal"/>
    </style:style>
    <style:style style:name="P170" style:family="paragraph" style:parent-style-name="Standard">
      <style:text-properties fo:font-style="normal" officeooo:rsid="066d6d38" officeooo:paragraph-rsid="066d6d38" style:font-style-asian="normal" style:font-style-complex="normal"/>
    </style:style>
    <style:style style:name="P171" style:family="paragraph" style:parent-style-name="Standard">
      <style:text-properties fo:font-style="normal" officeooo:rsid="06742487" officeooo:paragraph-rsid="0672eca6" style:font-style-asian="normal" style:font-style-complex="normal"/>
    </style:style>
    <style:style style:name="P172" style:family="paragraph" style:parent-style-name="Standard">
      <style:text-properties fo:font-style="normal" officeooo:rsid="06742487" officeooo:paragraph-rsid="06742487" style:font-style-asian="normal" style:font-style-complex="normal"/>
    </style:style>
    <style:style style:name="P173" style:family="paragraph" style:parent-style-name="Standard">
      <style:text-properties fo:font-style="normal" officeooo:rsid="067561f2" officeooo:paragraph-rsid="06742487" style:font-style-asian="normal" style:font-style-complex="normal"/>
    </style:style>
    <style:style style:name="P174" style:family="paragraph" style:parent-style-name="Standard">
      <style:text-properties fo:font-style="normal" officeooo:rsid="067b217c" officeooo:paragraph-rsid="067b217c" style:font-style-asian="normal" style:font-style-complex="normal"/>
    </style:style>
    <style:style style:name="P175" style:family="paragraph" style:parent-style-name="Standard">
      <style:text-properties fo:font-style="normal" officeooo:rsid="067b2e9e" officeooo:paragraph-rsid="067b2e9e" style:font-style-asian="normal" style:font-style-complex="normal"/>
    </style:style>
    <style:style style:name="P176"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78"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79"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80"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81"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82" style:family="paragraph" style:parent-style-name="Standard">
      <style:text-properties officeooo:rsid="004475b0" officeooo:paragraph-rsid="004475b0"/>
    </style:style>
    <style:style style:name="P183"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84"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85"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86"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87"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188"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189"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190"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191"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192"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193"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194"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195"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196"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197"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98"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99"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00"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01"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02"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03"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04"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05"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06"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07"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08"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09"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13"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14"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15"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16"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17"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18"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19"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20"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21"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22"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23"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24"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25"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26"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27"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28"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29"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30"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31"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32"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33"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34"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35"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36"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37"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38"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39"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40"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41"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42"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43"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44"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245"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246"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247"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248"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249"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293"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294"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295"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296"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297"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298"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299"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00"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01"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02"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03" style:family="paragraph" style:parent-style-name="Standard">
      <style:text-properties fo:font-size="14pt" officeooo:rsid="001a1637" officeooo:paragraph-rsid="009c5420" style:font-size-asian="12.25pt" style:font-size-complex="14pt"/>
    </style:style>
    <style:style style:name="P304" style:family="paragraph" style:parent-style-name="Standard">
      <style:text-properties fo:font-size="14pt" officeooo:rsid="015dc122" officeooo:paragraph-rsid="06598c92" style:font-size-asian="14pt" style:font-size-complex="14pt"/>
    </style:style>
    <style:style style:name="P305" style:family="paragraph" style:parent-style-name="Standard">
      <style:text-properties officeooo:paragraph-rsid="024a8b63"/>
    </style:style>
    <style:style style:name="P306" style:family="paragraph" style:parent-style-name="Standard">
      <style:text-properties officeooo:paragraph-rsid="00c4f6be"/>
    </style:style>
    <style:style style:name="P307" style:family="paragraph" style:parent-style-name="Standard">
      <style:text-properties officeooo:paragraph-rsid="035a4cab"/>
    </style:style>
    <style:style style:name="P308" style:family="paragraph" style:parent-style-name="Standard">
      <style:text-properties officeooo:paragraph-rsid="037588cb"/>
    </style:style>
    <style:style style:name="P309" style:family="paragraph" style:parent-style-name="Standard">
      <style:text-properties officeooo:paragraph-rsid="037a6a18"/>
    </style:style>
    <style:style style:name="P310" style:family="paragraph" style:parent-style-name="Standard">
      <style:text-properties officeooo:paragraph-rsid="03901a9f"/>
    </style:style>
    <style:style style:name="P311" style:family="paragraph" style:parent-style-name="Standard">
      <style:text-properties officeooo:paragraph-rsid="03a0eab0"/>
    </style:style>
    <style:style style:name="P312" style:family="paragraph" style:parent-style-name="Standard">
      <style:text-properties officeooo:paragraph-rsid="040990d5"/>
    </style:style>
    <style:style style:name="P313" style:family="paragraph" style:parent-style-name="Standard">
      <style:text-properties officeooo:paragraph-rsid="040abb37"/>
    </style:style>
    <style:style style:name="P314" style:family="paragraph" style:parent-style-name="Standard">
      <style:text-properties officeooo:paragraph-rsid="0429893e"/>
    </style:style>
    <style:style style:name="P315" style:family="paragraph" style:parent-style-name="Standard">
      <style:text-properties officeooo:paragraph-rsid="0454bf60"/>
    </style:style>
    <style:style style:name="P316" style:family="paragraph" style:parent-style-name="Standard">
      <style:text-properties officeooo:paragraph-rsid="04583ff2"/>
    </style:style>
    <style:style style:name="P317" style:family="paragraph" style:parent-style-name="Standard">
      <style:text-properties officeooo:paragraph-rsid="045a2b33"/>
    </style:style>
    <style:style style:name="P318" style:family="paragraph" style:parent-style-name="Standard">
      <style:text-properties officeooo:paragraph-rsid="046316dc"/>
    </style:style>
    <style:style style:name="P319" style:family="paragraph" style:parent-style-name="Standard">
      <style:text-properties officeooo:paragraph-rsid="043186ab"/>
    </style:style>
    <style:style style:name="P320" style:family="paragraph" style:parent-style-name="Standard">
      <style:text-properties officeooo:paragraph-rsid="049b7de4"/>
    </style:style>
    <style:style style:name="P321" style:family="paragraph" style:parent-style-name="Standard">
      <style:text-properties officeooo:paragraph-rsid="009c5420"/>
    </style:style>
    <style:style style:name="P322" style:family="paragraph" style:parent-style-name="Standard">
      <style:text-properties officeooo:paragraph-rsid="055adfc7"/>
    </style:style>
    <style:style style:name="P323" style:family="paragraph" style:parent-style-name="Standard">
      <style:text-properties officeooo:paragraph-rsid="05729da9"/>
    </style:style>
    <style:style style:name="P324" style:family="paragraph" style:parent-style-name="Standard">
      <style:text-properties officeooo:paragraph-rsid="05867b51"/>
    </style:style>
    <style:style style:name="P325" style:family="paragraph" style:parent-style-name="Standard">
      <style:text-properties officeooo:paragraph-rsid="058b3f92"/>
    </style:style>
    <style:style style:name="P326" style:family="paragraph" style:parent-style-name="Standard">
      <style:text-properties officeooo:paragraph-rsid="0592db6d"/>
    </style:style>
    <style:style style:name="P327" style:family="paragraph" style:parent-style-name="Standard">
      <style:text-properties officeooo:paragraph-rsid="0597cf24"/>
    </style:style>
    <style:style style:name="P328" style:family="paragraph" style:parent-style-name="Standard">
      <style:text-properties officeooo:paragraph-rsid="05aa25a4"/>
    </style:style>
    <style:style style:name="P329" style:family="paragraph" style:parent-style-name="Standard">
      <style:text-properties officeooo:paragraph-rsid="05ac1dab"/>
    </style:style>
    <style:style style:name="P330" style:family="paragraph" style:parent-style-name="Standard">
      <style:text-properties officeooo:paragraph-rsid="05c5cc6b"/>
    </style:style>
    <style:style style:name="P331" style:family="paragraph" style:parent-style-name="Standard">
      <style:text-properties officeooo:paragraph-rsid="05ceaa9f"/>
    </style:style>
    <style:style style:name="P332" style:family="paragraph" style:parent-style-name="Standard">
      <style:text-properties officeooo:paragraph-rsid="05f4eb68"/>
    </style:style>
    <style:style style:name="P333" style:family="paragraph" style:parent-style-name="Standard">
      <style:text-properties officeooo:paragraph-rsid="0521350e"/>
    </style:style>
    <style:style style:name="P334" style:family="paragraph" style:parent-style-name="Standard">
      <style:text-properties officeooo:paragraph-rsid="0637ea69"/>
    </style:style>
    <style:style style:name="P335" style:family="paragraph" style:parent-style-name="Standard">
      <style:text-properties officeooo:rsid="015dc122" officeooo:paragraph-rsid="06598c92"/>
    </style:style>
    <style:style style:name="P336" style:family="paragraph" style:parent-style-name="Standard">
      <style:text-properties officeooo:paragraph-rsid="065fa8b1"/>
    </style:style>
    <style:style style:name="P337" style:family="paragraph" style:parent-style-name="Standard">
      <style:text-properties officeooo:paragraph-rsid="0668679b"/>
    </style:style>
    <style:style style:name="P338" style:family="paragraph" style:parent-style-name="Standard">
      <style:text-properties officeooo:paragraph-rsid="066c527a"/>
    </style:style>
    <style:style style:name="P339" style:family="paragraph" style:parent-style-name="Standard">
      <style:text-properties officeooo:paragraph-rsid="066d0fef"/>
    </style:style>
    <style:style style:name="P340" style:family="paragraph" style:parent-style-name="Standard">
      <style:text-properties officeooo:paragraph-rsid="066d6d38"/>
    </style:style>
    <style:style style:name="P341" style:family="paragraph" style:parent-style-name="Standard">
      <style:text-properties officeooo:paragraph-rsid="0672eca6"/>
    </style:style>
    <style:style style:name="P342" style:family="paragraph" style:parent-style-name="Standard">
      <style:text-properties officeooo:paragraph-rsid="06742487"/>
    </style:style>
    <style:style style:name="P343" style:family="paragraph" style:parent-style-name="Standard">
      <style:text-properties officeooo:paragraph-rsid="0677cd71"/>
    </style:style>
    <style:style style:name="P344" style:family="paragraph" style:parent-style-name="Standard">
      <style:text-properties officeooo:paragraph-rsid="067b217c"/>
    </style:style>
    <style:style style:name="P345" style:family="paragraph" style:parent-style-name="Standard">
      <style:text-properties officeooo:paragraph-rsid="067b2e9e"/>
    </style:style>
    <style:style style:name="P346" style:family="paragraph" style:parent-style-name="Standard">
      <style:text-properties officeooo:paragraph-rsid="067d2af4"/>
    </style:style>
    <style:style style:name="P347" style:family="paragraph" style:parent-style-name="Standard">
      <style:text-properties officeooo:paragraph-rsid="06a04d6e"/>
    </style:style>
    <style:style style:name="P348" style:family="paragraph" style:parent-style-name="Standard">
      <style:text-properties officeooo:paragraph-rsid="06a6ce64"/>
    </style:style>
    <style:style style:name="P349" style:family="paragraph" style:parent-style-name="Standard">
      <style:text-properties officeooo:paragraph-rsid="06aaae3e"/>
    </style:style>
    <style:style style:name="P350" style:family="paragraph" style:parent-style-name="Standard">
      <style:text-properties officeooo:paragraph-rsid="06b5c896"/>
    </style:style>
    <style:style style:name="P351" style:family="paragraph" style:parent-style-name="Standard">
      <style:text-properties officeooo:paragraph-rsid="00af1f68"/>
    </style:style>
    <style:style style:name="P352" style:family="paragraph" style:parent-style-name="Standard">
      <style:text-properties officeooo:rsid="001af432" officeooo:paragraph-rsid="001af432"/>
    </style:style>
    <style:style style:name="P353" style:family="paragraph" style:parent-style-name="Standard">
      <style:text-properties officeooo:paragraph-rsid="06ca1bc9"/>
    </style:style>
    <style:style style:name="P354" style:family="paragraph" style:parent-style-name="Standard">
      <style:text-properties officeooo:paragraph-rsid="06cff232"/>
    </style:style>
    <style:style style:name="P355" style:family="paragraph" style:parent-style-name="Standard">
      <style:text-properties officeooo:paragraph-rsid="06d363b9"/>
    </style:style>
    <style:style style:name="P356" style:family="paragraph" style:parent-style-name="Standard">
      <style:text-properties officeooo:paragraph-rsid="06d45da2"/>
    </style:style>
    <style:style style:name="P357" style:family="paragraph" style:parent-style-name="Standard">
      <style:text-properties officeooo:paragraph-rsid="06d6dfaa"/>
    </style:style>
    <style:style style:name="P358" style:family="paragraph" style:parent-style-name="Standard">
      <style:text-properties officeooo:paragraph-rsid="06da5e54"/>
    </style:style>
    <style:style style:name="P359" style:family="paragraph" style:parent-style-name="Standard">
      <style:text-properties officeooo:paragraph-rsid="06dd10fe"/>
    </style:style>
    <style:style style:name="P360" style:family="paragraph" style:parent-style-name="Standard">
      <style:text-properties officeooo:paragraph-rsid="06df48d6"/>
    </style:style>
    <style:style style:name="P361" style:family="paragraph" style:parent-style-name="Standard">
      <style:text-properties officeooo:paragraph-rsid="06e1e676"/>
    </style:style>
    <style:style style:name="P362" style:family="paragraph" style:parent-style-name="Standard">
      <style:text-properties officeooo:paragraph-rsid="06e31864"/>
    </style:style>
    <style:style style:name="P363" style:family="paragraph" style:parent-style-name="Standard">
      <style:text-properties officeooo:paragraph-rsid="06e6297d"/>
    </style:style>
    <style:style style:name="P364" style:family="paragraph" style:parent-style-name="Standard">
      <style:text-properties officeooo:paragraph-rsid="06e7aaf8"/>
    </style:style>
    <style:style style:name="P365" style:family="paragraph" style:parent-style-name="Standard">
      <style:text-properties officeooo:paragraph-rsid="06eb43ee"/>
    </style:style>
    <style:style style:name="P366" style:family="paragraph" style:parent-style-name="Standard">
      <style:text-properties officeooo:paragraph-rsid="06edbd06"/>
    </style:style>
    <style:style style:name="P367" style:family="paragraph" style:parent-style-name="Standard">
      <style:text-properties officeooo:paragraph-rsid="06f0cc8b"/>
    </style:style>
    <style:style style:name="P368" style:family="paragraph" style:parent-style-name="Standard">
      <style:text-properties officeooo:paragraph-rsid="06f14970"/>
    </style:style>
    <style:style style:name="P369" style:family="paragraph" style:parent-style-name="Standard">
      <style:text-properties officeooo:paragraph-rsid="06f31a9a"/>
    </style:style>
    <style:style style:name="P370" style:family="paragraph" style:parent-style-name="Standard">
      <style:text-properties officeooo:paragraph-rsid="06f67e5b"/>
    </style:style>
    <style:style style:name="P371" style:family="paragraph" style:parent-style-name="Standard">
      <style:text-properties officeooo:paragraph-rsid="06f8f933"/>
    </style:style>
    <style:style style:name="P372" style:family="paragraph" style:parent-style-name="Standard">
      <style:text-properties officeooo:paragraph-rsid="06fbc737"/>
    </style:style>
    <style:style style:name="P373" style:family="paragraph" style:parent-style-name="Standard">
      <style:text-properties officeooo:paragraph-rsid="06fd7f85"/>
    </style:style>
    <style:style style:name="P374" style:family="paragraph" style:parent-style-name="Standard">
      <style:text-properties officeooo:paragraph-rsid="06ff7ab1"/>
    </style:style>
    <style:style style:name="P375" style:family="paragraph" style:parent-style-name="Standard">
      <style:text-properties officeooo:paragraph-rsid="0703cf63"/>
    </style:style>
    <style:style style:name="P376" style:family="paragraph" style:parent-style-name="Standard">
      <style:text-properties officeooo:paragraph-rsid="07045c34"/>
    </style:style>
    <style:style style:name="P377" style:family="paragraph" style:parent-style-name="Standard">
      <style:text-properties officeooo:paragraph-rsid="07076d11"/>
    </style:style>
    <style:style style:name="P378" style:family="paragraph" style:parent-style-name="Standard">
      <style:text-properties officeooo:paragraph-rsid="0707e7c8"/>
    </style:style>
    <style:style style:name="P379" style:family="paragraph" style:parent-style-name="Standard">
      <style:text-properties officeooo:paragraph-rsid="070d1180"/>
    </style:style>
    <style:style style:name="P380" style:family="paragraph" style:parent-style-name="Standard">
      <style:text-properties officeooo:paragraph-rsid="07101a5e"/>
    </style:style>
    <style:style style:name="P381" style:family="paragraph" style:parent-style-name="Standard">
      <style:text-properties officeooo:paragraph-rsid="07114797"/>
    </style:style>
    <style:style style:name="P382" style:family="paragraph" style:parent-style-name="Standard">
      <style:text-properties officeooo:paragraph-rsid="0717235b"/>
    </style:style>
    <style:style style:name="P383" style:family="paragraph" style:parent-style-name="Standard">
      <style:text-properties officeooo:paragraph-rsid="071a22d6"/>
    </style:style>
    <style:style style:name="P384" style:family="paragraph" style:parent-style-name="Standard">
      <style:text-properties officeooo:paragraph-rsid="071b8e7d"/>
    </style:style>
    <style:style style:name="P385" style:family="paragraph" style:parent-style-name="Standard">
      <style:paragraph-properties fo:break-before="page"/>
      <style:text-properties officeooo:rsid="001a1637" officeooo:paragraph-rsid="001a1637"/>
    </style:style>
    <style:style style:name="P386" style:family="paragraph" style:parent-style-name="Standard">
      <style:paragraph-properties fo:break-before="page"/>
      <style:text-properties fo:font-size="20pt" officeooo:rsid="001a1637" officeooo:paragraph-rsid="01600273" style:font-size-asian="20pt" style:font-size-complex="20pt"/>
    </style:style>
    <style:style style:name="P38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38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38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39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39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39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393"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394"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95"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96" style:family="paragraph" style:parent-style-name="Standard">
      <style:paragraph-properties fo:break-before="page"/>
      <style:text-properties officeooo:paragraph-rsid="04503da5"/>
    </style:style>
    <style:style style:name="P397" style:family="paragraph" style:parent-style-name="Standard">
      <style:paragraph-properties fo:break-before="page"/>
      <style:text-properties officeooo:paragraph-rsid="04d715ff"/>
    </style:style>
    <style:style style:name="P398" style:family="paragraph" style:parent-style-name="Standard">
      <style:paragraph-properties fo:break-before="page"/>
      <style:text-properties officeooo:paragraph-rsid="064e6974"/>
    </style:style>
    <style:style style:name="P399" style:family="paragraph" style:parent-style-name="Standard">
      <style:paragraph-properties fo:break-before="page"/>
      <style:text-properties officeooo:paragraph-rsid="067d2af4"/>
    </style:style>
    <style:style style:name="P400" style:family="paragraph" style:parent-style-name="Standard">
      <style:paragraph-properties fo:break-before="page"/>
      <style:text-properties officeooo:paragraph-rsid="06cff232"/>
    </style:style>
    <style:style style:name="P401" style:family="paragraph" style:parent-style-name="Standard">
      <style:paragraph-properties fo:break-before="page"/>
      <style:text-properties officeooo:paragraph-rsid="06d363b9"/>
    </style:style>
    <style:style style:name="P402" style:family="paragraph" style:parent-style-name="Standard">
      <style:paragraph-properties fo:break-before="page"/>
      <style:text-properties officeooo:paragraph-rsid="06d61332"/>
    </style:style>
    <style:style style:name="P403" style:family="paragraph" style:parent-style-name="Standard">
      <style:paragraph-properties fo:break-before="page"/>
      <style:text-properties officeooo:paragraph-rsid="06d6dfaa"/>
    </style:style>
    <style:style style:name="P404" style:family="paragraph" style:parent-style-name="Standard">
      <style:paragraph-properties fo:break-before="page"/>
      <style:text-properties officeooo:paragraph-rsid="06da5e54"/>
    </style:style>
    <style:style style:name="P405" style:family="paragraph" style:parent-style-name="Standard">
      <style:paragraph-properties fo:break-before="page"/>
      <style:text-properties officeooo:paragraph-rsid="06dd10fe"/>
    </style:style>
    <style:style style:name="P406" style:family="paragraph" style:parent-style-name="Standard">
      <style:paragraph-properties fo:break-before="page"/>
      <style:text-properties officeooo:paragraph-rsid="06df48d6"/>
    </style:style>
    <style:style style:name="P407" style:family="paragraph" style:parent-style-name="Standard">
      <style:paragraph-properties fo:break-before="page"/>
      <style:text-properties officeooo:paragraph-rsid="06e1e676"/>
    </style:style>
    <style:style style:name="P408" style:family="paragraph" style:parent-style-name="Standard">
      <style:paragraph-properties fo:break-before="page"/>
      <style:text-properties officeooo:paragraph-rsid="06e31864"/>
    </style:style>
    <style:style style:name="P409" style:family="paragraph" style:parent-style-name="Standard">
      <style:paragraph-properties fo:break-before="page"/>
      <style:text-properties officeooo:paragraph-rsid="06e6297d"/>
    </style:style>
    <style:style style:name="P410" style:family="paragraph" style:parent-style-name="Standard">
      <style:paragraph-properties fo:break-before="page"/>
      <style:text-properties officeooo:paragraph-rsid="06eb43ee"/>
    </style:style>
    <style:style style:name="P411" style:family="paragraph" style:parent-style-name="Standard">
      <style:paragraph-properties fo:break-before="page"/>
      <style:text-properties officeooo:paragraph-rsid="06edbd06"/>
    </style:style>
    <style:style style:name="P412" style:family="paragraph" style:parent-style-name="Standard">
      <style:paragraph-properties fo:break-before="page"/>
      <style:text-properties officeooo:paragraph-rsid="06f0cc8b"/>
    </style:style>
    <style:style style:name="P413" style:family="paragraph" style:parent-style-name="Standard">
      <style:paragraph-properties fo:break-before="page"/>
      <style:text-properties officeooo:paragraph-rsid="06f14970"/>
    </style:style>
    <style:style style:name="P414" style:family="paragraph" style:parent-style-name="Standard">
      <style:paragraph-properties fo:break-before="page"/>
      <style:text-properties officeooo:paragraph-rsid="06f31a9a"/>
    </style:style>
    <style:style style:name="P415" style:family="paragraph" style:parent-style-name="Standard">
      <style:paragraph-properties fo:break-before="page"/>
      <style:text-properties officeooo:paragraph-rsid="06f67e5b"/>
    </style:style>
    <style:style style:name="P416" style:family="paragraph" style:parent-style-name="Standard">
      <style:paragraph-properties fo:break-before="page"/>
      <style:text-properties officeooo:paragraph-rsid="06f7dd00"/>
    </style:style>
    <style:style style:name="P417" style:family="paragraph" style:parent-style-name="Standard">
      <style:paragraph-properties fo:break-before="page"/>
      <style:text-properties officeooo:paragraph-rsid="06fbc737"/>
    </style:style>
    <style:style style:name="P418" style:family="paragraph" style:parent-style-name="Standard">
      <style:paragraph-properties fo:break-before="page"/>
      <style:text-properties officeooo:paragraph-rsid="06fd7f85"/>
    </style:style>
    <style:style style:name="P419" style:family="paragraph" style:parent-style-name="Standard">
      <style:paragraph-properties fo:break-before="page"/>
      <style:text-properties officeooo:paragraph-rsid="06ff7ab1"/>
    </style:style>
    <style:style style:name="P420" style:family="paragraph" style:parent-style-name="Standard">
      <style:paragraph-properties fo:break-before="page"/>
      <style:text-properties officeooo:paragraph-rsid="07045c34"/>
    </style:style>
    <style:style style:name="P421" style:family="paragraph" style:parent-style-name="Standard">
      <style:paragraph-properties fo:break-before="page"/>
      <style:text-properties officeooo:paragraph-rsid="07076d11"/>
    </style:style>
    <style:style style:name="P422" style:family="paragraph" style:parent-style-name="Standard">
      <style:paragraph-properties fo:break-before="page"/>
      <style:text-properties officeooo:paragraph-rsid="0707e7c8"/>
    </style:style>
    <style:style style:name="P423" style:family="paragraph" style:parent-style-name="Standard">
      <style:paragraph-properties fo:break-before="page"/>
      <style:text-properties officeooo:paragraph-rsid="07101a5e"/>
    </style:style>
    <style:style style:name="P424" style:family="paragraph" style:parent-style-name="Standard">
      <style:text-properties officeooo:rsid="001a1637" officeooo:paragraph-rsid="06a49851"/>
    </style:style>
    <style:style style:name="P425" style:family="paragraph" style:parent-style-name="Standard">
      <style:text-properties officeooo:rsid="001a1637" officeooo:paragraph-rsid="071b8e7d"/>
    </style:style>
    <style:style style:name="P426" style:family="paragraph" style:parent-style-name="Standard">
      <style:text-properties officeooo:rsid="001a1637" officeooo:paragraph-rsid="00af1f68"/>
    </style:style>
    <style:style style:name="P427" style:family="paragraph" style:parent-style-name="Standard">
      <style:text-properties officeooo:rsid="001a1637" officeooo:paragraph-rsid="06dd10fe"/>
    </style:style>
    <style:style style:name="P428" style:family="paragraph" style:parent-style-name="Standard">
      <style:text-properties officeooo:rsid="001a1637" officeooo:paragraph-rsid="06e1e676"/>
    </style:style>
    <style:style style:name="P429" style:family="paragraph" style:parent-style-name="Standard">
      <style:text-properties officeooo:rsid="001a1637" officeooo:paragraph-rsid="06e31864"/>
    </style:style>
    <style:style style:name="P430" style:family="paragraph" style:parent-style-name="Standard">
      <style:text-properties officeooo:rsid="001a1637" officeooo:paragraph-rsid="0037565c"/>
    </style:style>
    <style:style style:name="P431" style:family="paragraph" style:parent-style-name="Standard">
      <style:text-properties officeooo:rsid="001a1637" officeooo:paragraph-rsid="0725a78e"/>
    </style:style>
    <style:style style:name="P432" style:family="paragraph" style:parent-style-name="Standard">
      <style:text-properties officeooo:rsid="001a1637" officeooo:paragraph-rsid="009e9be0"/>
    </style:style>
    <style:style style:name="P433" style:family="paragraph" style:parent-style-name="Standard">
      <style:text-properties officeooo:rsid="001a1637" officeooo:paragraph-rsid="072ee9ea"/>
    </style:style>
    <style:style style:name="P434" style:family="paragraph" style:parent-style-name="Standard">
      <style:text-properties officeooo:rsid="001a1637" officeooo:paragraph-rsid="077bf642"/>
    </style:style>
    <style:style style:name="P435" style:family="paragraph" style:parent-style-name="Standard">
      <style:text-properties fo:font-style="normal" officeooo:rsid="06a69171" officeooo:paragraph-rsid="06aaae3e" style:font-style-asian="normal" style:font-style-complex="normal"/>
    </style:style>
    <style:style style:name="P436" style:family="paragraph" style:parent-style-name="Standard">
      <style:text-properties fo:font-style="normal" officeooo:rsid="069fd14c" officeooo:paragraph-rsid="06d363b9" style:font-style-asian="normal" style:font-style-complex="normal"/>
    </style:style>
    <style:style style:name="P437"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48" style:family="paragraph" style:parent-style-name="Standard">
      <style:text-properties style:text-underline-style="none" fo:font-weight="normal" officeooo:rsid="06ba1545" officeooo:paragraph-rsid="071a22d6" style:font-weight-asian="normal" style:font-weight-complex="normal"/>
    </style:style>
    <style:style style:name="P449" style:family="paragraph" style:parent-style-name="Standard">
      <style:text-properties style:text-underline-style="none" fo:font-weight="normal" officeooo:rsid="06ba1545" officeooo:paragraph-rsid="06f14970" style:font-weight-asian="normal" style:font-weight-complex="normal"/>
    </style:style>
    <style:style style:name="P450" style:family="paragraph" style:parent-style-name="Standard">
      <style:text-properties style:text-underline-style="none" fo:font-weight="normal" officeooo:rsid="00270697" officeooo:paragraph-rsid="001f0ea3" style:font-weight-asian="normal" style:font-weight-complex="normal"/>
    </style:style>
    <style:style style:name="P451" style:family="paragraph" style:parent-style-name="Standard">
      <style:text-properties style:text-underline-style="none" fo:font-weight="normal" officeooo:rsid="00270697" officeooo:paragraph-rsid="06f0cc8b" style:font-weight-asian="normal" style:font-weight-complex="normal"/>
    </style:style>
    <style:style style:name="P452" style:family="paragraph" style:parent-style-name="Standard">
      <style:text-properties style:text-underline-style="none" fo:font-weight="normal" officeooo:rsid="06bb41a6" officeooo:paragraph-rsid="071a22d6" style:font-weight-asian="normal" style:font-weight-complex="normal"/>
    </style:style>
    <style:style style:name="P453" style:family="paragraph" style:parent-style-name="Standard">
      <style:text-properties style:text-underline-style="none" fo:font-weight="normal" officeooo:rsid="001a1637" officeooo:paragraph-rsid="06f8f933" style:font-weight-asian="normal" style:font-weight-complex="normal"/>
    </style:style>
    <style:style style:name="P454" style:family="paragraph" style:parent-style-name="Standard">
      <style:text-properties style:text-underline-style="none" fo:font-weight="normal" officeooo:rsid="001a1637" officeooo:paragraph-rsid="06fbc737" style:font-weight-asian="normal" style:font-weight-complex="normal"/>
    </style:style>
    <style:style style:name="P455" style:family="paragraph" style:parent-style-name="Standard">
      <style:text-properties style:text-underline-style="none" fo:font-weight="normal" officeooo:rsid="0033de04" officeooo:paragraph-rsid="070d1180" style:font-weight-asian="normal" style:font-weight-complex="normal"/>
    </style:style>
    <style:style style:name="P456" style:family="paragraph" style:parent-style-name="Standard">
      <style:text-properties officeooo:paragraph-rsid="0725a78e"/>
    </style:style>
    <style:style style:name="P457" style:family="paragraph" style:parent-style-name="Standard">
      <style:text-properties officeooo:paragraph-rsid="009e9be0"/>
    </style:style>
    <style:style style:name="P458" style:family="paragraph" style:parent-style-name="Standard">
      <style:text-properties officeooo:paragraph-rsid="072ee9ea"/>
    </style:style>
    <style:style style:name="P459"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460"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461"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462"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463"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64" style:family="paragraph" style:parent-style-name="Standard">
      <style:text-properties officeooo:paragraph-rsid="07396970"/>
    </style:style>
    <style:style style:name="P465" style:family="paragraph" style:parent-style-name="Standard">
      <style:text-properties officeooo:paragraph-rsid="0749b729"/>
    </style:style>
    <style:style style:name="P466" style:family="paragraph" style:parent-style-name="Standard">
      <style:text-properties officeooo:paragraph-rsid="074a9bc7"/>
    </style:style>
    <style:style style:name="P467" style:family="paragraph" style:parent-style-name="Standard">
      <style:text-properties officeooo:rsid="075f1edc" officeooo:paragraph-rsid="075f1edc"/>
    </style:style>
    <style:style style:name="P468" style:family="paragraph" style:parent-style-name="Standard">
      <style:text-properties officeooo:rsid="0760e847" officeooo:paragraph-rsid="0760e847"/>
    </style:style>
    <style:style style:name="P469" style:family="paragraph" style:parent-style-name="Standard">
      <style:text-properties officeooo:rsid="0760e847" officeooo:paragraph-rsid="078fb9d7"/>
    </style:style>
    <style:style style:name="P470" style:family="paragraph" style:parent-style-name="Standard">
      <style:text-properties officeooo:rsid="0760e847" officeooo:paragraph-rsid="07a448c0"/>
    </style:style>
    <style:style style:name="P471" style:family="paragraph" style:parent-style-name="Standard">
      <style:text-properties officeooo:paragraph-rsid="0760e847"/>
    </style:style>
    <style:style style:name="P472" style:family="paragraph" style:parent-style-name="Standard">
      <style:text-properties officeooo:paragraph-rsid="076a39e9"/>
    </style:style>
    <style:style style:name="P473" style:family="paragraph" style:parent-style-name="Standard">
      <style:text-properties officeooo:paragraph-rsid="077bf642"/>
    </style:style>
    <style:style style:name="P474" style:family="paragraph" style:parent-style-name="Standard">
      <style:text-properties officeooo:paragraph-rsid="07859870"/>
    </style:style>
    <style:style style:name="P475" style:family="paragraph" style:parent-style-name="Standard">
      <style:text-properties officeooo:paragraph-rsid="0787fa7b"/>
    </style:style>
    <style:style style:name="P476" style:family="paragraph" style:parent-style-name="Standard">
      <style:text-properties officeooo:paragraph-rsid="078aafab"/>
    </style:style>
    <style:style style:name="P477" style:family="paragraph" style:parent-style-name="Standard">
      <style:text-properties officeooo:paragraph-rsid="078fb9d7"/>
    </style:style>
    <style:style style:name="P478" style:family="paragraph" style:parent-style-name="Standard">
      <style:text-properties officeooo:paragraph-rsid="0792743d"/>
    </style:style>
    <style:style style:name="P479" style:family="paragraph" style:parent-style-name="Standard">
      <style:text-properties officeooo:paragraph-rsid="0797792f"/>
    </style:style>
    <style:style style:name="P480" style:family="paragraph" style:parent-style-name="Standard">
      <style:text-properties officeooo:paragraph-rsid="079b92dc"/>
    </style:style>
    <style:style style:name="P481" style:family="paragraph" style:parent-style-name="Standard">
      <style:text-properties officeooo:paragraph-rsid="07a448c0"/>
    </style:style>
    <style:style style:name="P482" style:family="paragraph" style:parent-style-name="Standard">
      <style:paragraph-properties fo:break-before="page"/>
      <style:text-properties officeooo:paragraph-rsid="07a52480"/>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officeooo:rsid="00296a91"/>
    </style:style>
    <style:style style:name="T14" style:family="text">
      <style:text-properties officeooo:rsid="002a85fe"/>
    </style:style>
    <style:style style:name="T15" style:family="text">
      <style:text-properties officeooo:rsid="002f30aa"/>
    </style:style>
    <style:style style:name="T16" style:family="text">
      <style:text-properties officeooo:rsid="00347202"/>
    </style:style>
    <style:style style:name="T17" style:family="text">
      <style:text-properties officeooo:rsid="003582e0"/>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6f77abd" style:font-style-asian="normal" style:font-style-complex="normal"/>
    </style:style>
    <style:style style:name="T495" style:family="text">
      <style:text-properties fo:font-style="normal" officeooo:rsid="071c7ed7" style:font-style-asian="normal" style:font-style-complex="normal"/>
    </style:style>
    <style:style style:name="T496" style:family="text">
      <style:text-properties fo:font-style="normal" officeooo:rsid="071d09a8" style:font-style-asian="normal" style:font-style-complex="normal"/>
    </style:style>
    <style:style style:name="T497" style:family="text">
      <style:text-properties fo:font-style="normal" officeooo:rsid="071e47d1" style:font-style-asian="normal" style:font-style-complex="normal"/>
    </style:style>
    <style:style style:name="T498" style:family="text">
      <style:text-properties fo:font-style="normal" officeooo:rsid="071f02a3" style:font-style-asian="normal" style:font-style-complex="normal"/>
    </style:style>
    <style:style style:name="T499" style:family="text">
      <style:text-properties fo:font-style="normal" officeooo:rsid="071fe614" style:font-style-asian="normal" style:font-style-complex="normal"/>
    </style:style>
    <style:style style:name="T500" style:family="text">
      <style:text-properties fo:font-style="normal" officeooo:rsid="0722aec4" style:font-style-asian="normal" style:font-style-complex="normal"/>
    </style:style>
    <style:style style:name="T501" style:family="text">
      <style:text-properties fo:font-style="normal" officeooo:rsid="072437bc" style:font-style-asian="normal" style:font-style-complex="normal"/>
    </style:style>
    <style:style style:name="T502" style:family="text">
      <style:text-properties fo:font-style="normal" officeooo:rsid="072e2a4b" style:font-style-asian="normal" style:font-style-complex="normal"/>
    </style:style>
    <style:style style:name="T503" style:family="text">
      <style:text-properties fo:font-style="normal" officeooo:rsid="072ee9ea" style:font-style-asian="normal" style:font-style-complex="normal"/>
    </style:style>
    <style:style style:name="T504" style:family="text">
      <style:text-properties fo:font-style="normal" officeooo:rsid="0730a83b" style:font-style-asian="normal" style:font-style-complex="normal"/>
    </style:style>
    <style:style style:name="T505" style:family="text">
      <style:text-properties fo:font-style="normal" officeooo:rsid="07336afb" style:font-style-asian="normal" style:font-style-complex="normal"/>
    </style:style>
    <style:style style:name="T506" style:family="text">
      <style:text-properties fo:font-style="normal" officeooo:rsid="0734db54" style:font-style-asian="normal" style:font-style-complex="normal"/>
    </style:style>
    <style:style style:name="T507" style:family="text">
      <style:text-properties fo:font-style="normal" officeooo:rsid="07379565" style:font-style-asian="normal" style:font-style-complex="normal"/>
    </style:style>
    <style:style style:name="T508" style:family="text">
      <style:text-properties fo:font-style="normal" officeooo:rsid="07386aa2" style:font-style-asian="normal" style:font-style-complex="normal"/>
    </style:style>
    <style:style style:name="T509" style:family="text">
      <style:text-properties fo:font-style="normal" officeooo:rsid="07395d3c" style:font-style-asian="normal" style:font-style-complex="normal"/>
    </style:style>
    <style:style style:name="T510" style:family="text">
      <style:text-properties fo:font-style="normal" officeooo:rsid="0739809e" style:font-style-asian="normal" style:font-style-complex="normal"/>
    </style:style>
    <style:style style:name="T511" style:family="text">
      <style:text-properties fo:font-style="normal" officeooo:rsid="073ae02c" style:font-style-asian="normal" style:font-style-complex="normal"/>
    </style:style>
    <style:style style:name="T512" style:family="text">
      <style:text-properties fo:font-style="normal" officeooo:rsid="073c4ab0" style:font-style-asian="normal" style:font-style-complex="normal"/>
    </style:style>
    <style:style style:name="T513" style:family="text">
      <style:text-properties fo:font-style="normal" officeooo:rsid="073caf18" style:font-style-asian="normal" style:font-style-complex="normal"/>
    </style:style>
    <style:style style:name="T514" style:family="text">
      <style:text-properties fo:font-style="normal" officeooo:rsid="073e1e2c" style:font-style-asian="normal" style:font-style-complex="normal"/>
    </style:style>
    <style:style style:name="T515" style:family="text">
      <style:text-properties fo:font-style="normal" officeooo:rsid="073ea804" style:font-style-asian="normal" style:font-style-complex="normal"/>
    </style:style>
    <style:style style:name="T516" style:family="text">
      <style:text-properties fo:font-style="normal" officeooo:rsid="0743be04" style:font-style-asian="normal" style:font-style-complex="normal"/>
    </style:style>
    <style:style style:name="T517" style:family="text">
      <style:text-properties fo:font-style="normal" officeooo:rsid="0744c05a" style:font-style-asian="normal" style:font-style-complex="normal"/>
    </style:style>
    <style:style style:name="T518" style:family="text">
      <style:text-properties fo:font-style="normal" officeooo:rsid="0747edf6" style:font-style-asian="normal" style:font-style-complex="normal"/>
    </style:style>
    <style:style style:name="T519" style:family="text">
      <style:text-properties fo:font-style="normal" officeooo:rsid="074840b1" style:font-style-asian="normal" style:font-style-complex="normal"/>
    </style:style>
    <style:style style:name="T520" style:family="text">
      <style:text-properties fo:font-style="normal" officeooo:rsid="074a9bc7" style:font-style-asian="normal" style:font-style-complex="normal"/>
    </style:style>
    <style:style style:name="T521" style:family="text">
      <style:text-properties fo:font-style="normal" officeooo:rsid="074b7e99" style:font-style-asian="normal" style:font-style-complex="normal"/>
    </style:style>
    <style:style style:name="T522" style:family="text">
      <style:text-properties fo:font-style="normal" officeooo:rsid="074d4cc2" style:font-style-asian="normal" style:font-style-complex="normal"/>
    </style:style>
    <style:style style:name="T523" style:family="text">
      <style:text-properties fo:font-style="normal" officeooo:rsid="074e802b" style:font-style-asian="normal" style:font-style-complex="normal"/>
    </style:style>
    <style:style style:name="T524" style:family="text">
      <style:text-properties fo:font-style="normal" officeooo:rsid="074f217f" style:font-style-asian="normal" style:font-style-complex="normal"/>
    </style:style>
    <style:style style:name="T525" style:family="text">
      <style:text-properties fo:font-style="normal" officeooo:rsid="074fd4cc" style:font-style-asian="normal" style:font-style-complex="normal"/>
    </style:style>
    <style:style style:name="T526" style:family="text">
      <style:text-properties fo:font-style="normal" officeooo:rsid="0753aa02" style:font-style-asian="normal" style:font-style-complex="normal"/>
    </style:style>
    <style:style style:name="T527" style:family="text">
      <style:text-properties fo:font-style="normal" officeooo:rsid="0759a5bf" style:font-style-asian="normal" style:font-style-complex="normal"/>
    </style:style>
    <style:style style:name="T528" style:family="text">
      <style:text-properties fo:font-style="normal" officeooo:rsid="075d841d" style:font-style-asian="normal" style:font-style-complex="normal"/>
    </style:style>
    <style:style style:name="T529" style:family="text">
      <style:text-properties fo:font-style="normal" officeooo:rsid="0764d26d" style:font-style-asian="normal" style:font-style-complex="normal"/>
    </style:style>
    <style:style style:name="T530" style:family="text">
      <style:text-properties fo:font-style="normal" officeooo:rsid="076630b9" style:font-style-asian="normal" style:font-style-complex="normal"/>
    </style:style>
    <style:style style:name="T531" style:family="text">
      <style:text-properties fo:font-style="normal" officeooo:rsid="0767959e" style:font-style-asian="normal" style:font-style-complex="normal"/>
    </style:style>
    <style:style style:name="T532" style:family="text">
      <style:text-properties fo:font-style="normal" officeooo:rsid="07694bd0" style:font-style-asian="normal" style:font-style-complex="normal"/>
    </style:style>
    <style:style style:name="T533" style:family="text">
      <style:text-properties fo:font-style="normal" officeooo:rsid="076a5892" style:font-style-asian="normal" style:font-style-complex="normal"/>
    </style:style>
    <style:style style:name="T534" style:family="text">
      <style:text-properties fo:font-style="normal" officeooo:rsid="076d2c4e" style:font-style-asian="normal" style:font-style-complex="normal"/>
    </style:style>
    <style:style style:name="T535" style:family="text">
      <style:text-properties fo:font-style="normal" officeooo:rsid="076bfdac" style:font-style-asian="normal" style:font-style-complex="normal"/>
    </style:style>
    <style:style style:name="T536" style:family="text">
      <style:text-properties fo:font-style="normal" officeooo:rsid="0772e04e" style:font-style-asian="normal" style:font-style-complex="normal"/>
    </style:style>
    <style:style style:name="T537" style:family="text">
      <style:text-properties fo:font-style="normal" officeooo:rsid="0777320e" style:font-style-asian="normal" style:font-style-complex="normal"/>
    </style:style>
    <style:style style:name="T538" style:family="text">
      <style:text-properties fo:font-style="normal" officeooo:rsid="077878eb" style:font-style-asian="normal" style:font-style-complex="normal"/>
    </style:style>
    <style:style style:name="T539" style:family="text">
      <style:text-properties fo:font-style="normal" officeooo:rsid="077e7e21" style:font-style-asian="normal" style:font-style-complex="normal"/>
    </style:style>
    <style:style style:name="T540" style:family="text">
      <style:text-properties fo:font-style="normal" officeooo:rsid="07804c7b" style:font-style-asian="normal" style:font-style-complex="normal"/>
    </style:style>
    <style:style style:name="T541" style:family="text">
      <style:text-properties fo:font-style="normal" officeooo:rsid="0782cc18" style:font-style-asian="normal" style:font-style-complex="normal"/>
    </style:style>
    <style:style style:name="T542" style:family="text">
      <style:text-properties fo:font-style="normal" officeooo:rsid="07838b3a" style:font-style-asian="normal" style:font-style-complex="normal"/>
    </style:style>
    <style:style style:name="T543" style:family="text">
      <style:text-properties fo:font-style="normal" officeooo:rsid="078452a0" style:font-style-asian="normal" style:font-style-complex="normal"/>
    </style:style>
    <style:style style:name="T544" style:family="text">
      <style:text-properties fo:font-style="normal" officeooo:rsid="07876973" style:font-style-asian="normal" style:font-style-complex="normal"/>
    </style:style>
    <style:style style:name="T545" style:family="text">
      <style:text-properties fo:font-style="normal" officeooo:rsid="07899a3b" style:font-style-asian="normal" style:font-style-complex="normal"/>
    </style:style>
    <style:style style:name="T546" style:family="text">
      <style:text-properties fo:font-style="normal" officeooo:rsid="078aa54c" style:font-style-asian="normal" style:font-style-complex="normal"/>
    </style:style>
    <style:style style:name="T547" style:family="text">
      <style:text-properties fo:font-style="normal" officeooo:rsid="078fb9d7"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51f76" style:font-style-asian="normal" style:font-style-complex="normal"/>
    </style:style>
    <style:style style:name="T567" style:family="text">
      <style:text-properties fo:font-style="normal" fo:font-weight="normal" officeooo:rsid="028503dd" style:font-style-asian="normal" style:font-weight-asian="normal" style:font-style-complex="normal" style:font-weight-complex="normal"/>
    </style:style>
    <style:style style:name="T568" style:family="text">
      <style:text-properties fo:font-style="normal" fo:font-weight="normal" officeooo:rsid="05818313" style:font-style-asian="normal" style:font-weight-asian="normal" style:font-style-complex="normal" style:font-weight-complex="normal"/>
    </style:style>
    <style:style style:name="T569" style:family="text">
      <style:text-properties fo:font-style="normal" fo:font-weight="normal" officeooo:rsid="058198f0" style:font-style-asian="normal" style:font-weight-asian="normal" style:font-style-complex="normal" style:font-weight-complex="normal"/>
    </style:style>
    <style:style style:name="T570" style:family="text">
      <style:text-properties fo:font-style="normal" fo:font-weight="normal" officeooo:rsid="05820867" style:font-style-asian="normal" style:font-weight-asian="normal" style:font-style-complex="normal" style:font-weight-complex="normal"/>
    </style:style>
    <style:style style:name="T571" style:family="text">
      <style:text-properties fo:font-style="normal" officeooo:rsid="0239ffc1" fo:background-color="transparent" loext:char-shading-value="0" style:font-style-asian="normal" style:font-style-complex="normal"/>
    </style:style>
    <style:style style:name="T572" style:family="text">
      <style:text-properties fo:font-style="normal" officeooo:rsid="03a1a5e7" fo:background-color="transparent" loext:char-shading-value="0" style:font-style-asian="normal" style:font-style-complex="normal"/>
    </style:style>
    <style:style style:name="T573" style:family="text">
      <style:text-properties fo:font-style="normal" style:text-underline-style="none" fo:font-weight="normal" officeooo:rsid="044abd30" style:font-style-asian="normal" style:font-weight-asian="normal" style:font-style-complex="normal" style:font-weight-complex="normal"/>
    </style:style>
    <style:style style:name="T574" style:family="text">
      <style:text-properties fo:font-style="normal" style:text-underline-style="none" fo:font-weight="normal" officeooo:rsid="04490c34" style:font-style-asian="normal" style:font-weight-asian="normal" style:font-style-complex="normal" style:font-weight-complex="normal"/>
    </style:style>
    <style:style style:name="T575" style:family="text">
      <style:text-properties fo:font-style="normal" style:text-underline-style="none" fo:font-weight="normal" officeooo:rsid="042ea266" style:font-style-asian="normal" style:font-weight-asian="normal" style:font-style-complex="normal" style:font-weight-complex="normal"/>
    </style:style>
    <style:style style:name="T576" style:family="text">
      <style:text-properties fo:font-style="italic" style:font-style-asian="italic" style:font-style-complex="italic"/>
    </style:style>
    <style:style style:name="T577" style:family="text">
      <style:text-properties fo:font-style="italic" officeooo:rsid="009a0902" style:font-style-asian="italic" style:font-style-complex="italic"/>
    </style:style>
    <style:style style:name="T578" style:family="text">
      <style:text-properties fo:font-style="italic" officeooo:rsid="00a198a8" style:font-style-asian="italic" style:font-style-complex="italic"/>
    </style:style>
    <style:style style:name="T579" style:family="text">
      <style:text-properties fo:font-style="italic" officeooo:rsid="00a3182d" style:font-style-asian="italic" style:font-style-complex="italic"/>
    </style:style>
    <style:style style:name="T580" style:family="text">
      <style:text-properties fo:font-style="italic" officeooo:rsid="00a53bcd" style:font-style-asian="italic" style:font-style-complex="italic"/>
    </style:style>
    <style:style style:name="T581" style:family="text">
      <style:text-properties fo:font-style="italic" officeooo:rsid="00a6d291" style:font-style-asian="italic" style:font-style-complex="italic"/>
    </style:style>
    <style:style style:name="T582" style:family="text">
      <style:text-properties fo:font-style="italic" officeooo:rsid="00a9f2a1" style:font-style-asian="italic" style:font-style-complex="italic"/>
    </style:style>
    <style:style style:name="T583" style:family="text">
      <style:text-properties fo:font-style="italic" officeooo:rsid="00b2bd35" style:font-style-asian="italic" style:font-style-complex="italic"/>
    </style:style>
    <style:style style:name="T584" style:family="text">
      <style:text-properties fo:font-style="italic" officeooo:rsid="00b44d4a" style:font-style-asian="italic" style:font-style-complex="italic"/>
    </style:style>
    <style:style style:name="T585" style:family="text">
      <style:text-properties fo:font-style="italic" officeooo:rsid="00cb5f07" style:font-style-asian="italic" style:font-style-complex="italic"/>
    </style:style>
    <style:style style:name="T586" style:family="text">
      <style:text-properties fo:font-style="italic" officeooo:rsid="00d3b65e" style:font-style-asian="italic" style:font-style-complex="italic"/>
    </style:style>
    <style:style style:name="T587" style:family="text">
      <style:text-properties fo:font-style="italic" officeooo:rsid="00fc8d6e" style:font-style-asian="italic" style:font-style-complex="italic"/>
    </style:style>
    <style:style style:name="T588" style:family="text">
      <style:text-properties fo:font-style="italic" officeooo:rsid="0100c18d" style:font-style-asian="italic" style:font-style-complex="italic"/>
    </style:style>
    <style:style style:name="T589" style:family="text">
      <style:text-properties fo:font-style="italic" officeooo:rsid="0100f55c" style:font-style-asian="italic" style:font-style-complex="italic"/>
    </style:style>
    <style:style style:name="T590" style:family="text">
      <style:text-properties fo:font-style="italic" officeooo:rsid="0104f64b" style:font-style-asian="italic" style:font-style-complex="italic"/>
    </style:style>
    <style:style style:name="T591" style:family="text">
      <style:text-properties fo:font-style="italic" officeooo:rsid="010e4e5d" style:font-style-asian="italic" style:font-style-complex="italic"/>
    </style:style>
    <style:style style:name="T592" style:family="text">
      <style:text-properties fo:font-style="italic" officeooo:rsid="0116f2f1" style:font-style-asian="italic" style:font-style-complex="italic"/>
    </style:style>
    <style:style style:name="T593" style:family="text">
      <style:text-properties fo:font-style="italic" officeooo:rsid="01276b54" style:font-style-asian="italic" style:font-style-complex="italic"/>
    </style:style>
    <style:style style:name="T594" style:family="text">
      <style:text-properties fo:font-style="italic" officeooo:rsid="01294dbf" style:font-style-asian="italic" style:font-style-complex="italic"/>
    </style:style>
    <style:style style:name="T595" style:family="text">
      <style:text-properties fo:font-style="italic" officeooo:rsid="012c6fd6" style:font-style-asian="italic" style:font-style-complex="italic"/>
    </style:style>
    <style:style style:name="T596" style:family="text">
      <style:text-properties fo:font-style="italic" officeooo:rsid="014324d7" style:font-style-asian="italic" style:font-style-complex="italic"/>
    </style:style>
    <style:style style:name="T597" style:family="text">
      <style:text-properties fo:font-style="italic" officeooo:rsid="01457bde" style:font-style-asian="italic" style:font-style-complex="italic"/>
    </style:style>
    <style:style style:name="T598" style:family="text">
      <style:text-properties fo:font-style="italic" officeooo:rsid="01491b38" style:font-style-asian="italic" style:font-style-complex="italic"/>
    </style:style>
    <style:style style:name="T599" style:family="text">
      <style:text-properties fo:font-style="italic" officeooo:rsid="014a39d5" style:font-style-asian="italic" style:font-style-complex="italic"/>
    </style:style>
    <style:style style:name="T600" style:family="text">
      <style:text-properties fo:font-style="italic" officeooo:rsid="014d97ee" style:font-style-asian="italic" style:font-style-complex="italic"/>
    </style:style>
    <style:style style:name="T601" style:family="text">
      <style:text-properties fo:font-style="italic" officeooo:rsid="014ec919" style:font-style-asian="italic" style:font-style-complex="italic"/>
    </style:style>
    <style:style style:name="T602" style:family="text">
      <style:text-properties fo:font-style="italic" officeooo:rsid="01526a37" style:font-style-asian="italic" style:font-style-complex="italic"/>
    </style:style>
    <style:style style:name="T603" style:family="text">
      <style:text-properties fo:font-style="italic" officeooo:rsid="0152859f" style:font-style-asian="italic" style:font-style-complex="italic"/>
    </style:style>
    <style:style style:name="T604" style:family="text">
      <style:text-properties fo:font-style="italic" officeooo:rsid="0155f822" style:font-style-asian="italic" style:font-style-complex="italic"/>
    </style:style>
    <style:style style:name="T605" style:family="text">
      <style:text-properties fo:font-style="italic" officeooo:rsid="0159b3b2" style:font-style-asian="italic" style:font-style-complex="italic"/>
    </style:style>
    <style:style style:name="T606" style:family="text">
      <style:text-properties fo:font-style="italic" officeooo:rsid="015a707f" style:font-style-asian="italic" style:font-style-complex="italic"/>
    </style:style>
    <style:style style:name="T607" style:family="text">
      <style:text-properties fo:font-style="italic" officeooo:rsid="015bd70d" style:font-style-asian="italic" style:font-style-complex="italic"/>
    </style:style>
    <style:style style:name="T608" style:family="text">
      <style:text-properties fo:font-style="italic" officeooo:rsid="018dd6c6" style:font-style-asian="italic" style:font-style-complex="italic"/>
    </style:style>
    <style:style style:name="T609" style:family="text">
      <style:text-properties fo:font-style="italic" officeooo:rsid="018f8b25" style:font-style-asian="italic" style:font-style-complex="italic"/>
    </style:style>
    <style:style style:name="T610" style:family="text">
      <style:text-properties fo:font-style="italic" officeooo:rsid="0190e6e6" style:font-style-asian="italic" style:font-style-complex="italic"/>
    </style:style>
    <style:style style:name="T611" style:family="text">
      <style:text-properties fo:font-style="italic" officeooo:rsid="0192a7ab" style:font-style-asian="italic" style:font-style-complex="italic"/>
    </style:style>
    <style:style style:name="T612" style:family="text">
      <style:text-properties fo:font-style="italic" officeooo:rsid="01946e17" style:font-style-asian="italic" style:font-style-complex="italic"/>
    </style:style>
    <style:style style:name="T613" style:family="text">
      <style:text-properties fo:font-style="italic" officeooo:rsid="0196ce72" style:font-style-asian="italic" style:font-style-complex="italic"/>
    </style:style>
    <style:style style:name="T614" style:family="text">
      <style:text-properties fo:font-style="italic" officeooo:rsid="0199f065" style:font-style-asian="italic" style:font-style-complex="italic"/>
    </style:style>
    <style:style style:name="T615" style:family="text">
      <style:text-properties fo:font-style="italic" officeooo:rsid="019c3f20" style:font-style-asian="italic" style:font-style-complex="italic"/>
    </style:style>
    <style:style style:name="T616" style:family="text">
      <style:text-properties fo:font-style="italic" officeooo:rsid="01a30129" style:font-style-asian="italic" style:font-style-complex="italic"/>
    </style:style>
    <style:style style:name="T617" style:family="text">
      <style:text-properties fo:font-style="italic" officeooo:rsid="01a38467" style:font-style-asian="italic" style:font-style-complex="italic"/>
    </style:style>
    <style:style style:name="T618" style:family="text">
      <style:text-properties fo:font-style="italic" officeooo:rsid="01a5821d" style:font-style-asian="italic" style:font-style-complex="italic"/>
    </style:style>
    <style:style style:name="T619" style:family="text">
      <style:text-properties fo:font-style="italic" officeooo:rsid="01a62467" style:font-style-asian="italic" style:font-style-complex="italic"/>
    </style:style>
    <style:style style:name="T620" style:family="text">
      <style:text-properties fo:font-style="italic" officeooo:rsid="01a767a9" style:font-style-asian="italic" style:font-style-complex="italic"/>
    </style:style>
    <style:style style:name="T621" style:family="text">
      <style:text-properties fo:font-style="italic" officeooo:rsid="01abcf34" style:font-style-asian="italic" style:font-style-complex="italic"/>
    </style:style>
    <style:style style:name="T622" style:family="text">
      <style:text-properties fo:font-style="italic" officeooo:rsid="01b07d2e" style:font-style-asian="italic" style:font-style-complex="italic"/>
    </style:style>
    <style:style style:name="T623" style:family="text">
      <style:text-properties fo:font-style="italic" officeooo:rsid="01b19ef9" style:font-style-asian="italic" style:font-style-complex="italic"/>
    </style:style>
    <style:style style:name="T624" style:family="text">
      <style:text-properties fo:font-style="italic" officeooo:rsid="01b936a0" style:font-style-asian="italic" style:font-style-complex="italic"/>
    </style:style>
    <style:style style:name="T625" style:family="text">
      <style:text-properties fo:font-style="italic" officeooo:rsid="01baf82b" style:font-style-asian="italic" style:font-style-complex="italic"/>
    </style:style>
    <style:style style:name="T626" style:family="text">
      <style:text-properties fo:font-style="italic" officeooo:rsid="01bc53b0" style:font-style-asian="italic" style:font-style-complex="italic"/>
    </style:style>
    <style:style style:name="T627" style:family="text">
      <style:text-properties fo:font-style="italic" officeooo:rsid="01c643f7" style:font-style-asian="italic" style:font-style-complex="italic"/>
    </style:style>
    <style:style style:name="T628" style:family="text">
      <style:text-properties fo:font-style="italic" officeooo:rsid="01c8496f" style:font-style-asian="italic" style:font-style-complex="italic"/>
    </style:style>
    <style:style style:name="T629" style:family="text">
      <style:text-properties fo:font-style="italic" officeooo:rsid="01c9af8a" style:font-style-asian="italic" style:font-style-complex="italic"/>
    </style:style>
    <style:style style:name="T630" style:family="text">
      <style:text-properties fo:font-style="italic" officeooo:rsid="01cb80f9" style:font-style-asian="italic" style:font-style-complex="italic"/>
    </style:style>
    <style:style style:name="T631" style:family="text">
      <style:text-properties fo:font-style="italic" officeooo:rsid="01cc6304" style:font-style-asian="italic" style:font-style-complex="italic"/>
    </style:style>
    <style:style style:name="T632" style:family="text">
      <style:text-properties fo:font-style="italic" officeooo:rsid="01d0d9d6" style:font-style-asian="italic" style:font-style-complex="italic"/>
    </style:style>
    <style:style style:name="T633" style:family="text">
      <style:text-properties fo:font-style="italic" officeooo:rsid="01d1a987" style:font-style-asian="italic" style:font-style-complex="italic"/>
    </style:style>
    <style:style style:name="T634" style:family="text">
      <style:text-properties fo:font-style="italic" officeooo:rsid="01d2b6e8" style:font-style-asian="italic" style:font-style-complex="italic"/>
    </style:style>
    <style:style style:name="T635" style:family="text">
      <style:text-properties fo:font-style="italic" officeooo:rsid="01e6a859" style:font-style-asian="italic" style:font-style-complex="italic"/>
    </style:style>
    <style:style style:name="T636" style:family="text">
      <style:text-properties fo:font-style="italic" officeooo:rsid="01f4725c" style:font-style-asian="italic" style:font-style-complex="italic"/>
    </style:style>
    <style:style style:name="T637" style:family="text">
      <style:text-properties fo:font-style="italic" officeooo:rsid="01f68661" style:font-style-asian="italic" style:font-style-complex="italic"/>
    </style:style>
    <style:style style:name="T638" style:family="text">
      <style:text-properties fo:font-style="italic" officeooo:rsid="01f72680" style:font-style-asian="italic" style:font-style-complex="italic"/>
    </style:style>
    <style:style style:name="T639" style:family="text">
      <style:text-properties fo:font-style="italic" officeooo:rsid="01f8eee1" style:font-style-asian="italic" style:font-style-complex="italic"/>
    </style:style>
    <style:style style:name="T640" style:family="text">
      <style:text-properties fo:font-style="italic" officeooo:rsid="01f97c92" style:font-style-asian="italic" style:font-style-complex="italic"/>
    </style:style>
    <style:style style:name="T641" style:family="text">
      <style:text-properties fo:font-style="italic" officeooo:rsid="01fd52db" style:font-style-asian="italic" style:font-style-complex="italic"/>
    </style:style>
    <style:style style:name="T642" style:family="text">
      <style:text-properties fo:font-style="italic" officeooo:rsid="0200c130" style:font-style-asian="italic" style:font-style-complex="italic"/>
    </style:style>
    <style:style style:name="T643" style:family="text">
      <style:text-properties fo:font-style="italic" officeooo:rsid="02096751" style:font-style-asian="italic" style:font-style-complex="italic"/>
    </style:style>
    <style:style style:name="T644" style:family="text">
      <style:text-properties fo:font-style="italic" officeooo:rsid="02221c55" style:font-style-asian="italic" style:font-style-complex="italic"/>
    </style:style>
    <style:style style:name="T645" style:family="text">
      <style:text-properties fo:font-style="italic" officeooo:rsid="0223b380" style:font-style-asian="italic" style:font-style-complex="italic"/>
    </style:style>
    <style:style style:name="T646" style:family="text">
      <style:text-properties fo:font-style="italic" officeooo:rsid="022578c8" style:font-style-asian="italic" style:font-style-complex="italic"/>
    </style:style>
    <style:style style:name="T647" style:family="text">
      <style:text-properties fo:font-style="italic" officeooo:rsid="02288b02" style:font-style-asian="italic" style:font-style-complex="italic"/>
    </style:style>
    <style:style style:name="T648" style:family="text">
      <style:text-properties fo:font-style="italic" officeooo:rsid="022ced96" style:font-style-asian="italic" style:font-style-complex="italic"/>
    </style:style>
    <style:style style:name="T649" style:family="text">
      <style:text-properties fo:font-style="italic" officeooo:rsid="022e6685" style:font-style-asian="italic" style:font-style-complex="italic"/>
    </style:style>
    <style:style style:name="T650" style:family="text">
      <style:text-properties fo:font-style="italic" officeooo:rsid="02362297" style:font-style-asian="italic" style:font-style-complex="italic"/>
    </style:style>
    <style:style style:name="T651" style:family="text">
      <style:text-properties fo:font-style="italic" officeooo:rsid="0239ffc1" style:font-style-asian="italic" style:font-style-complex="italic"/>
    </style:style>
    <style:style style:name="T652" style:family="text">
      <style:text-properties fo:font-style="italic" officeooo:rsid="02439008" style:font-style-asian="italic" style:font-style-complex="italic"/>
    </style:style>
    <style:style style:name="T653" style:family="text">
      <style:text-properties fo:font-style="italic" officeooo:rsid="025e50f8" style:font-style-asian="italic" style:font-style-complex="italic"/>
    </style:style>
    <style:style style:name="T654" style:family="text">
      <style:text-properties fo:font-style="italic" officeooo:rsid="025fe23d" style:font-style-asian="italic" style:font-style-complex="italic"/>
    </style:style>
    <style:style style:name="T655" style:family="text">
      <style:text-properties fo:font-style="italic" officeooo:rsid="026291dd" style:font-style-asian="italic" style:font-style-complex="italic"/>
    </style:style>
    <style:style style:name="T656" style:family="text">
      <style:text-properties fo:font-style="italic" officeooo:rsid="02648d3b" style:font-style-asian="italic" style:font-style-complex="italic"/>
    </style:style>
    <style:style style:name="T657" style:family="text">
      <style:text-properties fo:font-style="italic" officeooo:rsid="0265bb5e" style:font-style-asian="italic" style:font-style-complex="italic"/>
    </style:style>
    <style:style style:name="T658" style:family="text">
      <style:text-properties fo:font-style="italic" officeooo:rsid="0269297d" style:font-style-asian="italic" style:font-style-complex="italic"/>
    </style:style>
    <style:style style:name="T659" style:family="text">
      <style:text-properties fo:font-style="italic" officeooo:rsid="02771663" style:font-style-asian="italic" style:font-style-complex="italic"/>
    </style:style>
    <style:style style:name="T660" style:family="text">
      <style:text-properties fo:font-style="italic" officeooo:rsid="0279ad5e" style:font-style-asian="italic" style:font-style-complex="italic"/>
    </style:style>
    <style:style style:name="T661" style:family="text">
      <style:text-properties fo:font-style="italic" officeooo:rsid="027e467c" style:font-style-asian="italic" style:font-style-complex="italic"/>
    </style:style>
    <style:style style:name="T662" style:family="text">
      <style:text-properties fo:font-style="italic" officeooo:rsid="028102bb" style:font-style-asian="italic" style:font-style-complex="italic"/>
    </style:style>
    <style:style style:name="T663" style:family="text">
      <style:text-properties fo:font-style="italic" officeooo:rsid="0281d738" style:font-style-asian="italic" style:font-style-complex="italic"/>
    </style:style>
    <style:style style:name="T664" style:family="text">
      <style:text-properties fo:font-style="italic" officeooo:rsid="028503dd" style:font-style-asian="italic" style:font-style-complex="italic"/>
    </style:style>
    <style:style style:name="T665" style:family="text">
      <style:text-properties fo:font-style="italic" officeooo:rsid="029bca05" style:font-style-asian="italic" style:font-style-complex="italic"/>
    </style:style>
    <style:style style:name="T666" style:family="text">
      <style:text-properties fo:font-style="italic" officeooo:rsid="029f899e" style:font-style-asian="italic" style:font-style-complex="italic"/>
    </style:style>
    <style:style style:name="T667" style:family="text">
      <style:text-properties fo:font-style="italic" officeooo:rsid="02a15033" style:font-style-asian="italic" style:font-style-complex="italic"/>
    </style:style>
    <style:style style:name="T668" style:family="text">
      <style:text-properties fo:font-style="italic" officeooo:rsid="02a26238" style:font-style-asian="italic" style:font-style-complex="italic"/>
    </style:style>
    <style:style style:name="T669" style:family="text">
      <style:text-properties fo:font-style="italic" officeooo:rsid="02a40a00" style:font-style-asian="italic" style:font-style-complex="italic"/>
    </style:style>
    <style:style style:name="T670" style:family="text">
      <style:text-properties fo:font-style="italic" officeooo:rsid="02a52301" style:font-style-asian="italic" style:font-style-complex="italic"/>
    </style:style>
    <style:style style:name="T671" style:family="text">
      <style:text-properties fo:font-style="italic" officeooo:rsid="02a52952" style:font-style-asian="italic" style:font-style-complex="italic"/>
    </style:style>
    <style:style style:name="T672" style:family="text">
      <style:text-properties fo:font-style="italic" officeooo:rsid="02a620f9" style:font-style-asian="italic" style:font-style-complex="italic"/>
    </style:style>
    <style:style style:name="T673" style:family="text">
      <style:text-properties fo:font-style="italic" officeooo:rsid="02a6f1fa" style:font-style-asian="italic" style:font-style-complex="italic"/>
    </style:style>
    <style:style style:name="T674" style:family="text">
      <style:text-properties fo:font-style="italic" officeooo:rsid="02aa378f" style:font-style-asian="italic" style:font-style-complex="italic"/>
    </style:style>
    <style:style style:name="T675" style:family="text">
      <style:text-properties fo:font-style="italic" officeooo:rsid="02ae27db" style:font-style-asian="italic" style:font-style-complex="italic"/>
    </style:style>
    <style:style style:name="T676" style:family="text">
      <style:text-properties fo:font-style="italic" officeooo:rsid="02ae4ba3" style:font-style-asian="italic" style:font-style-complex="italic"/>
    </style:style>
    <style:style style:name="T677" style:family="text">
      <style:text-properties fo:font-style="italic" officeooo:rsid="02aeceda" style:font-style-asian="italic" style:font-style-complex="italic"/>
    </style:style>
    <style:style style:name="T678" style:family="text">
      <style:text-properties fo:font-style="italic" officeooo:rsid="02af0fb1" style:font-style-asian="italic" style:font-style-complex="italic"/>
    </style:style>
    <style:style style:name="T679" style:family="text">
      <style:text-properties fo:font-style="italic" officeooo:rsid="02baf64c" style:font-style-asian="italic" style:font-style-complex="italic"/>
    </style:style>
    <style:style style:name="T680" style:family="text">
      <style:text-properties fo:font-style="italic" officeooo:rsid="02bbbaad" style:font-style-asian="italic" style:font-style-complex="italic"/>
    </style:style>
    <style:style style:name="T681" style:family="text">
      <style:text-properties fo:font-style="italic" officeooo:rsid="02c057ec" style:font-style-asian="italic" style:font-style-complex="italic"/>
    </style:style>
    <style:style style:name="T682" style:family="text">
      <style:text-properties fo:font-style="italic" officeooo:rsid="02c1fb63" style:font-style-asian="italic" style:font-style-complex="italic"/>
    </style:style>
    <style:style style:name="T683" style:family="text">
      <style:text-properties fo:font-style="italic" officeooo:rsid="02c3a035" style:font-style-asian="italic" style:font-style-complex="italic"/>
    </style:style>
    <style:style style:name="T684" style:family="text">
      <style:text-properties fo:font-style="italic" officeooo:rsid="02c64014" style:font-style-asian="italic" style:font-style-complex="italic"/>
    </style:style>
    <style:style style:name="T685" style:family="text">
      <style:text-properties fo:font-style="italic" officeooo:rsid="02c7d278" style:font-style-asian="italic" style:font-style-complex="italic"/>
    </style:style>
    <style:style style:name="T686" style:family="text">
      <style:text-properties fo:font-style="italic" officeooo:rsid="02c9e37b" style:font-style-asian="italic" style:font-style-complex="italic"/>
    </style:style>
    <style:style style:name="T687" style:family="text">
      <style:text-properties fo:font-style="italic" officeooo:rsid="02cc9b28" style:font-style-asian="italic" style:font-style-complex="italic"/>
    </style:style>
    <style:style style:name="T688" style:family="text">
      <style:text-properties fo:font-style="italic" officeooo:rsid="02de864f" style:font-style-asian="italic" style:font-style-complex="italic"/>
    </style:style>
    <style:style style:name="T689" style:family="text">
      <style:text-properties fo:font-style="italic" officeooo:rsid="02e329bb" style:font-style-asian="italic" style:font-style-complex="italic"/>
    </style:style>
    <style:style style:name="T690" style:family="text">
      <style:text-properties fo:font-style="italic" officeooo:rsid="02e37eac" style:font-style-asian="italic" style:font-style-complex="italic"/>
    </style:style>
    <style:style style:name="T691" style:family="text">
      <style:text-properties fo:font-style="italic" officeooo:rsid="02e3c5fe" style:font-style-asian="italic" style:font-style-complex="italic"/>
    </style:style>
    <style:style style:name="T692" style:family="text">
      <style:text-properties fo:font-style="italic" officeooo:rsid="02e582fc" style:font-style-asian="italic" style:font-style-complex="italic"/>
    </style:style>
    <style:style style:name="T693" style:family="text">
      <style:text-properties fo:font-style="italic" officeooo:rsid="02e823c3" style:font-style-asian="italic" style:font-style-complex="italic"/>
    </style:style>
    <style:style style:name="T694" style:family="text">
      <style:text-properties fo:font-style="italic" officeooo:rsid="02f38870" style:font-style-asian="italic" style:font-style-complex="italic"/>
    </style:style>
    <style:style style:name="T695" style:family="text">
      <style:text-properties fo:font-style="italic" officeooo:rsid="02f8039f" style:font-style-asian="italic" style:font-style-complex="italic"/>
    </style:style>
    <style:style style:name="T696" style:family="text">
      <style:text-properties fo:font-style="italic" officeooo:rsid="0303f948" style:font-style-asian="italic" style:font-style-complex="italic"/>
    </style:style>
    <style:style style:name="T697" style:family="text">
      <style:text-properties fo:font-style="italic" officeooo:rsid="03084e2b" style:font-style-asian="italic" style:font-style-complex="italic"/>
    </style:style>
    <style:style style:name="T698" style:family="text">
      <style:text-properties fo:font-style="italic" officeooo:rsid="03087868" style:font-style-asian="italic" style:font-style-complex="italic"/>
    </style:style>
    <style:style style:name="T699" style:family="text">
      <style:text-properties fo:font-style="italic" officeooo:rsid="03133987" style:font-style-asian="italic" style:font-style-complex="italic"/>
    </style:style>
    <style:style style:name="T700" style:family="text">
      <style:text-properties fo:font-style="italic" officeooo:rsid="0315b240" style:font-style-asian="italic" style:font-style-complex="italic"/>
    </style:style>
    <style:style style:name="T701" style:family="text">
      <style:text-properties fo:font-style="italic" officeooo:rsid="0316ca05" style:font-style-asian="italic" style:font-style-complex="italic"/>
    </style:style>
    <style:style style:name="T702" style:family="text">
      <style:text-properties fo:font-style="italic" officeooo:rsid="0324441b" style:font-style-asian="italic" style:font-style-complex="italic"/>
    </style:style>
    <style:style style:name="T703" style:family="text">
      <style:text-properties fo:font-style="italic" officeooo:rsid="0326d770" style:font-style-asian="italic" style:font-style-complex="italic"/>
    </style:style>
    <style:style style:name="T704" style:family="text">
      <style:text-properties fo:font-style="italic" officeooo:rsid="0329391f" style:font-style-asian="italic" style:font-style-complex="italic"/>
    </style:style>
    <style:style style:name="T705" style:family="text">
      <style:text-properties fo:font-style="italic" officeooo:rsid="033049ec" style:font-style-asian="italic" style:font-style-complex="italic"/>
    </style:style>
    <style:style style:name="T706" style:family="text">
      <style:text-properties fo:font-style="italic" officeooo:rsid="033728cd" style:font-style-asian="italic" style:font-style-complex="italic"/>
    </style:style>
    <style:style style:name="T707" style:family="text">
      <style:text-properties fo:font-style="italic" officeooo:rsid="033bcb05" style:font-style-asian="italic" style:font-style-complex="italic"/>
    </style:style>
    <style:style style:name="T708" style:family="text">
      <style:text-properties fo:font-style="italic" officeooo:rsid="033d776d" style:font-style-asian="italic" style:font-style-complex="italic"/>
    </style:style>
    <style:style style:name="T709" style:family="text">
      <style:text-properties fo:font-style="italic" officeooo:rsid="034dd9ca" style:font-style-asian="italic" style:font-style-complex="italic"/>
    </style:style>
    <style:style style:name="T710" style:family="text">
      <style:text-properties fo:font-style="italic" officeooo:rsid="034e9be0" style:font-style-asian="italic" style:font-style-complex="italic"/>
    </style:style>
    <style:style style:name="T711" style:family="text">
      <style:text-properties fo:font-style="italic" officeooo:rsid="035819b5" style:font-style-asian="italic" style:font-style-complex="italic"/>
    </style:style>
    <style:style style:name="T712" style:family="text">
      <style:text-properties fo:font-style="italic" officeooo:rsid="03674346" style:font-style-asian="italic" style:font-style-complex="italic"/>
    </style:style>
    <style:style style:name="T713" style:family="text">
      <style:text-properties fo:font-style="italic" officeooo:rsid="036d4b1c" style:font-style-asian="italic" style:font-style-complex="italic"/>
    </style:style>
    <style:style style:name="T714" style:family="text">
      <style:text-properties fo:font-style="italic" officeooo:rsid="0370c7bf" style:font-style-asian="italic" style:font-style-complex="italic"/>
    </style:style>
    <style:style style:name="T715" style:family="text">
      <style:text-properties fo:font-style="italic" officeooo:rsid="037160f4" style:font-style-asian="italic" style:font-style-complex="italic"/>
    </style:style>
    <style:style style:name="T716" style:family="text">
      <style:text-properties fo:font-style="italic" officeooo:rsid="037588cb" style:font-style-asian="italic" style:font-style-complex="italic"/>
    </style:style>
    <style:style style:name="T717" style:family="text">
      <style:text-properties fo:font-style="italic" officeooo:rsid="037c33b9" style:font-style-asian="italic" style:font-style-complex="italic"/>
    </style:style>
    <style:style style:name="T718" style:family="text">
      <style:text-properties fo:font-style="italic" officeooo:rsid="037e177b" style:font-style-asian="italic" style:font-style-complex="italic"/>
    </style:style>
    <style:style style:name="T719" style:family="text">
      <style:text-properties fo:font-style="italic" officeooo:rsid="037f6ae6" style:font-style-asian="italic" style:font-style-complex="italic"/>
    </style:style>
    <style:style style:name="T720" style:family="text">
      <style:text-properties fo:font-style="italic" officeooo:rsid="037ffeb2" style:font-style-asian="italic" style:font-style-complex="italic"/>
    </style:style>
    <style:style style:name="T721" style:family="text">
      <style:text-properties fo:font-style="italic" officeooo:rsid="03815520" style:font-style-asian="italic" style:font-style-complex="italic"/>
    </style:style>
    <style:style style:name="T722" style:family="text">
      <style:text-properties fo:font-style="italic" officeooo:rsid="03b48ae0" style:font-style-asian="italic" style:font-style-complex="italic"/>
    </style:style>
    <style:style style:name="T723" style:family="text">
      <style:text-properties fo:font-style="italic" officeooo:rsid="03b9a8b2" style:font-style-asian="italic" style:font-style-complex="italic"/>
    </style:style>
    <style:style style:name="T724" style:family="text">
      <style:text-properties fo:font-style="italic" officeooo:rsid="03bd73fe" style:font-style-asian="italic" style:font-style-complex="italic"/>
    </style:style>
    <style:style style:name="T725" style:family="text">
      <style:text-properties fo:font-style="italic" officeooo:rsid="03c42064" style:font-style-asian="italic" style:font-style-complex="italic"/>
    </style:style>
    <style:style style:name="T726" style:family="text">
      <style:text-properties fo:font-style="italic" officeooo:rsid="03c5ffee" style:font-style-asian="italic" style:font-style-complex="italic"/>
    </style:style>
    <style:style style:name="T727" style:family="text">
      <style:text-properties fo:font-style="italic" officeooo:rsid="03c64f02" style:font-style-asian="italic" style:font-style-complex="italic"/>
    </style:style>
    <style:style style:name="T728" style:family="text">
      <style:text-properties fo:font-style="italic" officeooo:rsid="03ca7127" style:font-style-asian="italic" style:font-style-complex="italic"/>
    </style:style>
    <style:style style:name="T729" style:family="text">
      <style:text-properties fo:font-style="italic" officeooo:rsid="03caad91" style:font-style-asian="italic" style:font-style-complex="italic"/>
    </style:style>
    <style:style style:name="T730" style:family="text">
      <style:text-properties fo:font-style="italic" officeooo:rsid="03cb561c" style:font-style-asian="italic" style:font-style-complex="italic"/>
    </style:style>
    <style:style style:name="T731" style:family="text">
      <style:text-properties fo:font-style="italic" officeooo:rsid="03ce37a3" style:font-style-asian="italic" style:font-style-complex="italic"/>
    </style:style>
    <style:style style:name="T732" style:family="text">
      <style:text-properties fo:font-style="italic" officeooo:rsid="03d1e433" style:font-style-asian="italic" style:font-style-complex="italic"/>
    </style:style>
    <style:style style:name="T733" style:family="text">
      <style:text-properties fo:font-style="italic" officeooo:rsid="03d3be30" style:font-style-asian="italic" style:font-style-complex="italic"/>
    </style:style>
    <style:style style:name="T734" style:family="text">
      <style:text-properties fo:font-style="italic" officeooo:rsid="03d63482" style:font-style-asian="italic" style:font-style-complex="italic"/>
    </style:style>
    <style:style style:name="T735" style:family="text">
      <style:text-properties fo:font-style="italic" officeooo:rsid="03d7e5f5" style:font-style-asian="italic" style:font-style-complex="italic"/>
    </style:style>
    <style:style style:name="T736" style:family="text">
      <style:text-properties fo:font-style="italic" officeooo:rsid="03de3618" style:font-style-asian="italic" style:font-style-complex="italic"/>
    </style:style>
    <style:style style:name="T737" style:family="text">
      <style:text-properties fo:font-style="italic" officeooo:rsid="03dfbd07" style:font-style-asian="italic" style:font-style-complex="italic"/>
    </style:style>
    <style:style style:name="T738" style:family="text">
      <style:text-properties fo:font-style="italic" officeooo:rsid="03dfdbe3" style:font-style-asian="italic" style:font-style-complex="italic"/>
    </style:style>
    <style:style style:name="T739" style:family="text">
      <style:text-properties fo:font-style="italic" officeooo:rsid="03e11e8b" style:font-style-asian="italic" style:font-style-complex="italic"/>
    </style:style>
    <style:style style:name="T740" style:family="text">
      <style:text-properties fo:font-style="italic" officeooo:rsid="03e2ea78" style:font-style-asian="italic" style:font-style-complex="italic"/>
    </style:style>
    <style:style style:name="T741" style:family="text">
      <style:text-properties fo:font-style="italic" officeooo:rsid="03e42307" style:font-style-asian="italic" style:font-style-complex="italic"/>
    </style:style>
    <style:style style:name="T742" style:family="text">
      <style:text-properties fo:font-style="italic" officeooo:rsid="03e99e56" style:font-style-asian="italic" style:font-style-complex="italic"/>
    </style:style>
    <style:style style:name="T743" style:family="text">
      <style:text-properties fo:font-style="italic" officeooo:rsid="03ea7391" style:font-style-asian="italic" style:font-style-complex="italic"/>
    </style:style>
    <style:style style:name="T744" style:family="text">
      <style:text-properties fo:font-style="italic" officeooo:rsid="03f05f41" style:font-style-asian="italic" style:font-style-complex="italic"/>
    </style:style>
    <style:style style:name="T745" style:family="text">
      <style:text-properties fo:font-style="italic" officeooo:rsid="03f24ffa" style:font-style-asian="italic" style:font-style-complex="italic"/>
    </style:style>
    <style:style style:name="T746" style:family="text">
      <style:text-properties fo:font-style="italic" officeooo:rsid="03f5408f" style:font-style-asian="italic" style:font-style-complex="italic"/>
    </style:style>
    <style:style style:name="T747" style:family="text">
      <style:text-properties fo:font-style="italic" officeooo:rsid="03f6ffa3" style:font-style-asian="italic" style:font-style-complex="italic"/>
    </style:style>
    <style:style style:name="T748" style:family="text">
      <style:text-properties fo:font-style="italic" officeooo:rsid="03f96aa6" style:font-style-asian="italic" style:font-style-complex="italic"/>
    </style:style>
    <style:style style:name="T749" style:family="text">
      <style:text-properties fo:font-style="italic" officeooo:rsid="03f97627" style:font-style-asian="italic" style:font-style-complex="italic"/>
    </style:style>
    <style:style style:name="T750" style:family="text">
      <style:text-properties fo:font-style="italic" officeooo:rsid="03f9ce8a" style:font-style-asian="italic" style:font-style-complex="italic"/>
    </style:style>
    <style:style style:name="T751" style:family="text">
      <style:text-properties fo:font-style="italic" officeooo:rsid="03faab2b" style:font-style-asian="italic" style:font-style-complex="italic"/>
    </style:style>
    <style:style style:name="T752" style:family="text">
      <style:text-properties fo:font-style="italic" officeooo:rsid="03fb1fa1" style:font-style-asian="italic" style:font-style-complex="italic"/>
    </style:style>
    <style:style style:name="T753" style:family="text">
      <style:text-properties fo:font-style="italic" officeooo:rsid="0400ef13" style:font-style-asian="italic" style:font-style-complex="italic"/>
    </style:style>
    <style:style style:name="T754" style:family="text">
      <style:text-properties fo:font-style="italic" officeooo:rsid="040391ac" style:font-style-asian="italic" style:font-style-complex="italic"/>
    </style:style>
    <style:style style:name="T755" style:family="text">
      <style:text-properties fo:font-style="italic" officeooo:rsid="04049903" style:font-style-asian="italic" style:font-style-complex="italic"/>
    </style:style>
    <style:style style:name="T756" style:family="text">
      <style:text-properties fo:font-style="italic" officeooo:rsid="0407df1b" style:font-style-asian="italic" style:font-style-complex="italic"/>
    </style:style>
    <style:style style:name="T757" style:family="text">
      <style:text-properties fo:font-style="italic" officeooo:rsid="040990d5" style:font-style-asian="italic" style:font-style-complex="italic"/>
    </style:style>
    <style:style style:name="T758" style:family="text">
      <style:text-properties fo:font-style="italic" officeooo:rsid="040a7ad4" style:font-style-asian="italic" style:font-style-complex="italic"/>
    </style:style>
    <style:style style:name="T759" style:family="text">
      <style:text-properties fo:font-style="italic" officeooo:rsid="040d7e6b" style:font-style-asian="italic" style:font-style-complex="italic"/>
    </style:style>
    <style:style style:name="T760" style:family="text">
      <style:text-properties fo:font-style="italic" officeooo:rsid="040e4962" style:font-style-asian="italic" style:font-style-complex="italic"/>
    </style:style>
    <style:style style:name="T761" style:family="text">
      <style:text-properties fo:font-style="italic" officeooo:rsid="0410ab3c" style:font-style-asian="italic" style:font-style-complex="italic"/>
    </style:style>
    <style:style style:name="T762" style:family="text">
      <style:text-properties fo:font-style="italic" officeooo:rsid="0413ad03" style:font-style-asian="italic" style:font-style-complex="italic"/>
    </style:style>
    <style:style style:name="T763" style:family="text">
      <style:text-properties fo:font-style="italic" officeooo:rsid="0418782d" style:font-style-asian="italic" style:font-style-complex="italic"/>
    </style:style>
    <style:style style:name="T764" style:family="text">
      <style:text-properties fo:font-style="italic" officeooo:rsid="041952bb" style:font-style-asian="italic" style:font-style-complex="italic"/>
    </style:style>
    <style:style style:name="T765" style:family="text">
      <style:text-properties fo:font-style="italic" officeooo:rsid="041b11be" style:font-style-asian="italic" style:font-style-complex="italic"/>
    </style:style>
    <style:style style:name="T766" style:family="text">
      <style:text-properties fo:font-style="italic" officeooo:rsid="041caa4c" style:font-style-asian="italic" style:font-style-complex="italic"/>
    </style:style>
    <style:style style:name="T767" style:family="text">
      <style:text-properties fo:font-style="italic" officeooo:rsid="041f1e6d" style:font-style-asian="italic" style:font-style-complex="italic"/>
    </style:style>
    <style:style style:name="T768" style:family="text">
      <style:text-properties fo:font-style="italic" officeooo:rsid="04209c87" style:font-style-asian="italic" style:font-style-complex="italic"/>
    </style:style>
    <style:style style:name="T769" style:family="text">
      <style:text-properties fo:font-style="italic" officeooo:rsid="04216ca4" style:font-style-asian="italic" style:font-style-complex="italic"/>
    </style:style>
    <style:style style:name="T770" style:family="text">
      <style:text-properties fo:font-style="italic" officeooo:rsid="0427c727" style:font-style-asian="italic" style:font-style-complex="italic"/>
    </style:style>
    <style:style style:name="T771" style:family="text">
      <style:text-properties fo:font-style="italic" officeooo:rsid="042b012a" style:font-style-asian="italic" style:font-style-complex="italic"/>
    </style:style>
    <style:style style:name="T772" style:family="text">
      <style:text-properties fo:font-style="italic" officeooo:rsid="042d145d" style:font-style-asian="italic" style:font-style-complex="italic"/>
    </style:style>
    <style:style style:name="T773" style:family="text">
      <style:text-properties fo:font-style="italic" officeooo:rsid="042ea266" style:font-style-asian="italic" style:font-style-complex="italic"/>
    </style:style>
    <style:style style:name="T774" style:family="text">
      <style:text-properties fo:font-style="italic" officeooo:rsid="04518fbb" style:font-style-asian="italic" style:font-style-complex="italic"/>
    </style:style>
    <style:style style:name="T775" style:family="text">
      <style:text-properties fo:font-style="italic" officeooo:rsid="04537127" style:font-style-asian="italic" style:font-style-complex="italic"/>
    </style:style>
    <style:style style:name="T776" style:family="text">
      <style:text-properties fo:font-style="italic" officeooo:rsid="04563551" style:font-style-asian="italic" style:font-style-complex="italic"/>
    </style:style>
    <style:style style:name="T777" style:family="text">
      <style:text-properties fo:font-style="italic" officeooo:rsid="04651517" style:font-style-asian="italic" style:font-style-complex="italic"/>
    </style:style>
    <style:style style:name="T778" style:family="text">
      <style:text-properties fo:font-style="italic" officeooo:rsid="0465e06d" style:font-style-asian="italic" style:font-style-complex="italic"/>
    </style:style>
    <style:style style:name="T779" style:family="text">
      <style:text-properties fo:font-style="italic" officeooo:rsid="0467d5e9" style:font-style-asian="italic" style:font-style-complex="italic"/>
    </style:style>
    <style:style style:name="T780" style:family="text">
      <style:text-properties fo:font-style="italic" officeooo:rsid="04859c2e" style:font-style-asian="italic" style:font-style-complex="italic"/>
    </style:style>
    <style:style style:name="T781" style:family="text">
      <style:text-properties fo:font-style="italic" officeooo:rsid="048b072b" style:font-style-asian="italic" style:font-style-complex="italic"/>
    </style:style>
    <style:style style:name="T782" style:family="text">
      <style:text-properties fo:font-style="italic" officeooo:rsid="048c320e" style:font-style-asian="italic" style:font-style-complex="italic"/>
    </style:style>
    <style:style style:name="T783" style:family="text">
      <style:text-properties fo:font-style="italic" officeooo:rsid="048f3e72" style:font-style-asian="italic" style:font-style-complex="italic"/>
    </style:style>
    <style:style style:name="T784" style:family="text">
      <style:text-properties fo:font-style="italic" officeooo:rsid="0491a489" style:font-style-asian="italic" style:font-style-complex="italic"/>
    </style:style>
    <style:style style:name="T785" style:family="text">
      <style:text-properties fo:font-style="italic" officeooo:rsid="04953643" style:font-style-asian="italic" style:font-style-complex="italic"/>
    </style:style>
    <style:style style:name="T786" style:family="text">
      <style:text-properties fo:font-style="italic" officeooo:rsid="049dbc5b" style:font-style-asian="italic" style:font-style-complex="italic"/>
    </style:style>
    <style:style style:name="T787" style:family="text">
      <style:text-properties fo:font-style="italic" officeooo:rsid="049ea964" style:font-style-asian="italic" style:font-style-complex="italic"/>
    </style:style>
    <style:style style:name="T788" style:family="text">
      <style:text-properties fo:font-style="italic" officeooo:rsid="04a20c9e" style:font-style-asian="italic" style:font-style-complex="italic"/>
    </style:style>
    <style:style style:name="T789" style:family="text">
      <style:text-properties fo:font-style="italic" officeooo:rsid="04a4ae7c" style:font-style-asian="italic" style:font-style-complex="italic"/>
    </style:style>
    <style:style style:name="T790" style:family="text">
      <style:text-properties fo:font-style="italic" officeooo:rsid="04a60dfc" style:font-style-asian="italic" style:font-style-complex="italic"/>
    </style:style>
    <style:style style:name="T791" style:family="text">
      <style:text-properties fo:font-style="italic" officeooo:rsid="04adbe5a" style:font-style-asian="italic" style:font-style-complex="italic"/>
    </style:style>
    <style:style style:name="T792" style:family="text">
      <style:text-properties fo:font-style="italic" officeooo:rsid="04b8436b" style:font-style-asian="italic" style:font-style-complex="italic"/>
    </style:style>
    <style:style style:name="T793" style:family="text">
      <style:text-properties fo:font-style="italic" officeooo:rsid="04bb0ee0" style:font-style-asian="italic" style:font-style-complex="italic"/>
    </style:style>
    <style:style style:name="T794" style:family="text">
      <style:text-properties fo:font-style="italic" officeooo:rsid="04c1087c" style:font-style-asian="italic" style:font-style-complex="italic"/>
    </style:style>
    <style:style style:name="T795" style:family="text">
      <style:text-properties fo:font-style="italic" officeooo:rsid="04c1ad38" style:font-style-asian="italic" style:font-style-complex="italic"/>
    </style:style>
    <style:style style:name="T796" style:family="text">
      <style:text-properties fo:font-style="italic" officeooo:rsid="04c64882" style:font-style-asian="italic" style:font-style-complex="italic"/>
    </style:style>
    <style:style style:name="T797" style:family="text">
      <style:text-properties fo:font-style="italic" officeooo:rsid="04ca276a" style:font-style-asian="italic" style:font-style-complex="italic"/>
    </style:style>
    <style:style style:name="T798" style:family="text">
      <style:text-properties fo:font-style="italic" officeooo:rsid="04ca8c27" style:font-style-asian="italic" style:font-style-complex="italic"/>
    </style:style>
    <style:style style:name="T799" style:family="text">
      <style:text-properties fo:font-style="italic" officeooo:rsid="04cfc012" style:font-style-asian="italic" style:font-style-complex="italic"/>
    </style:style>
    <style:style style:name="T800" style:family="text">
      <style:text-properties fo:font-style="italic" officeooo:rsid="04d8cbe6" style:font-style-asian="italic" style:font-style-complex="italic"/>
    </style:style>
    <style:style style:name="T801" style:family="text">
      <style:text-properties fo:font-style="italic" officeooo:rsid="04deb270" style:font-style-asian="italic" style:font-style-complex="italic"/>
    </style:style>
    <style:style style:name="T802" style:family="text">
      <style:text-properties fo:font-style="italic" officeooo:rsid="04e4814a" style:font-style-asian="italic" style:font-style-complex="italic"/>
    </style:style>
    <style:style style:name="T803" style:family="text">
      <style:text-properties fo:font-style="italic" officeooo:rsid="04e67e71" style:font-style-asian="italic" style:font-style-complex="italic"/>
    </style:style>
    <style:style style:name="T804" style:family="text">
      <style:text-properties fo:font-style="italic" officeooo:rsid="04ec6bb4" style:font-style-asian="italic" style:font-style-complex="italic"/>
    </style:style>
    <style:style style:name="T805" style:family="text">
      <style:text-properties fo:font-style="italic" officeooo:rsid="04ee5478" style:font-style-asian="italic" style:font-style-complex="italic"/>
    </style:style>
    <style:style style:name="T806" style:family="text">
      <style:text-properties fo:font-style="italic" officeooo:rsid="04f6e2ea" style:font-style-asian="italic" style:font-style-complex="italic"/>
    </style:style>
    <style:style style:name="T807" style:family="text">
      <style:text-properties fo:font-style="italic" officeooo:rsid="0501b9d4" style:font-style-asian="italic" style:font-style-complex="italic"/>
    </style:style>
    <style:style style:name="T808" style:family="text">
      <style:text-properties fo:font-style="italic" officeooo:rsid="0505c1cc" style:font-style-asian="italic" style:font-style-complex="italic"/>
    </style:style>
    <style:style style:name="T809" style:family="text">
      <style:text-properties fo:font-style="italic" officeooo:rsid="050acb11" style:font-style-asian="italic" style:font-style-complex="italic"/>
    </style:style>
    <style:style style:name="T810" style:family="text">
      <style:text-properties fo:font-style="italic" officeooo:rsid="051380fc" style:font-style-asian="italic" style:font-style-complex="italic"/>
    </style:style>
    <style:style style:name="T811" style:family="text">
      <style:text-properties fo:font-style="italic" officeooo:rsid="051c1910" style:font-style-asian="italic" style:font-style-complex="italic"/>
    </style:style>
    <style:style style:name="T812" style:family="text">
      <style:text-properties fo:font-style="italic" officeooo:rsid="051ee45c" style:font-style-asian="italic" style:font-style-complex="italic"/>
    </style:style>
    <style:style style:name="T813" style:family="text">
      <style:text-properties fo:font-style="italic" officeooo:rsid="0521350e" style:font-style-asian="italic" style:font-style-complex="italic"/>
    </style:style>
    <style:style style:name="T814" style:family="text">
      <style:text-properties fo:font-style="italic" officeooo:rsid="052865b2" style:font-style-asian="italic" style:font-style-complex="italic"/>
    </style:style>
    <style:style style:name="T815" style:family="text">
      <style:text-properties fo:font-style="italic" officeooo:rsid="0529251a" style:font-style-asian="italic" style:font-style-complex="italic"/>
    </style:style>
    <style:style style:name="T816" style:family="text">
      <style:text-properties fo:font-style="italic" officeooo:rsid="053d3420" style:font-style-asian="italic" style:font-style-complex="italic"/>
    </style:style>
    <style:style style:name="T817" style:family="text">
      <style:text-properties fo:font-style="italic" officeooo:rsid="053ef7f5" style:font-style-asian="italic" style:font-style-complex="italic"/>
    </style:style>
    <style:style style:name="T818" style:family="text">
      <style:text-properties fo:font-style="italic" officeooo:rsid="054885cd" style:font-style-asian="italic" style:font-style-complex="italic"/>
    </style:style>
    <style:style style:name="T819" style:family="text">
      <style:text-properties fo:font-style="italic" officeooo:rsid="055610db" style:font-style-asian="italic" style:font-style-complex="italic"/>
    </style:style>
    <style:style style:name="T820" style:family="text">
      <style:text-properties fo:font-style="italic" officeooo:rsid="056a3df6" style:font-style-asian="italic" style:font-style-complex="italic"/>
    </style:style>
    <style:style style:name="T821" style:family="text">
      <style:text-properties fo:font-style="italic" officeooo:rsid="056fb012" style:font-style-asian="italic" style:font-style-complex="italic"/>
    </style:style>
    <style:style style:name="T822" style:family="text">
      <style:text-properties fo:font-style="italic" officeooo:rsid="0575e558" style:font-style-asian="italic" style:font-style-complex="italic"/>
    </style:style>
    <style:style style:name="T823" style:family="text">
      <style:text-properties fo:font-style="italic" officeooo:rsid="0576ba37" style:font-style-asian="italic" style:font-style-complex="italic"/>
    </style:style>
    <style:style style:name="T824" style:family="text">
      <style:text-properties fo:font-style="italic" officeooo:rsid="0576f668" style:font-style-asian="italic" style:font-style-complex="italic"/>
    </style:style>
    <style:style style:name="T825" style:family="text">
      <style:text-properties fo:font-style="italic" officeooo:rsid="057b9e87" style:font-style-asian="italic" style:font-style-complex="italic"/>
    </style:style>
    <style:style style:name="T826" style:family="text">
      <style:text-properties fo:font-style="italic" officeooo:rsid="05818313" style:font-style-asian="italic" style:font-style-complex="italic"/>
    </style:style>
    <style:style style:name="T827" style:family="text">
      <style:text-properties fo:font-style="italic" officeooo:rsid="0585abaa" style:font-style-asian="italic" style:font-style-complex="italic"/>
    </style:style>
    <style:style style:name="T828" style:family="text">
      <style:text-properties fo:font-style="italic" officeooo:rsid="058d9374" style:font-style-asian="italic" style:font-style-complex="italic"/>
    </style:style>
    <style:style style:name="T829" style:family="text">
      <style:text-properties fo:font-style="italic" officeooo:rsid="058ee606" style:font-style-asian="italic" style:font-style-complex="italic"/>
    </style:style>
    <style:style style:name="T830" style:family="text">
      <style:text-properties fo:font-style="italic" officeooo:rsid="058ff97a" style:font-style-asian="italic" style:font-style-complex="italic"/>
    </style:style>
    <style:style style:name="T831" style:family="text">
      <style:text-properties fo:font-style="italic" officeooo:rsid="05949b4f" style:font-style-asian="italic" style:font-style-complex="italic"/>
    </style:style>
    <style:style style:name="T832" style:family="text">
      <style:text-properties fo:font-style="italic" officeooo:rsid="0594c3b1" style:font-style-asian="italic" style:font-style-complex="italic"/>
    </style:style>
    <style:style style:name="T833" style:family="text">
      <style:text-properties fo:font-style="italic" officeooo:rsid="059dc481" style:font-style-asian="italic" style:font-style-complex="italic"/>
    </style:style>
    <style:style style:name="T834" style:family="text">
      <style:text-properties fo:font-style="italic" officeooo:rsid="05a62358" style:font-style-asian="italic" style:font-style-complex="italic"/>
    </style:style>
    <style:style style:name="T835" style:family="text">
      <style:text-properties fo:font-style="italic" officeooo:rsid="05b1e12b" style:font-style-asian="italic" style:font-style-complex="italic"/>
    </style:style>
    <style:style style:name="T836" style:family="text">
      <style:text-properties fo:font-style="italic" officeooo:rsid="05c59e49" style:font-style-asian="italic" style:font-style-complex="italic"/>
    </style:style>
    <style:style style:name="T837" style:family="text">
      <style:text-properties fo:font-style="italic" officeooo:rsid="05c8a5e8" style:font-style-asian="italic" style:font-style-complex="italic"/>
    </style:style>
    <style:style style:name="T838" style:family="text">
      <style:text-properties fo:font-style="italic" officeooo:rsid="05c998af" style:font-style-asian="italic" style:font-style-complex="italic"/>
    </style:style>
    <style:style style:name="T839" style:family="text">
      <style:text-properties fo:font-style="italic" officeooo:rsid="06172b9d" style:font-style-asian="italic" style:font-style-complex="italic"/>
    </style:style>
    <style:style style:name="T840" style:family="text">
      <style:text-properties fo:font-style="italic" officeooo:rsid="0618b391" style:font-style-asian="italic" style:font-style-complex="italic"/>
    </style:style>
    <style:style style:name="T841" style:family="text">
      <style:text-properties fo:font-style="italic" officeooo:rsid="0637ea69" style:font-style-asian="italic" style:font-style-complex="italic"/>
    </style:style>
    <style:style style:name="T842" style:family="text">
      <style:text-properties fo:font-style="italic" officeooo:rsid="0639b0d4" style:font-style-asian="italic" style:font-style-complex="italic"/>
    </style:style>
    <style:style style:name="T843" style:family="text">
      <style:text-properties fo:font-style="italic" officeooo:rsid="064218d5" style:font-style-asian="italic" style:font-style-complex="italic"/>
    </style:style>
    <style:style style:name="T844" style:family="text">
      <style:text-properties fo:font-style="italic" officeooo:rsid="06494156" style:font-style-asian="italic" style:font-style-complex="italic"/>
    </style:style>
    <style:style style:name="T845" style:family="text">
      <style:text-properties fo:font-style="italic" officeooo:rsid="064a9a93" style:font-style-asian="italic" style:font-style-complex="italic"/>
    </style:style>
    <style:style style:name="T846" style:family="text">
      <style:text-properties fo:font-style="italic" officeooo:rsid="0668679b" style:font-style-asian="italic" style:font-style-complex="italic"/>
    </style:style>
    <style:style style:name="T847" style:family="text">
      <style:text-properties fo:font-style="italic" officeooo:rsid="066b1544" style:font-style-asian="italic" style:font-style-complex="italic"/>
    </style:style>
    <style:style style:name="T848" style:family="text">
      <style:text-properties fo:font-style="italic" officeooo:rsid="066d0fef" style:font-style-asian="italic" style:font-style-complex="italic"/>
    </style:style>
    <style:style style:name="T849" style:family="text">
      <style:text-properties fo:font-style="italic" officeooo:rsid="06762c99" style:font-style-asian="italic" style:font-style-complex="italic"/>
    </style:style>
    <style:style style:name="T850" style:family="text">
      <style:text-properties fo:font-style="italic" officeooo:rsid="0677cd71" style:font-style-asian="italic" style:font-style-complex="italic"/>
    </style:style>
    <style:style style:name="T851" style:family="text">
      <style:text-properties fo:font-style="italic" officeooo:rsid="067959fc" style:font-style-asian="italic" style:font-style-complex="italic"/>
    </style:style>
    <style:style style:name="T852" style:family="text">
      <style:text-properties fo:font-style="italic" officeooo:rsid="067b217c" style:font-style-asian="italic" style:font-style-complex="italic"/>
    </style:style>
    <style:style style:name="T853" style:family="text">
      <style:text-properties fo:font-style="italic" officeooo:rsid="06925fbb" style:font-style-asian="italic" style:font-style-complex="italic"/>
    </style:style>
    <style:style style:name="T854" style:family="text">
      <style:text-properties fo:font-style="italic" officeooo:rsid="069e97ec" style:font-style-asian="italic" style:font-style-complex="italic"/>
    </style:style>
    <style:style style:name="T855" style:family="text">
      <style:text-properties fo:font-style="italic" officeooo:rsid="06a1ed70" style:font-style-asian="italic" style:font-style-complex="italic"/>
    </style:style>
    <style:style style:name="T856" style:family="text">
      <style:text-properties fo:font-style="italic" officeooo:rsid="06a69171" style:font-style-asian="italic" style:font-style-complex="italic"/>
    </style:style>
    <style:style style:name="T857" style:family="text">
      <style:text-properties fo:font-style="italic" officeooo:rsid="06a7e231" style:font-style-asian="italic" style:font-style-complex="italic"/>
    </style:style>
    <style:style style:name="T858" style:family="text">
      <style:text-properties fo:font-style="italic" officeooo:rsid="06ab2442" style:font-style-asian="italic" style:font-style-complex="italic"/>
    </style:style>
    <style:style style:name="T859" style:family="text">
      <style:text-properties fo:font-style="italic" officeooo:rsid="06ae9fda" style:font-style-asian="italic" style:font-style-complex="italic"/>
    </style:style>
    <style:style style:name="T860" style:family="text">
      <style:text-properties fo:font-style="italic" officeooo:rsid="06b4c447" style:font-style-asian="italic" style:font-style-complex="italic"/>
    </style:style>
    <style:style style:name="T861" style:family="text">
      <style:text-properties fo:font-style="italic" officeooo:rsid="06c215b3" style:font-style-asian="italic" style:font-style-complex="italic"/>
    </style:style>
    <style:style style:name="T862" style:family="text">
      <style:text-properties fo:font-style="italic" officeooo:rsid="06c27d05" style:font-style-asian="italic" style:font-style-complex="italic"/>
    </style:style>
    <style:style style:name="T863" style:family="text">
      <style:text-properties fo:font-style="italic" officeooo:rsid="06c3061f" style:font-style-asian="italic" style:font-style-complex="italic"/>
    </style:style>
    <style:style style:name="T864" style:family="text">
      <style:text-properties fo:font-style="italic" officeooo:rsid="06c3ee19" style:font-style-asian="italic" style:font-style-complex="italic"/>
    </style:style>
    <style:style style:name="T865" style:family="text">
      <style:text-properties fo:font-style="italic" officeooo:rsid="06c7d8b8" style:font-style-asian="italic" style:font-style-complex="italic"/>
    </style:style>
    <style:style style:name="T866" style:family="text">
      <style:text-properties fo:font-style="italic" officeooo:rsid="06c818fc" style:font-style-asian="italic" style:font-style-complex="italic"/>
    </style:style>
    <style:style style:name="T867" style:family="text">
      <style:text-properties fo:font-style="italic" officeooo:rsid="06c91dcd" style:font-style-asian="italic" style:font-style-complex="italic"/>
    </style:style>
    <style:style style:name="T868" style:family="text">
      <style:text-properties fo:font-style="italic" officeooo:rsid="06f77abd" style:font-style-asian="italic" style:font-style-complex="italic"/>
    </style:style>
    <style:style style:name="T869" style:family="text">
      <style:text-properties fo:font-style="italic" officeooo:rsid="071c7ed7" style:font-style-asian="italic" style:font-style-complex="italic"/>
    </style:style>
    <style:style style:name="T870" style:family="text">
      <style:text-properties fo:font-style="italic" officeooo:rsid="072e2a4b" style:font-style-asian="italic" style:font-style-complex="italic"/>
    </style:style>
    <style:style style:name="T871" style:family="text">
      <style:text-properties fo:font-style="italic" officeooo:rsid="072ee9ea" style:font-style-asian="italic" style:font-style-complex="italic"/>
    </style:style>
    <style:style style:name="T872" style:family="text">
      <style:text-properties fo:font-style="italic" officeooo:rsid="0730a83b" style:font-style-asian="italic" style:font-style-complex="italic"/>
    </style:style>
    <style:style style:name="T873" style:family="text">
      <style:text-properties fo:font-style="italic" officeooo:rsid="0734db54" style:font-style-asian="italic" style:font-style-complex="italic"/>
    </style:style>
    <style:style style:name="T874" style:family="text">
      <style:text-properties fo:font-style="italic" officeooo:rsid="0734e93a" style:font-style-asian="italic" style:font-style-complex="italic"/>
    </style:style>
    <style:style style:name="T875" style:family="text">
      <style:text-properties fo:font-style="italic" officeooo:rsid="07424f7d" style:font-style-asian="italic" style:font-style-complex="italic"/>
    </style:style>
    <style:style style:name="T876" style:family="text">
      <style:text-properties fo:font-style="italic" officeooo:rsid="07439d4c" style:font-style-asian="italic" style:font-style-complex="italic"/>
    </style:style>
    <style:style style:name="T877" style:family="text">
      <style:text-properties fo:font-style="italic" officeooo:rsid="0743be04" style:font-style-asian="italic" style:font-style-complex="italic"/>
    </style:style>
    <style:style style:name="T878" style:family="text">
      <style:text-properties fo:font-style="italic" officeooo:rsid="07459965" style:font-style-asian="italic" style:font-style-complex="italic"/>
    </style:style>
    <style:style style:name="T879" style:family="text">
      <style:text-properties fo:font-style="italic" officeooo:rsid="0746ec61" style:font-style-asian="italic" style:font-style-complex="italic"/>
    </style:style>
    <style:style style:name="T880" style:family="text">
      <style:text-properties fo:font-style="italic" officeooo:rsid="074778a8" style:font-style-asian="italic" style:font-style-complex="italic"/>
    </style:style>
    <style:style style:name="T881" style:family="text">
      <style:text-properties fo:font-style="italic" officeooo:rsid="074840b1" style:font-style-asian="italic" style:font-style-complex="italic"/>
    </style:style>
    <style:style style:name="T882" style:family="text">
      <style:text-properties fo:font-style="italic" officeooo:rsid="0749b729" style:font-style-asian="italic" style:font-style-complex="italic"/>
    </style:style>
    <style:style style:name="T883" style:family="text">
      <style:text-properties fo:font-style="italic" officeooo:rsid="075805d5" style:font-style-asian="italic" style:font-style-complex="italic"/>
    </style:style>
    <style:style style:name="T884" style:family="text">
      <style:text-properties fo:font-style="italic" officeooo:rsid="0759a5bf" style:font-style-asian="italic" style:font-style-complex="italic"/>
    </style:style>
    <style:style style:name="T885" style:family="text">
      <style:text-properties fo:font-style="italic" officeooo:rsid="075c172a" style:font-style-asian="italic" style:font-style-complex="italic"/>
    </style:style>
    <style:style style:name="T886" style:family="text">
      <style:text-properties fo:font-style="italic" officeooo:rsid="075d841d" style:font-style-asian="italic" style:font-style-complex="italic"/>
    </style:style>
    <style:style style:name="T887" style:family="text">
      <style:text-properties fo:font-style="italic" officeooo:rsid="0760e847" style:font-style-asian="italic" style:font-style-complex="italic"/>
    </style:style>
    <style:style style:name="T888" style:family="text">
      <style:text-properties fo:font-style="italic" officeooo:rsid="076bfdac" style:font-style-asian="italic" style:font-style-complex="italic"/>
    </style:style>
    <style:style style:name="T889" style:family="text">
      <style:text-properties fo:font-style="italic" officeooo:rsid="077bf642" style:font-style-asian="italic" style:font-style-complex="italic"/>
    </style:style>
    <style:style style:name="T890" style:family="text">
      <style:text-properties fo:font-style="italic" officeooo:rsid="077e7e21" style:font-style-asian="italic" style:font-style-complex="italic"/>
    </style:style>
    <style:style style:name="T891" style:family="text">
      <style:text-properties fo:font-style="italic" officeooo:rsid="0782cc18" style:font-style-asian="italic" style:font-style-complex="italic"/>
    </style:style>
    <style:style style:name="T892" style:family="text">
      <style:text-properties fo:font-style="italic" officeooo:rsid="0787fa7b" style:font-style-asian="italic" style:font-style-complex="italic"/>
    </style:style>
    <style:style style:name="T893" style:family="text">
      <style:text-properties fo:font-style="italic" officeooo:rsid="07899a3b" style:font-style-asian="italic" style:font-style-complex="italic"/>
    </style:style>
    <style:style style:name="T894" style:family="text">
      <style:text-properties fo:font-style="italic" officeooo:rsid="078b7583" style:font-style-asian="italic" style:font-style-complex="italic"/>
    </style:style>
    <style:style style:name="T895" style:family="text">
      <style:text-properties fo:font-style="italic" officeooo:rsid="07932bff" style:font-style-asian="italic" style:font-style-complex="italic"/>
    </style:style>
    <style:style style:name="T896" style:family="text">
      <style:text-properties fo:font-style="italic" officeooo:rsid="07970875" style:font-style-asian="italic" style:font-style-complex="italic"/>
    </style:style>
    <style:style style:name="T897" style:family="text">
      <style:text-properties fo:font-style="italic" officeooo:rsid="0797792f" style:font-style-asian="italic" style:font-style-complex="italic"/>
    </style:style>
    <style:style style:name="T898" style:family="text">
      <style:text-properties fo:font-style="italic" officeooo:rsid="079b92dc" style:font-style-asian="italic" style:font-style-complex="italic"/>
    </style:style>
    <style:style style:name="T899" style:family="text">
      <style:text-properties fo:font-style="italic" officeooo:rsid="07a118c5" style:font-style-asian="italic" style:font-style-complex="italic"/>
    </style:style>
    <style:style style:name="T900" style:family="text">
      <style:text-properties fo:font-style="italic" officeooo:rsid="07a1b410" style:font-style-asian="italic" style:font-style-complex="italic"/>
    </style:style>
    <style:style style:name="T901" style:family="text">
      <style:text-properties fo:font-style="italic" fo:font-weight="bold" officeooo:rsid="02a6f1fa" style:font-style-asian="italic" style:font-weight-asian="bold" style:font-style-complex="italic" style:font-weight-complex="bold"/>
    </style:style>
    <style:style style:name="T902" style:family="text">
      <style:text-properties fo:font-style="italic" fo:font-weight="bold" officeooo:rsid="027e467c" style:font-style-asian="italic" style:font-weight-asian="bold" style:font-style-complex="italic" style:font-weight-complex="bold"/>
    </style:style>
    <style:style style:name="T903" style:family="text">
      <style:text-properties fo:font-style="italic" fo:font-weight="bold" officeooo:rsid="03de3618" style:font-style-asian="italic" style:font-weight-asian="bold" style:font-style-complex="italic" style:font-weight-complex="bold"/>
    </style:style>
    <style:style style:name="T904" style:family="text">
      <style:text-properties fo:font-style="italic" fo:font-weight="bold" officeooo:rsid="0329391f" style:font-style-asian="italic" style:font-weight-asian="bold" style:font-style-complex="italic" style:font-weight-complex="bold"/>
    </style:style>
    <style:style style:name="T905" style:family="text">
      <style:text-properties fo:font-style="italic" fo:font-weight="bold" officeooo:rsid="0400ef13" style:font-style-asian="italic" style:font-weight-asian="bold" style:font-style-complex="italic" style:font-weight-complex="bold"/>
    </style:style>
    <style:style style:name="T906" style:family="text">
      <style:text-properties fo:font-style="italic" fo:font-weight="bold" officeooo:rsid="04859c2e" style:font-style-asian="italic" style:font-weight-asian="bold" style:font-style-complex="italic" style:font-weight-complex="bold"/>
    </style:style>
    <style:style style:name="T907" style:family="text">
      <style:text-properties fo:font-style="italic" fo:font-weight="bold" officeooo:rsid="04deb270" style:font-style-asian="italic" style:font-weight-asian="bold" style:font-style-complex="italic" style:font-weight-complex="bold"/>
    </style:style>
    <style:style style:name="T908" style:family="text">
      <style:text-properties fo:font-style="italic" fo:font-weight="bold" officeooo:rsid="054885cd" style:font-style-asian="italic" style:font-weight-asian="bold" style:font-style-complex="italic" style:font-weight-complex="bold"/>
    </style:style>
    <style:style style:name="T909" style:family="text">
      <style:text-properties fo:font-style="italic" fo:font-weight="bold" officeooo:rsid="05818313" style:font-style-asian="italic" style:font-weight-asian="bold" style:font-style-complex="italic" style:font-weight-complex="bold"/>
    </style:style>
    <style:style style:name="T910" style:family="text">
      <style:text-properties fo:font-style="italic" fo:font-weight="bold" officeooo:rsid="058ff97a" style:font-style-asian="italic" style:font-weight-asian="bold" style:font-style-complex="italic" style:font-weight-complex="bold"/>
    </style:style>
    <style:style style:name="T911" style:family="text">
      <style:text-properties fo:font-style="italic" fo:font-weight="normal" officeooo:rsid="02a6f1fa" style:font-style-asian="italic" style:font-weight-asian="normal" style:font-style-complex="italic" style:font-weight-complex="normal"/>
    </style:style>
    <style:style style:name="T912" style:family="text">
      <style:text-properties fo:font-style="italic" fo:font-weight="normal" officeooo:rsid="03de3618" style:font-style-asian="italic" style:font-weight-asian="normal" style:font-style-complex="italic" style:font-weight-complex="normal"/>
    </style:style>
    <style:style style:name="T913" style:family="text">
      <style:text-properties fo:font-style="italic" fo:font-weight="normal" officeooo:rsid="036d4b1c" style:font-style-asian="italic" style:font-weight-asian="normal" style:font-style-complex="italic" style:font-weight-complex="normal"/>
    </style:style>
    <style:style style:name="T914" style:family="text">
      <style:text-properties fo:font-style="italic" fo:font-weight="normal" officeooo:rsid="05818313" style:font-style-asian="italic" style:font-weight-asian="normal" style:font-style-complex="italic" style:font-weight-complex="normal"/>
    </style:style>
    <style:style style:name="T915" style:family="text">
      <style:text-properties fo:font-style="italic" fo:font-weight="normal" officeooo:rsid="058ff97a" style:font-style-asian="italic" style:font-weight-asian="normal" style:font-style-complex="italic" style:font-weight-complex="normal"/>
    </style:style>
    <style:style style:name="T916" style:family="text">
      <style:text-properties fo:font-style="italic" fo:font-weight="normal" officeooo:rsid="06598c92" style:font-style-asian="italic" style:font-weight-asian="normal" style:font-style-complex="italic" style:font-weight-complex="normal"/>
    </style:style>
    <style:style style:name="T917" style:family="text">
      <style:text-properties fo:font-style="italic" style:text-underline-style="none" fo:font-weight="normal" officeooo:rsid="042ea266" style:font-style-asian="italic" style:font-weight-asian="normal" style:font-style-complex="italic" style:font-weight-complex="normal"/>
    </style:style>
    <style:style style:name="T918" style:family="text">
      <style:text-properties fo:font-style="italic" style:text-underline-style="none" fo:font-weight="normal" officeooo:rsid="043041f4" style:font-style-asian="italic" style:font-weight-asian="normal" style:font-style-complex="italic" style:font-weight-complex="normal"/>
    </style:style>
    <style:style style:name="T919" style:family="text">
      <style:text-properties fo:font-style="italic" officeooo:rsid="01de4db3" style:font-size-asian="12.25pt" style:font-style-asian="italic" style:font-style-complex="italic"/>
    </style:style>
    <style:style style:name="T920" style:family="text">
      <style:text-properties fo:font-style="italic" officeooo:rsid="01d2b6e8" style:font-size-asian="12.25pt" style:font-style-asian="italic" style:font-style-complex="italic"/>
    </style:style>
    <style:style style:name="T921" style:family="text">
      <style:text-properties officeooo:rsid="005c16f6"/>
    </style:style>
    <style:style style:name="T922" style:family="text">
      <style:text-properties officeooo:rsid="00600d27"/>
    </style:style>
    <style:style style:name="T923" style:family="text">
      <style:text-properties style:text-underline-style="solid" style:text-underline-width="auto" style:text-underline-color="font-color" fo:font-weight="bold" style:font-weight-asian="bold" style:font-weight-complex="bold"/>
    </style:style>
    <style:style style:name="T924" style:family="text">
      <style:text-properties style:text-underline-style="solid" style:text-underline-width="auto" style:text-underline-color="font-color" fo:font-weight="bold" officeooo:rsid="001f0ea3" style:font-weight-asian="bold" style:font-weight-complex="bold"/>
    </style:style>
    <style:style style:name="T925" style:family="text">
      <style:text-properties officeooo:rsid="006f46a3"/>
    </style:style>
    <style:style style:name="T926" style:family="text">
      <style:text-properties officeooo:rsid="007218f5"/>
    </style:style>
    <style:style style:name="T927" style:family="text">
      <style:text-properties officeooo:rsid="0081af51"/>
    </style:style>
    <style:style style:name="T928" style:family="text">
      <style:text-properties officeooo:rsid="00898c5f"/>
    </style:style>
    <style:style style:name="T929" style:family="text">
      <style:text-properties officeooo:rsid="008a0141"/>
    </style:style>
    <style:style style:name="T930" style:family="text">
      <style:text-properties officeooo:rsid="008bdbe0"/>
    </style:style>
    <style:style style:name="T931" style:family="text">
      <style:text-properties officeooo:rsid="00be57ee"/>
    </style:style>
    <style:style style:name="T932" style:family="text">
      <style:text-properties officeooo:rsid="00cef413"/>
    </style:style>
    <style:style style:name="T933" style:family="text">
      <style:text-properties officeooo:rsid="013b3bd4"/>
    </style:style>
    <style:style style:name="T934" style:family="text">
      <style:text-properties officeooo:rsid="0152859f"/>
    </style:style>
    <style:style style:name="T935" style:family="text">
      <style:text-properties officeooo:rsid="0155f822"/>
    </style:style>
    <style:style style:name="T936" style:family="text">
      <style:text-properties officeooo:rsid="0159b3b2"/>
    </style:style>
    <style:style style:name="T937" style:family="text">
      <style:text-properties fo:font-weight="bold" style:font-weight-asian="bold" style:font-weight-complex="bold"/>
    </style:style>
    <style:style style:name="T938" style:family="text">
      <style:text-properties fo:font-weight="bold" officeooo:rsid="0163ff84" style:font-weight-asian="bold" style:font-weight-complex="bold"/>
    </style:style>
    <style:style style:name="T939" style:family="text">
      <style:text-properties style:font-name="Liberation Serif" fo:font-style="italic" fo:font-weight="bold" style:font-style-asian="italic" style:font-weight-asian="bold" style:font-style-complex="italic" style:font-weight-complex="bold"/>
    </style:style>
    <style:style style:name="T940" style:family="text">
      <style:text-properties officeooo:rsid="016c8fb6"/>
    </style:style>
    <style:style style:name="T941" style:family="text">
      <style:text-properties officeooo:rsid="016f5c91"/>
    </style:style>
    <style:style style:name="T942" style:family="text">
      <style:text-properties officeooo:rsid="016f72bb"/>
    </style:style>
    <style:style style:name="T943" style:family="text">
      <style:text-properties officeooo:rsid="01715fb8"/>
    </style:style>
    <style:style style:name="T944" style:family="text">
      <style:text-properties officeooo:rsid="01735626"/>
    </style:style>
    <style:style style:name="T945" style:family="text">
      <style:text-properties officeooo:rsid="0174adb1"/>
    </style:style>
    <style:style style:name="T946" style:family="text">
      <style:text-properties officeooo:rsid="01762b37"/>
    </style:style>
    <style:style style:name="T947" style:family="text">
      <style:text-properties officeooo:rsid="0178b523"/>
    </style:style>
    <style:style style:name="T948" style:family="text">
      <style:text-properties officeooo:rsid="017bd806"/>
    </style:style>
    <style:style style:name="T949" style:family="text">
      <style:text-properties officeooo:rsid="017e60e3"/>
    </style:style>
    <style:style style:name="T950" style:family="text">
      <style:text-properties officeooo:rsid="0182adf1"/>
    </style:style>
    <style:style style:name="T951" style:family="text">
      <style:text-properties officeooo:rsid="01837a4e"/>
    </style:style>
    <style:style style:name="T952" style:family="text">
      <style:text-properties officeooo:rsid="0192a970"/>
    </style:style>
    <style:style style:name="T953" style:family="text">
      <style:text-properties officeooo:rsid="019c3f20"/>
    </style:style>
    <style:style style:name="T954" style:family="text">
      <style:text-properties officeooo:rsid="01ab5dd2"/>
    </style:style>
    <style:style style:name="T955" style:family="text">
      <style:text-properties officeooo:rsid="01abcf34"/>
    </style:style>
    <style:style style:name="T956" style:family="text">
      <style:text-properties officeooo:rsid="01bf997c"/>
    </style:style>
    <style:style style:name="T957" style:family="text">
      <style:text-properties officeooo:rsid="01c3f6fc"/>
    </style:style>
    <style:style style:name="T958" style:family="text">
      <style:text-properties officeooo:rsid="01c52b58"/>
    </style:style>
    <style:style style:name="T959" style:family="text">
      <style:text-properties officeooo:rsid="01c68cd4"/>
    </style:style>
    <style:style style:name="T960"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961"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962"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963"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964"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965"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966"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967"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968"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969"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970"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971"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972"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973"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974"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975"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976"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977"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978"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979"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980"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981"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982"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983"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984"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985"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986"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987"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988"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989"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990"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991"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992"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993"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994"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995"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996"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997"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998" style:family="text">
      <style:text-properties fo:font-size="14pt" fo:font-style="italic" officeooo:rsid="052a6168" style:font-size-asian="14pt" style:font-style-asian="italic" style:font-size-complex="14pt" style:font-style-complex="italic"/>
    </style:style>
    <style:style style:name="T999" style:family="text">
      <style:text-properties fo:font-size="14pt" fo:font-style="italic" officeooo:rsid="0597cf24" style:font-size-asian="14pt" style:font-style-asian="italic" style:font-size-complex="14pt" style:font-style-complex="italic"/>
    </style:style>
    <style:style style:name="T1000" style:family="text">
      <style:text-properties fo:font-size="14pt" fo:font-style="italic" officeooo:rsid="065aa910" style:font-size-asian="14pt" style:font-style-asian="italic" style:font-size-complex="14pt" style:font-style-complex="italic"/>
    </style:style>
    <style:style style:name="T1001"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002"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003"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004" style:family="text">
      <style:text-properties officeooo:rsid="01e4eb87"/>
    </style:style>
    <style:style style:name="T1005" style:family="text">
      <style:text-properties officeooo:rsid="01ecfb37"/>
    </style:style>
    <style:style style:name="T1006" style:family="text">
      <style:text-properties officeooo:rsid="01f158b4"/>
    </style:style>
    <style:style style:name="T1007" style:family="text">
      <style:text-properties officeooo:rsid="01f72680"/>
    </style:style>
    <style:style style:name="T1008" style:family="text">
      <style:text-properties officeooo:rsid="01f8eee1"/>
    </style:style>
    <style:style style:name="T1009" style:family="text">
      <style:text-properties officeooo:rsid="0205d0fb"/>
    </style:style>
    <style:style style:name="T1010" style:family="text">
      <style:text-properties officeooo:rsid="0205df7c"/>
    </style:style>
    <style:style style:name="T1011" style:family="text">
      <style:text-properties officeooo:rsid="0206c9af"/>
    </style:style>
    <style:style style:name="T1012" style:family="text">
      <style:text-properties officeooo:rsid="0215565f"/>
    </style:style>
    <style:style style:name="T1013" style:family="text">
      <style:text-properties officeooo:rsid="0216e9ac"/>
    </style:style>
    <style:style style:name="T1014" style:family="text">
      <style:text-properties officeooo:rsid="02179275"/>
    </style:style>
    <style:style style:name="T1015" style:family="text">
      <style:text-properties officeooo:rsid="021d4a0a"/>
    </style:style>
    <style:style style:name="T1016" style:family="text">
      <style:text-properties officeooo:rsid="021de231"/>
    </style:style>
    <style:style style:name="T1017" style:family="text">
      <style:text-properties officeooo:rsid="022b20af"/>
    </style:style>
    <style:style style:name="T1018" style:family="text">
      <style:text-properties officeooo:rsid="023356fd"/>
    </style:style>
    <style:style style:name="T1019" style:family="text">
      <style:text-properties officeooo:rsid="02579dd0"/>
    </style:style>
    <style:style style:name="T1020" style:family="text">
      <style:text-properties officeooo:rsid="02678416"/>
    </style:style>
    <style:style style:name="T1021" style:family="text">
      <style:text-properties officeooo:rsid="0273ea81"/>
    </style:style>
    <style:style style:name="T1022" style:family="text">
      <style:text-properties officeooo:rsid="027e467c"/>
    </style:style>
    <style:style style:name="T1023" style:family="text">
      <style:text-properties officeooo:rsid="02e3a1a2"/>
    </style:style>
    <style:style style:name="T1024" style:family="text">
      <style:text-properties officeooo:rsid="02e3c5fe"/>
    </style:style>
    <style:style style:name="T1025" style:family="text">
      <style:text-properties officeooo:rsid="02e823c3"/>
    </style:style>
    <style:style style:name="T1026" style:family="text">
      <style:text-properties officeooo:rsid="02efff2b"/>
    </style:style>
    <style:style style:name="T1027" style:family="text">
      <style:text-properties officeooo:rsid="02f38870"/>
    </style:style>
    <style:style style:name="T1028" style:family="text">
      <style:text-properties officeooo:rsid="02f8039f"/>
    </style:style>
    <style:style style:name="T1029" style:family="text">
      <style:text-properties officeooo:rsid="02fe3556"/>
    </style:style>
    <style:style style:name="T1030" style:family="text">
      <style:text-properties officeooo:rsid="03022537"/>
    </style:style>
    <style:style style:name="T1031" style:family="text">
      <style:text-properties officeooo:rsid="0303f948"/>
    </style:style>
    <style:style style:name="T1032" style:family="text">
      <style:text-properties officeooo:rsid="0309801d"/>
    </style:style>
    <style:style style:name="T1033" style:family="text">
      <style:text-properties officeooo:rsid="030a339d"/>
    </style:style>
    <style:style style:name="T1034" style:family="text">
      <style:text-properties officeooo:rsid="030e3272"/>
    </style:style>
    <style:style style:name="T1035" style:family="text">
      <style:text-properties officeooo:rsid="031b52b4"/>
    </style:style>
    <style:style style:name="T1036" style:family="text">
      <style:text-properties officeooo:rsid="0320c6b9"/>
    </style:style>
    <style:style style:name="T1037" style:family="text">
      <style:text-properties officeooo:rsid="0324441b"/>
    </style:style>
    <style:style style:name="T1038" style:family="text">
      <style:text-properties officeooo:rsid="0326d770"/>
    </style:style>
    <style:style style:name="T1039" style:family="text">
      <style:text-properties officeooo:rsid="0329391f"/>
    </style:style>
    <style:style style:name="T1040" style:family="text">
      <style:text-properties officeooo:rsid="033523c7"/>
    </style:style>
    <style:style style:name="T1041" style:family="text">
      <style:text-properties officeooo:rsid="033728cd"/>
    </style:style>
    <style:style style:name="T1042" style:family="text">
      <style:text-properties officeooo:rsid="0337c4cc"/>
    </style:style>
    <style:style style:name="T1043" style:family="text">
      <style:text-properties officeooo:rsid="033d776d"/>
    </style:style>
    <style:style style:name="T1044" style:family="text">
      <style:text-properties officeooo:rsid="034010b6"/>
    </style:style>
    <style:style style:name="T1045" style:family="text">
      <style:text-properties officeooo:rsid="0344100b"/>
    </style:style>
    <style:style style:name="T1046" style:family="text">
      <style:text-properties officeooo:rsid="034e9be0"/>
    </style:style>
    <style:style style:name="T1047" style:family="text">
      <style:text-properties officeooo:rsid="0355c4bc"/>
    </style:style>
    <style:style style:name="T1048" style:family="text">
      <style:text-properties officeooo:rsid="0369a315"/>
    </style:style>
    <style:style style:name="T1049" style:family="text">
      <style:text-properties officeooo:rsid="036d4b1c"/>
    </style:style>
    <style:style style:name="T1050" style:family="text">
      <style:text-properties officeooo:rsid="037588cb"/>
    </style:style>
    <style:style style:name="T1051" style:family="text">
      <style:text-properties officeooo:rsid="0385163f"/>
    </style:style>
    <style:style style:name="T1052" style:family="text">
      <style:text-properties fo:background-color="transparent" loext:char-shading-value="0"/>
    </style:style>
    <style:style style:name="T1053" style:family="text">
      <style:text-properties officeooo:rsid="0309801d" fo:background-color="transparent" loext:char-shading-value="0"/>
    </style:style>
    <style:style style:name="T1054"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055"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056" style:family="text">
      <style:text-properties style:font-name="Liberation Serif1" fo:font-size="12pt" fo:font-style="normal" officeooo:rsid="00d8dd24" style:font-size-asian="12pt" style:font-style-asian="normal" style:font-size-complex="12pt" style:font-style-complex="normal"/>
    </style:style>
    <style:style style:name="T1057" style:family="text">
      <style:text-properties fo:font-size="12pt" fo:font-style="italic" officeooo:rsid="00d8dd24" style:font-size-asian="12pt" style:font-style-asian="italic" style:font-size-complex="12pt" style:font-style-complex="italic"/>
    </style:style>
    <style:style style:name="T1058" style:family="text">
      <style:text-properties fo:font-size="12pt" fo:font-style="normal" officeooo:rsid="00d8dd24" style:font-size-asian="12pt" style:font-style-asian="normal" style:font-size-complex="12pt" style:font-style-complex="normal"/>
    </style:style>
    <style:style style:name="T1059" style:family="text">
      <style:text-properties officeooo:rsid="03b59d2e"/>
    </style:style>
    <style:style style:name="T1060" style:family="text">
      <style:text-properties officeooo:rsid="03bd4a2c"/>
    </style:style>
    <style:style style:name="T1061" style:family="text">
      <style:text-properties officeooo:rsid="03bf5ca4"/>
    </style:style>
    <style:style style:name="T1062" style:family="text">
      <style:text-properties officeooo:rsid="03c25cfb"/>
    </style:style>
    <style:style style:name="T1063" style:family="text">
      <style:text-properties officeooo:rsid="03cc63a6"/>
    </style:style>
    <style:style style:name="T1064" style:family="text">
      <style:text-properties officeooo:rsid="03dfbd07"/>
    </style:style>
    <style:style style:name="T1065" style:family="text">
      <style:text-properties officeooo:rsid="03e5ac15"/>
    </style:style>
    <style:style style:name="T1066" style:family="text">
      <style:text-properties officeooo:rsid="03e6a6c5"/>
    </style:style>
    <style:style style:name="T1067" style:family="text">
      <style:text-properties officeooo:rsid="03e71010"/>
    </style:style>
    <style:style style:name="T1068" style:family="text">
      <style:text-properties officeooo:rsid="03f3a9aa"/>
    </style:style>
    <style:style style:name="T1069" style:family="text">
      <style:text-properties officeooo:rsid="001a1637"/>
    </style:style>
    <style:style style:name="T1070" style:family="text">
      <style:text-properties officeooo:rsid="043186ab"/>
    </style:style>
    <style:style style:name="T1071"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072"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073"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074"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075"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076"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077"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078"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079"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080"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081"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082"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083"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084"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085"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086"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087"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088"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089"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090"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091"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092"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093"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094"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095"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096"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097"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098"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099"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100"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101"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102"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103"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104"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105"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106"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107"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108"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109" style:family="text">
      <style:text-properties fo:font-size="16pt" fo:font-style="italic" fo:font-weight="bold" officeooo:rsid="07a52480" style:font-size-asian="16pt" style:font-style-asian="italic" style:font-weight-asian="bold" style:font-size-complex="16pt" style:font-style-complex="italic" style:font-weight-complex="bold"/>
    </style:style>
    <style:style style:name="T1110" style:family="text">
      <style:text-properties officeooo:rsid="0481503d"/>
    </style:style>
    <style:style style:name="T1111" style:family="text">
      <style:text-properties officeooo:rsid="048293d6"/>
    </style:style>
    <style:style style:name="T1112" style:family="text">
      <style:text-properties officeooo:rsid="0482cc8e"/>
    </style:style>
    <style:style style:name="T1113" style:family="text">
      <style:text-properties officeooo:rsid="04859c2e"/>
    </style:style>
    <style:style style:name="T1114" style:family="text">
      <style:text-properties officeooo:rsid="04869f4e"/>
    </style:style>
    <style:style style:name="T1115" style:family="text">
      <style:text-properties officeooo:rsid="0488a08c"/>
    </style:style>
    <style:style style:name="T1116" style:family="text">
      <style:text-properties officeooo:rsid="048dc908"/>
    </style:style>
    <style:style style:name="T1117" style:family="text">
      <style:text-properties officeooo:rsid="048f3e72"/>
    </style:style>
    <style:style style:name="T1118" style:family="text">
      <style:text-properties officeooo:rsid="04953643"/>
    </style:style>
    <style:style style:name="T1119" style:family="text">
      <style:text-properties officeooo:rsid="049b7de4"/>
    </style:style>
    <style:style style:name="T1120" style:family="text">
      <style:text-properties officeooo:rsid="049c9635"/>
    </style:style>
    <style:style style:name="T1121" style:family="text">
      <style:text-properties officeooo:rsid="049dbc5b"/>
    </style:style>
    <style:style style:name="T1122" style:family="text">
      <style:text-properties officeooo:rsid="049ea964"/>
    </style:style>
    <style:style style:name="T1123" style:family="text">
      <style:text-properties officeooo:rsid="04a128ba"/>
    </style:style>
    <style:style style:name="T1124" style:family="text">
      <style:text-properties officeooo:rsid="04a4ae7c"/>
    </style:style>
    <style:style style:name="T1125" style:family="text">
      <style:text-properties officeooo:rsid="04a6734c"/>
    </style:style>
    <style:style style:name="T1126" style:family="text">
      <style:text-properties officeooo:rsid="04adbe5a"/>
    </style:style>
    <style:style style:name="T1127" style:family="text">
      <style:text-properties officeooo:rsid="04b2fab1"/>
    </style:style>
    <style:style style:name="T1128" style:family="text">
      <style:text-properties officeooo:rsid="04ba35e1"/>
    </style:style>
    <style:style style:name="T1129" style:family="text">
      <style:text-properties officeooo:rsid="04bb0ee0"/>
    </style:style>
    <style:style style:name="T1130" style:family="text">
      <style:text-properties officeooo:rsid="04c02719"/>
    </style:style>
    <style:style style:name="T1131" style:family="text">
      <style:text-properties officeooo:rsid="04c1087c"/>
    </style:style>
    <style:style style:name="T1132" style:family="text">
      <style:text-properties officeooo:rsid="04deb270"/>
    </style:style>
    <style:style style:name="T1133" style:family="text">
      <style:text-properties officeooo:rsid="04e4814a"/>
    </style:style>
    <style:style style:name="T1134" style:family="text">
      <style:text-properties officeooo:rsid="04e77dea"/>
    </style:style>
    <style:style style:name="T1135" style:family="text">
      <style:text-properties officeooo:rsid="04e95fa4"/>
    </style:style>
    <style:style style:name="T1136" style:family="text">
      <style:text-properties officeooo:rsid="04eb257d"/>
    </style:style>
    <style:style style:name="T1137" style:family="text">
      <style:text-properties officeooo:rsid="04ee5478"/>
    </style:style>
    <style:style style:name="T1138" style:family="text">
      <style:text-properties officeooo:rsid="04f323ca"/>
    </style:style>
    <style:style style:name="T1139" style:family="text">
      <style:text-properties officeooo:rsid="04f6e2ea"/>
    </style:style>
    <style:style style:name="T1140" style:family="text">
      <style:text-properties officeooo:rsid="04f84b44"/>
    </style:style>
    <style:style style:name="T1141" style:family="text">
      <style:text-properties officeooo:rsid="04fb5ce5"/>
    </style:style>
    <style:style style:name="T1142" style:family="text">
      <style:text-properties officeooo:rsid="04fd6f59"/>
    </style:style>
    <style:style style:name="T1143" style:family="text">
      <style:text-properties officeooo:rsid="0501b9d4"/>
    </style:style>
    <style:style style:name="T1144" style:family="text">
      <style:text-properties officeooo:rsid="05072bc9"/>
    </style:style>
    <style:style style:name="T1145" style:family="text">
      <style:text-properties officeooo:rsid="050902ec"/>
    </style:style>
    <style:style style:name="T1146" style:family="text">
      <style:text-properties officeooo:rsid="051380fc"/>
    </style:style>
    <style:style style:name="T1147" style:family="text">
      <style:text-properties officeooo:rsid="0515f0ac"/>
    </style:style>
    <style:style style:name="T1148" style:family="text">
      <style:text-properties officeooo:rsid="0516e884"/>
    </style:style>
    <style:style style:name="T1149" style:family="text">
      <style:text-properties officeooo:rsid="051f58f1"/>
    </style:style>
    <style:style style:name="T1150" style:family="text">
      <style:text-properties officeooo:rsid="0523b41b"/>
    </style:style>
    <style:style style:name="T1151" style:family="text">
      <style:text-properties officeooo:rsid="05254b6b"/>
    </style:style>
    <style:style style:name="T1152" style:family="text">
      <style:text-properties officeooo:rsid="05255690"/>
    </style:style>
    <style:style style:name="T1153" style:family="text">
      <style:text-properties officeooo:rsid="05264200"/>
    </style:style>
    <style:style style:name="T1154" style:family="text">
      <style:text-properties officeooo:rsid="052865b2"/>
    </style:style>
    <style:style style:name="T1155" style:family="text">
      <style:text-properties officeooo:rsid="05289d74"/>
    </style:style>
    <style:style style:name="T1156" style:family="text">
      <style:text-properties officeooo:rsid="0534e478"/>
    </style:style>
    <style:style style:name="T1157" style:family="text">
      <style:text-properties officeooo:rsid="05867b51"/>
    </style:style>
    <style:style style:name="T1158" style:family="text">
      <style:text-properties officeooo:rsid="059636b3"/>
    </style:style>
    <style:style style:name="T1159" style:family="text">
      <style:text-properties officeooo:rsid="05e6ee6c"/>
    </style:style>
    <style:style style:name="T1160" style:family="text">
      <style:text-properties officeooo:rsid="062129db"/>
    </style:style>
    <style:style style:name="T1161" style:family="text">
      <style:text-properties officeooo:rsid="064fc626"/>
    </style:style>
    <style:style style:name="T1162" style:family="text">
      <style:text-properties officeooo:rsid="06598c92"/>
    </style:style>
    <style:style style:name="T1163" style:family="text">
      <style:text-properties fo:font-weight="normal" officeooo:rsid="015da12b" style:font-size-asian="14pt" style:font-weight-asian="normal" style:font-weight-complex="normal"/>
    </style:style>
    <style:style style:name="T1164" style:family="text">
      <style:text-properties fo:font-weight="normal" officeooo:rsid="06598c92" style:font-weight-asian="normal" style:font-weight-complex="normal"/>
    </style:style>
    <style:style style:name="T1165" style:family="text">
      <style:text-properties officeooo:rsid="01de4db3" style:font-size-asian="12.25pt"/>
    </style:style>
    <style:style style:name="T1166" style:family="text">
      <style:text-properties officeooo:rsid="02135b8b" style:font-size-asian="12.25pt"/>
    </style:style>
    <style:style style:name="T1167" style:family="text">
      <style:text-properties officeooo:rsid="065aa910"/>
    </style:style>
    <style:style style:name="T1168" style:family="text">
      <style:text-properties officeooo:rsid="065acf9a"/>
    </style:style>
    <style:style style:name="T1169" style:family="text">
      <style:text-properties officeooo:rsid="066695e2"/>
    </style:style>
    <style:style style:name="T1170" style:family="text">
      <style:text-properties officeooo:rsid="0680f5bf"/>
    </style:style>
    <style:style style:name="T1171" style:family="text">
      <style:text-properties officeooo:rsid="0682ef57"/>
    </style:style>
    <style:style style:name="T1172" style:family="text">
      <style:text-properties officeooo:rsid="069453f7"/>
    </style:style>
    <style:style style:name="T1173" style:family="text">
      <style:text-properties officeooo:rsid="069ae464"/>
    </style:style>
    <style:style style:name="T1174" style:family="text">
      <style:text-properties officeooo:rsid="069c5483"/>
    </style:style>
    <style:style style:name="T1175" style:family="text">
      <style:text-properties officeooo:rsid="069c9f88"/>
    </style:style>
    <style:style style:name="T1176" style:family="text">
      <style:text-properties officeooo:rsid="06b76012"/>
    </style:style>
    <style:style style:name="T1177" style:family="text">
      <style:text-properties officeooo:rsid="06b84469"/>
    </style:style>
    <style:style style:name="T1178" style:family="text">
      <style:text-properties officeooo:rsid="06bc823e"/>
    </style:style>
    <style:style style:name="T1179" style:family="text">
      <style:text-properties officeooo:rsid="06bdc307"/>
    </style:style>
    <style:style style:name="T1180" style:family="text">
      <style:text-properties officeooo:rsid="06d45da2"/>
    </style:style>
    <style:style style:name="T1181"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182"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183"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184"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185"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186"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187"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188" style:family="text">
      <style:text-properties officeooo:rsid="06d68f87"/>
    </style:style>
    <style:style style:name="T1189" style:family="text">
      <style:text-properties officeooo:rsid="06e7aaf8"/>
    </style:style>
    <style:style style:name="T1190" style:family="text">
      <style:text-properties officeooo:rsid="06e9f460"/>
    </style:style>
    <style:style style:name="T1191" style:family="text">
      <style:text-properties officeooo:rsid="06f31a9a"/>
    </style:style>
    <style:style style:name="T1192" style:family="text">
      <style:text-properties officeooo:rsid="06f8f933"/>
    </style:style>
    <style:style style:name="T1193" style:family="text">
      <style:text-properties officeooo:rsid="0703cf63"/>
    </style:style>
    <style:style style:name="T1194" style:family="text">
      <style:text-properties officeooo:rsid="070d1180"/>
    </style:style>
    <style:style style:name="T1195" style:family="text">
      <style:text-properties officeooo:rsid="07114797"/>
    </style:style>
    <style:style style:name="T1196" style:family="text">
      <style:text-properties officeooo:rsid="0717235b"/>
    </style:style>
    <style:style style:name="T1197" style:family="text">
      <style:text-properties officeooo:rsid="071a22d6"/>
    </style:style>
    <style:style style:name="T1198" style:family="text">
      <style:text-properties officeooo:rsid="072d497a"/>
    </style:style>
    <style:style style:name="T1199" style:family="text">
      <style:text-properties officeooo:rsid="077b47ff"/>
    </style:style>
    <style:style style:name="T1200" style:family="text">
      <style:text-properties officeooo:rsid="07a2b0e1"/>
    </style:style>
    <style:style style:name="T1201" style:family="text">
      <style:text-properties officeooo:rsid="07a448c0"/>
    </style:style>
    <style:style style:name="T1202" style:family="text">
      <style:text-properties officeooo:rsid="07a524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385">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5">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82"/>
      <text:p text:style-name="P393"><text:span text:style-name="T576"><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939">Mind of the Spiral, Vol. I</text:span></text:p>
      <text:p text:style-name="P177"><text:span text:style-name="T937">cr. </text:span><text:span text:style-name="T938">Vanargand</text:span><text:span text:style-name="T937"><text:line-break/>dt. Vanquished Era</text:span></text:p>
      <text:p text:style-name="P178"/>
      <text:p text:style-name="P386"><text:span text:style-name="T923">The Path of </text:span><text:span text:style-name="T924">the </text:span><text:span text:style-name="T923">Diploma</text:span><text:span text:style-name="T924">t</text:span></text:p>
      <text:p text:style-name="P1"/>
      <text:p text:style-name="P1"/>
      <text:p text:style-name="P183">A Beginning</text:p>
      <text:p text:style-name="P197"/>
      <text:p text:style-name="P197"/>
      <text:p text:style-name="P244">______________________________</text:p>
      <text:p text:style-name="P197"><text:span text:style-name="T1162">The Sanctuary - </text:span>The Awakening Chamber</text:p>
      <text:p text:style-name="P197"/>
      <text:p text:style-name="P197"/>
      <text:p text:style-name="P94"><text:tab/>Eidos opens her eyes.<text:line-break/><text:tab/><text:tab/>Light floods in, burning her vision white hot.</text:p>
      <text:p text:style-name="P94"><text:tab/><text:tab/><text:tab/>Agony crushes perception, forcing teary lids shut anew.<text:line-break/><text:tab/><text:tab/><text:tab/><text:tab/>Defiant, she pries them open, sheer will her only lever.</text:p>
      <text:p text:style-name="P95"><text:tab/></text:p>
      <text:p text:style-name="P95"><text:tab/>Soft, amber light soon bleeds in through trembling slits.</text:p>
      <text:p text:style-name="P92"><text:span text:style-name="T21"><text:tab/><text:tab/>Wider, wider, ever-widening, her efforts </text:span><text:span text:style-name="T22">begin to </text:span><text:span text:style-name="T21">bear fruit.</text:span></text:p>
      <text:p text:style-name="P95"><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933">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921">anything</text:span> really… anything but the obvious solitude confronting her.</text:p>
      <text:p text:style-name="P1"><text:soft-page-break/><text:tab/>Eidos stands at the center of an octagonal room. <text:span text:style-name="T92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925">trapping her in an</text:span> eternal instant of gloom and despair.</text:p>
      <text:p text:style-name="P13"><text:tab/><text:span text:style-name="T926">Yet c</text:span>old feet <text:span text:style-name="T926">soon break the spell, </text:span>draw<text:span text:style-name="T926">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927">Rising from her squat, her eyes catch an anomaly, and immediately gravitate towards it. It came from the chest-high glass, the disturbing one. But now, t</text:span>he twinkle of reflecting light off the dark glass <text:span text:style-name="T928">seems benign, inviting even.</text:span> <text:span text:style-name="T929">It </text:span>draw<text:span text:style-name="T929">s </text:span>her ever nearer, <text:span text:style-name="T930">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1"><text:tab/>"Awake at last… Eyes open, but be they yet with sight?" <text:span text:style-name="T931">The beast speaks not in human tongue, yet every word, every thought is crystal clear to Eidos.</text:span></text:p>
      <text:p text:style-name="P21"><text:span text:style-name="T931"><text:tab/>Leaving her no time to reply, it continues, "The darkness of this Sanctuary blinds, such an unfitting dwelling for our ilk. To leave this room you aim. Certain truth, as akin to mine your nature be.</text:span>"</text:p>
      <text:p text:style-name="P21"><text:tab/>"Who are you?" <text:span text:style-name="T932">she asks. </text:span><text:span text:style-name="T585">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586">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306"><text:span text:style-name="T28"><text:tab/></text:span><text:span text:style-name="T1057">This one seems… dangerous.</text:span><text:span text:style-name="T1058"> Dangerous, inde</text:span><text:span text:style-name="T1056">ed. </text:span><text:span text:style-name="T1054">Yet the only outward evidence of her anxiety is a knitted brow.</text:span><text:span text:style-name="T1055">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587">What’s his aim? Why does he want me to leave this place?</text:span></text:p>
      <text:p text:style-name="P24"><text:span text:style-name="T587"><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588">Wait! No! It’s too dangerous! I can’t trust </text:span><text:span text:style-name="T589">this one!</text:span><text:span text:style-name="T46"> </text:span><text:span text:style-name="T47">But these thoughts have no effect on her actions. </text:span><text:span text:style-name="T590">Why?! Why can’t I do anything?!</text:span></text:p>
      <text:p text:style-name="P25"><text:span text:style-name="T590"><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591">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592">I am? No, I can’t be anything because I’m not making any of these damn decisions!</text:span></text:p>
      <text:p text:style-name="P96"><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593">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594">The metal seal… </text:span><text:span text:style-name="T596">T</text:span><text:span text:style-name="T594">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595">Daughter of Viracocha?</text:span><text:span text:style-name="T73"> Confusion, though still present, gives way to the stronger sense of wonder. </text:span><text:span text:style-name="T7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597">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text:span><text:soft-page-break/><text:span text:style-name="T75">memory of the Glyph she has earned from Fenrir, the Glyph of Farcasting. Its essence now etched into a Sigil. </text:span><text:span text:style-name="T597">What did the wolf say about the metal seal again..?</text:span></text:p>
      <text:p text:style-name="P29"><text:span text:style-name="T597"><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722">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span></text:p>
      <text:p text:style-name="P110"><text:tab/></text:p>
      <text:p text:style-name="P29"><text:span text:style-name="T75"><text:tab/></text:span><text:span text:style-name="T78">Farcasting…</text:span></text:p>
      <text:p text:style-name="P111"/>
      <text:p text:style-name="P112"><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059">planes both seen and unseen</text:span> linking paths among them.</text:p>
      <text:p text:style-name="P30"><text:span text:style-name="T598"><text:tab/></text:span><text:span text:style-name="T599">NO!</text:span></text:p>
      <text:p text:style-name="P30"><text:span text:style-name="T599"><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600">Did I..? Did it..? Well, at least one dangerous risk went unexplored.</text:span><text:span text:style-name="T81"> Eidos appears content with her victory.</text:span></text:p>
      <text:p text:style-name="P30"><text:span text:style-name="T81"><text:tab/></text:span><text:span text:style-name="T600">What should I do now, then..? Oh! I know! The door!</text:span><text:span text:style-name="T81"> </text:span><text:span text:style-name="T82">In her excitement she seems to have forgotten two doors remain—the third having shut already at her behest. </text:span><text:span text:style-name="T601">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13"><text:tab/>Suddenly, a Glyph born from the overlapping of several lesser shapes etches itself precisely where Eidos had first touched.</text:p>
      <text:p text:style-name="P32"><text:span text:style-name="T82"><text:tab/></text:span><text:span text:style-name="T602">Wait! No! This might be dangerous, too!</text:span></text:p>
      <text:p text:style-name="P32"><text:span text:style-name="T87"><text:tab/>The white lines carved from the void remain despite her protests. </text:span><text:span text:style-name="T602">Why?! </text:span><text:span text:style-name="T82">Its meaning is innate to her—and how could it not be?—for it is the Glyph of Eidos. </text:span><text:span text:style-name="T601">…</text:span><text:span text:style-name="T723">m</text:span><text:span text:style-name="T603">y Glyph..?</text:span></text:p>
      <text:p text:style-name="P97"><text:span text:style-name="T934"><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604">Is this me?</text:span></text:p>
      <text:p text:style-name="P106"><text:span text:style-name="T935"><text:tab/>But soon, the image begins to fade—and the metallic sheen along with it. The space beyond the vanishing door is enveloped in absolute darkness, save a pinprick of light beckoning her from the opposite end. </text:span><text:span text:style-name="T605">I don’t like the look of this either…</text:span><text:span text:style-name="T936"> Nothing ventured, nothing gained. </text:span><text:span text:style-name="T606">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607">Here we go…</text:span></text:p>
      <text:p text:style-name="P245"/>
      <text:p text:style-name="P246"/>
      <text:p text:style-name="P251">__________________________</text:p>
      <text:p text:style-name="P335"><text:span text:style-name="T962">The Sanctuary - </text:span><text:span text:style-name="T960">T</text:span><text:span text:style-name="T961">he Winding Stair</text:span></text:p>
      <text:p text:style-name="P285"/>
      <text:p text:style-name="P285"/>
      <text:p text:style-name="P114"><text:soft-page-break/><text:tab/>Emerging from the tunnel, Eidos steps onto a winding stairway. <text:span text:style-name="T576">What</text:span><text:span text:style-name="T608"> is this place? </text:span>Finely cut black granite, embellished with marble accents, seems the material of choice. Yet, the dominant feature here is not the stair itself; <text:span text:style-name="T1060">f</text:span>ar more prominent a feature is nothingness. Even a cursory observation reveals the stairway's true nature as but a narrow strip winding around a vast column of empty space. <text:span text:style-name="T609">This stairwell is enormous… why would anybody need such a massive set of stairs?</text:span></text:p>
      <text:p text:style-name="P115"><text:tab/>The air here is dry and stale, unperturbed long enough for it to stratify by density. The thickest clusters at the bottom eat away all intrusions of light. <text:span text:style-name="T941">Meanwhile, upon the stairs, a</text:span> thin <text:span text:style-name="T940">blanket</text:span> of dust <text:span text:style-name="T942">likewise</text:span> suggests that Eidos' newly added footsteps are the first to disrupt the balance in quite some time. <text:span text:style-name="T610">Not a lot of dust, I suppose, but enough to merit some cleaning.</text:span><text:line-break/><text:tab/>Though the<text:span text:style-name="T943">se</text:span> <text:span text:style-name="T944">stairs</text:span> may not have seen any recent use, they are in a state far from disrepair. <text:span text:style-name="T952">Crouching down to b</text:span>rush away a swath of the dust with her hand, Eidos sees the floors have been carefully polished.<text:span text:style-name="T576"> </text:span><text:span text:style-name="T612">Oh, that’s nasty! </text:span><text:span text:style-name="T724">Just l</text:span><text:span text:style-name="T612">ook </text:span><text:span text:style-name="T613">at</text:span><text:span text:style-name="T612"> my hand! </text:span><text:span text:style-name="T724">I</text:span><text:span text:style-name="T612">t’s all dusty </text:span><text:span text:style-name="T724">now</text:span><text:span text:style-name="T611">! </text:span><text:span text:style-name="T612">Gross… </text:span><text:span text:style-name="T611">Oh well, as long as I’m down here, I’d might as well… </text:span><text:span text:style-name="T945">She can detect </text:span>no cracks, no threat of crumbling. <text:span text:style-name="T946">T</text:span>hey <text:span text:style-name="T946">appear to be</text:span> only recently crafted. <text:span text:style-name="T947">Countless</text:span> marble veins of geometric designs carve their way through this landing, though only humble shapes adorn the individual steps leading to and from it. <text:span text:style-name="T614">I think that’s enough of the stairs. What else is there…</text:span></text:p>
      <text:p text:style-name="P115"><text:tab/>Leaning over the railing and peering into the depths below, Eidos sees nothing but the spiraling stair <text:span text:style-name="T1061">plummeting</text:span> into an inky void. So thick is the darkness <text:span text:style-name="T948">below</text:span>, she feels she could float in it. Her suspicions feel confirmed as she observes the motes of dust floating alongside her, sparkling from their collisions with the light. <text:span text:style-name="T953">They begin to dance around her, this microcosm of false stars, whirling inwards towards her. <text:s/></text:span><text:span text:style-name="T615">They’re… beautiful…</text:span><text:span text:style-name="T953"> She reaches a hand out to grab them, but they scurry away, propelled by the wind of her hand’s motion.</text:span></text:p>
      <text:p text:style-name="P115"><text:tab/>Searching skywards, she sees that all light here leaks in through an aperture at the top of this monolithic shaft—so high above as to appear equidistant from the terminus of the bottomless void below. <text:span text:style-name="T616">So that’s where the light is coming from. </text:span>Golden rays weave their way down the shaft with spindly arms scraping at the darkness, as though <text:span text:style-name="T1062">desperately</text:span> searching for some stolen treasure. Yet, the darkness nips back at the shiny intruders, jealously guarding what it hides in <text:span text:style-name="T949">the</text:span> depths.</text:p>
      <text:p text:style-name="P115"><text:tab/>Returning her attention to the more immediate surroundings, Eidos finds that the door has vanished. <text:span text:style-name="T617">What?! </text:span><text:span text:style-name="T618">How’s that even possible?! </text:span>The chamber beyond is now nothing but the shadow of a fading memory—<text:span text:style-name="T950">the memory of </text:span>an event that may or may not have ever been. <text:span text:style-name="T619">Didn’t I just come from… Or, </text:span><text:span text:style-name="T620">wait… </text:span><text:span text:style-name="T725">is this the same landing as before? Did I move without noticing?</text:span></text:p>
      <text:p text:style-name="P115"><text:tab/>Under <text:span text:style-name="T954">the </text:span>current circumstances, it seems <text:span text:style-name="T951">her</text:span> only way out is through. Though, a nagging feeling gnaws at her, begging her to confirm the veracity of her memory. <text:span text:style-name="T621">No, I’m positive I came through a door on this landing.</text:span></text:p>
      <text:p text:style-name="P115"><text:span text:style-name="T621"><text:tab/></text:span><text:span text:style-name="T955">As though possessed, Eidos reaches her hand towards the stone. Carefully and thoroughly, she runs her hands along the rough surface, exerting ever greater pressure upon the cold stone. </text:span><text:span text:style-name="T622">Nothing. There’s absolutely nothing there… How? </text:span><text:span text:style-name="T955">Despite a most meticulous investigation of the wall, no trace of a doorway emerges. In truth, no breaks in the surface exist at all, as though this enormous silo were made of a single, impossibly large stone. </text:span><text:span text:style-name="T623">Oh, well, no point in dwelling on what we can’t change. </text:span><text:span text:style-name="T624">Time to move… Hmm… Up or down?</text:span></text:p>
      <text:p text:style-name="P116"><text:tab/>Eidos begins her descent into the <text:span text:style-name="T956">murky depths</text:span>. <text:span text:style-name="T625">Guess that settles it… </text:span>Time passes as surely as her feet continue to step, stumble, and engage in other gravity-aided motion. Surprisingly, the light high above never seems to dwindle, <text:span text:style-name="T957">even</text:span> as she spirals <text:span text:style-name="T958">deep into the maw of darkness</text:span>. <text:span text:style-name="T626">Well, that is odd… Maybe my eyes are just getting used to the </text:span><text:span text:style-name="T627">lack of light</text:span><text:span text:style-name="T626">? </text:span>Likewise, the <text:span text:style-name="T959">depths</text:span> always seems to hide yet another length of stairs.</text:p>
      <text:p text:style-name="P115"><text:tab/>Distracted by these thoughts, she fails to realize her body has come to a halt. <text:span text:style-name="T628">What’s over there? </text:span>To her left an anomaly appears in the otherwise perfectly uniform, albeit rough, surface of the wall. It appears she has arrived at a doorway. <text:span text:style-name="T629">To where?</text:span><text:line-break/><text:tab/>Peeking inside, she notes that the area is host to a dim light source of its own, thus revealing the <text:soft-page-break/>silhouettes of the tables and shelves housed within. <text:span text:style-name="T630">Creepy… </text:span><text:span text:style-name="T631">but no less so than anything else I’ve seen so far</text:span><text:span text:style-name="T630">.</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632">Who—or what—would do that, though? </text:span>And while there is another landing far beyond, one continuing the theoretical spiral trajectory, the gap is far too vast for any reasonable person to consider leaping to it… <text:span text:style-name="T633">Oh, no, no, no… Don’t even think about it, body! </text:span><text:span text:style-name="T88">L</text:span>ooking down from the edge, Eidos sees only oblivion—making failure to reach the opposite landing even more terrifying. <text:span text:style-name="T634">Haven’t you already done enough to me? Deep breaths, body; deep breaths…</text:span></text:p>
      <text:p text:style-name="P42"><text:span text:style-name="T726"><text:tab/></text:span><text:span text:style-name="T89">Sanity prevails, as her feet carry her towards the safer route, and so through the door she goes.</text:span></text:p>
      <text:p text:style-name="P303"/>
      <text:p text:style-name="P294">___________<text:span text:style-name="T1163">__________</text:span></text:p>
      <text:p text:style-name="P304"><text:span text:style-name="T916">The Sanctuary - </text:span><text:span text:style-name="T919">The </text:span><text:span text:style-name="T920">A</text:span><text:span text:style-name="T919">rchives</text:span></text:p>
      <text:p text:style-name="P296"/>
      <text:p text:style-name="P296"/>
      <text:p text:style-name="P179"><text:tab/>Her footfalls echo off into the immense darkness, as though fleeing from some unseen evil. Cracked tiles <text:span text:style-name="T1004">complain</text:span> with every step. <text:span text:style-name="T635">Wait, is that </text:span><text:span text:style-name="T727">a</text:span><text:span text:style-name="T635">…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005">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636">That can’t be good.</text:span></text:p>
      <text:p text:style-name="P180"><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006">brittle</text:span> remains of countless tomes. <text:span text:style-name="T637">Better not touch anything; I might break it. </text:span>Arranged in concentric circles, rippling outward from the tree, are many long tables, benches and writing desks—no doubt placed here for the reading and copying of texts. <text:span text:style-name="T638">This place looks thoroughly abandoned…</text:span></text:p>
      <text:p text:style-name="P180"><text:span text:style-name="T638"><text:tab/></text:span><text:span text:style-name="T1007">Walking forward, Eidos notes that the majority of the tomes and shelves share the same dusty blanket as the stairs that lead here. Yet evidence that the area has seen more recent use abounds. </text:span><text:span text:style-name="T639">That’s </text:span><text:span text:style-name="T728">odd…</text:span><text:span text:style-name="T639"> </text:span><text:span text:style-name="T1007">Certain tables have stacks of books piled upon them and a number of volumes lie open as if abandoned in mid-read. </text:span><text:span text:style-name="T638">Whoever </text:span><text:span text:style-name="T729">was here</text:span><text:span text:style-name="T639"> </text:span><text:span text:style-name="T640">must’ve been</text:span><text:span text:style-name="T662"> </text:span><text:span text:style-name="T639">in a hurry </text:span><text:span text:style-name="T729">to leave</text:span><text:span text:style-name="T639">…</text:span></text:p>
      <text:p text:style-name="P180"><text:span text:style-name="T1008"><text:tab/>Advancing further into the room, she sees that the oozing emerald sheen from before comes from a stone archway leading deeper into the Archives.</text:span><text:span text:style-name="T639"> </text:span><text:span text:style-name="T641">There’s the green glow I saw earlier… I should probably avoid that for now.</text:span><text:span text:style-name="T639"> </text:span><text:span text:style-name="T1008">The unbridled limbs of the forgotten tree have crept their way across the ceiling only to then slither downwards around the doorway, wreathing its perimeter.</text:span></text:p>
      <text:p text:style-name="P180"><text:tab/>The emerald incandescence illuminates yet another discovery, however, for laying motionless on the dusty floor are two corpses. <text:span text:style-name="T642">Well, that’s… uh… unfortunate. </text:span>The one to the left is slumped against a wall, smeared with blood, while the other is lying face down in front of the archway. <text:span text:style-name="T1009">Next to t</text:span>he bodies <text:span text:style-name="T1009">is</text:span> a <text:span text:style-name="T1009">curious </text:span>platform, raised perhaps a handspan above the ground <text:span text:style-name="T1011">and</text:span> <text:span text:style-name="T1010">emanating a faint violet haze</text:span>. <text:span text:style-name="T643">Huh… I wonder what that does… </text:span></text:p>
      <text:p text:style-name="P181"><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292"/>
      <text:p text:style-name="P294">________________<text:span text:style-name="T1163">__________</text:span></text:p>
      <text:p text:style-name="P301"><text:span text:style-name="T1164">The Sanctuary - </text:span><text:span text:style-name="T1165">The </text:span><text:span text:style-name="T1166">Hall of Sentries</text:span></text:p>
      <text:p text:style-name="P297"/>
      <text:p text:style-name="P297"/>
      <text:p text:style-name="P18"><text:tab/>The floating platform speeds up through the shaft, bathing Eidos in stale air as she rushes towards <text:span text:style-name="T1012">this little</text:span> journey's terminus. Slowing to a halt, she emerges <text:span text:style-name="T1014">up </text:span>from the ground <text:span text:style-name="T1013">and</text:span> into a shadowy alcove within a narrow hall. <text:span text:style-name="T644">That was… unexpected—but, surprisingly, not unpleasant. </text:span><text:span text:style-name="T730">M</text:span><text:span text:style-name="T644">aybe this bizarre place isn’t so </text:span><text:span text:style-name="T645">dangerous</text:span><text:span text:style-name="T644">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016">primarily </text:span>comprised of simple angles and <text:span text:style-name="T1015">straight </text:span>lines. <text:span text:style-name="T646">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647">Yet another mystery, but at least this one seems easier to approach.</text:span></text:p>
      <text:p text:style-name="P33"><text:tab/><text:span text:style-name="T1017">Eidos proceeds through the hallway towards the door. </text:span>As she draws nearer to the opening, the source of the blockage becomes apparent. What once appeared to be simply a void carved from light <text:span text:style-name="T1063">now </text:span>gains detail. Its weaker shadows emphasize its smooth contours and rugged features. Immobile before her stands a tall, statuesque figure, a spear held at its side. <text:span text:style-name="T648">Wait a second… </text:span>Its expression is cold, and its demeanor dispassionate. <text:span text:style-name="T649">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018">its</text:span> wounds, serving as a natural highlight of the sentry's figure.</text:p>
      <text:p text:style-name="P34"><text:tab/><text:span text:style-name="T650">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651">Now body, listen… spears don’t </text:span><text:span text:style-name="T731">play nice</text:span><text:span text:style-name="T651"> with flesh…</text:span></text:p>
      <text:p text:style-name="P34"><text:span text:style-name="T651"><text:tab/></text:span><text:span text:style-name="T92">Soon it drops a jittery jaw and begins to chew on words in an attempt to communicate.</text:span></text:p>
      <text:p text:style-name="P117"/>
      <text:p text:style-name="P34"><text:span text:style-name="T92"><text:tab/>"</text:span><text:span text:style-name="T571">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652">No, I don’t! Right now I wanna get out of here!</text:span></text:p>
      <text:p text:style-name="P35"><text:span text:style-name="T94"><text:tab/></text:span><text:span text:style-name="T92">"</text:span><text:span text:style-name="T571">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732">No, </text:span><text:span text:style-name="T733">we’ve gotta leave</text:span><text:span text:style-name="T732">! </text:span><text:span text:style-name="T733">Now!</text:span><text:span text:style-name="T732">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305"><text:span text:style-name="T99"><text:tab/></text:span><text:span text:style-name="T97"> </text:span><text:span text:style-name="T92">"onhagefuokuzhua</text:span><text:span text:style-name="T572">,</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184"/>
      <text:p text:style-name="P394">A <text:span text:style-name="T1019">First Death</text:span></text:p>
      <text:p text:style-name="P198"/>
      <text:p text:style-name="P198"/>
      <text:p text:style-name="P251">______________________________</text:p>
      <text:p text:style-name="P210"><text:span text:style-name="T1162">The Sanctuary - </text:span>The Awakening Chamber</text:p>
      <text:p text:style-name="P198"/>
      <text:p text:style-name="P198"/>
      <text:p text:style-name="P38"><text:tab/>Eidos respawns upon a metallic platform in the middle of an octagonal room. <text:span text:style-name="T653">Did I just… die? </text:span><text:span text:style-name="T21">The garden murals all about leave no doubt that this is the same chamber in which she first awoke. </text:span><text:span text:style-name="T654">My body was walking toward that talking statue and then… </text:span></text:p>
      <text:p text:style-name="P38"><text:span text:style-name="T654"><text:tab/></text:span><text:span text:style-name="T107">S</text:span><text:span text:style-name="T106">he </text:span><text:span text:style-name="T107">heads for the same white door that led her from this place before. </text:span><text:span text:style-name="T654">It stabbed me… to death. </text:span><text:span text:style-name="T107">As she </text:span><text:span text:style-name="T106">approaches, the portal's entire surface again becomes reflective, displaying Eidos' features clearly against the blurred image of the chamber. </text:span><text:span text:style-name="T654">Yet here I am… not dead.</text:span><text:span text:style-name="T106"> Burning brightly at the center, the Glyph of Eidos activates. </text:span><text:span text:style-name="T655">How…? </text:span><text:span text:style-name="T106">Soon the portal's physicality wanes like a half-forgotten memory. </text:span><text:span text:style-name="T655">Why…? </text:span><text:span text:style-name="T106">By the time she reaches it, the door has vanished completely, leaving only darkness and a speck of light at its end. </text:span><text:span text:style-name="T656">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657">Who am I…?</text:span></text:p>
      <text:p text:style-name="P18"><text:tab/><text:span text:style-name="T1020">Before she knows it, she is headed once more toward that spiraling stairwell. </text:span><text:span text:style-name="T658">Help…</text:span></text:p>
      <text:p text:style-name="P199"/>
      <text:p text:style-name="P199"/>
      <text:p text:style-name="P252">_________________________</text:p>
      <text:p text:style-name="P290">The Sanctuary - The Winding Stair</text:p>
      <text:p text:style-name="P199"/>
      <text:p text:style-name="P199"/>
      <text:p text:style-name="P39"><text:tab/>Stepping through the portal, Eidos finds herself upon the stairway once more. Spinning on her heel, she turns to see that the chamber beyond seems to yet again <text:span text:style-name="T1021">be </text:span>hidden behind a wall. Its existence constantly negated, Eidos determines searching for it is pointless, fighting back that nagging feeling that the portal remains somewhere beyond her Awareness.</text:p>
      <text:p text:style-name="P39"><text:tab/><text:span text:style-name="T659">Didn’t I go down these steps last time?</text:span><text:span text:style-name="T108"> She looks down into the murky depths where the Archives were. </text:span><text:span text:style-name="T659">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660">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661">If every time I die, I just come back… maybe I </text:span><text:span text:style-name="T902">could</text:span><text:span text:style-name="T661"> try to leap it.</text:span><text:span text:style-name="T114"> She instead enters the Archives. </text:span><text:span text:style-name="T661"><text:s/>Wait! Hold on a minute!</text:span></text:p>
      <text:p text:style-name="P200"/>
      <text:p text:style-name="P200"/>
      <text:p text:style-name="P252">_____________________</text:p>
      <text:p text:style-name="P290">The Sanctuary - The Archives</text:p>
      <text:p text:style-name="P200"/>
      <text:p text:style-name="P200"/>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662">I wonder who left this here… Maybe </text:span><text:span text:style-name="T663">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734">Oh, gross! Can’t I investigate something without having to rub my fingers in it?! </text:span><text:span text:style-name="T155">S</text:span><text:span text:style-name="T118">he discovers that the skin more closely resembles a supple, metallic husk than a leather hide. </text:span><text:span text:style-name="T735">Ugh… w</text:span><text:span text:style-name="T665">hat was this thing, </text:span><text:span text:style-name="T735">anyway</text:span><text:span text:style-name="T665">…?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664"> </text:span><text:span text:style-name="T666">Well that’s foul.</text:span><text:span text:style-name="T664">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667">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668">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669">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670">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671">Gross. </text:span><text:span text:style-name="T118">Bringing her nose closer, a few quick inhalations reveal no discernible smell. </text:span><text:span text:style-name="T672">Was that really necessary?! </text:span><text:span text:style-name="T673">Wait… what is </text:span><text:span text:style-name="T901">that</text:span><text:span text:style-name="T911">? </text:span><text:span text:style-name="T567">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674">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675">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675"> </text:span><text:span text:style-name="T676">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677">Ah, yet another Glyph, I bet. </text:span><text:span text:style-name="T126">Whatever this symbol is, Eidos does not recognize it. </text:span><text:span text:style-name="T678">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679">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680">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681">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682">I wonder what’s in those… </text:span><text:span text:style-name="T136">Carefully brushing thick layers of dust from the bindings, Eidos attempts to read the titles. Alas, tome after tome, shelf after shelf, all of the surviving texts seem to elude her ken. </text:span><text:span text:style-name="T683">Maybe if I could find some </text:span><text:span text:style-name="T684">drawings</text:span><text:span text:style-name="T683"> instead… </text:span><text:span text:style-name="T136">But it is not merely a matter of comprehension. In fact, absorbing this information requires that her mind be altered, such that order may come to the chaotic characters strewn about the page. </text:span><text:span text:style-name="T685">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686">Is this necessary? I already know I can’t read it… </text:span><text:span text:style-name="T139">Obstinacy beyond all imagination leads her to remain here for hours, vainly trying to make sense of this complex web of information. </text:span><text:span text:style-name="T686">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687">Is this a good idea? I mean, what if what did that to them does th</text:span><text:span text:style-name="T688">e same</text:span><text:span text:style-name="T687">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737">Oh, come on! </text:span><text:span text:style-name="T736">It’s </text:span><text:span text:style-name="T903">green </text:span><text:span text:style-name="T912">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912">Oh</text:span><text:span text:style-name="T688">,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01"/>
      <text:p text:style-name="P201"/>
      <text:p text:style-name="P252">_______________________</text:p>
      <text:p text:style-name="P290">The Sanctuary - Luin’s Chamber</text:p>
      <text:p text:style-name="P201"/>
      <text:p text:style-name="P201"/>
      <text:p text:style-name="P98"><text:span text:style-name="T1022"><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689">All right, this isn’t quite as bad as I had anticipated… </text:span><text:span text:style-name="T690">but what is that?</text:span></text:p>
      <text:p text:style-name="P98"><text:tab/><text:span text:style-name="T1064">G</text:span>aze now set upon the middle of the room, she sees the emerald light pervading the <text:span text:style-name="T1023">area</text:span> emanates from a crystal. The shimmering object is suspended midair, as though in some invisible, viscous fluid. Beyond it, a familiar dark glass adorns the wall, embedded chest-high at one of the intersections to the myriad reflective tiles. <text:span text:style-name="T691">That’s </text:span><text:span text:style-name="T738">like the thing </text:span><text:span text:style-name="T691">where I met the wolf…</text:span></text:p>
      <text:p text:style-name="P99"><text:span text:style-name="T1024"><text:tab/>Feet shift towards the crystal, entranced by its rhythmic pulsations. </text:span><text:span text:style-name="T692">What is this thing? </text:span><text:span text:style-name="T1024">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693">It’s like some murderous child is possessing this thing! Get it away from me!</text:span></text:p>
      <text:p text:style-name="P99"><text:soft-page-break/><text:span text:style-name="T1025"><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693">The further away from that thing, the better!</text:span><text:span text:style-name="T1025">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99"><text:tab/><text:span text:style-name="T1026">Finally remembering to breathe, she slumps against the wall, tightly knotted muscles seeming to unravel in unison. Vision now holds the edge of the dark glass, nestled not too high above her. </text:span><text:span text:style-name="T694">I suppose I’m going to have to look into that thing.</text:span></text:p>
      <text:p text:style-name="P99"><text:span text:style-name="T1027"><text:tab/>She rises, soon confronted by herself, reflected within the inky mirror. </text:span><text:span text:style-name="T694">The frame, the glass, the reflection, it’s all the same.</text:span><text:span text:style-name="T1027">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99"/>
      <text:p text:style-name="P99"><text:tab/>“<text:span text:style-name="T1052">tashonEidos? tashonsoh? onLuintohsuohzha! tashulsohevatorra'kaisa?</text:span>” <text:span text:style-name="T1032">come the words, both mellifluous and childish in equal measure.</text:span></text:p>
      <text:p text:style-name="P99"><text:tab/>“<text:span text:style-name="T1033">I can’t understand you. </text:span>What <text:span text:style-name="T1033">do you mean</text:span>?” <text:span text:style-name="T1032">Eidos replies. </text:span><text:span text:style-name="T739">Or better yet, are you dangerous?</text:span></text:p>
      <text:p text:style-name="P99"><text:tab/><text:span text:style-name="T1032">The youth simply smiles and points behind Eidos excitedly adding, “ala! tashonnashtohjawish? ibtohjukishrrezuapapohdhi! ibtohdidhishhagetohfeish. ibtohrrapiva!</text:span><text:span text:style-name="T1053">”</text:span></text:p>
      <text:p text:style-name="P99"/>
      <text:p text:style-name="P99"><text:tab/><text:span text:style-name="T1028">Eidos leaves the incomprehensible youth alone in the mirror. Its image does not fade, like the wolf, however. The child simply sings and plays occasionally looking back at Eidos and eagerly encouraging her to move. </text:span><text:span text:style-name="T695">But move to what?</text:span><text:span text:style-name="T1028"> Its hands point away from the glass. </text:span><text:span text:style-name="T695">The crystal? Please not there! No, it’s point</text:span><text:span text:style-name="T740">ing</text:span><text:span text:style-name="T695"> toward the door! Let’s go to the door and leave this place!</text:span></text:p>
      <text:p text:style-name="P99"><text:span text:style-name="T1028"><text:tab/>Feet chart their course for the crystal, bringing her within arm’s reach of it. </text:span><text:span text:style-name="T695">No! This thing is too dangerous!</text:span><text:span text:style-name="T1028"> Her hand searches for the crystal’s surface. </text:span><text:span text:style-name="T695">Why?! Why can’t I control anything?!</text:span><text:span text:style-name="T1028"> Contact renewed, the same volatile mix of emotions fills her. </text:span><text:span text:style-name="T695">Why…?</text:span><text:span text:style-name="T1028"> It resonates with something deep inside her, something bearing a great likeness to it. And then…</text:span></text:p>
      <text:p text:style-name="P99"><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00"><text:tab/>Calling to mind the Glyph of Fenrir, Eidos executes her Extraction Techne. <text:span text:style-name="T741">My what… </text:span>A<text:span text:style-name="T1029">n agonizing</text:span> shock travels down her spine, spreading out like ink on fabric. Then a name—'Luin'—resounds in Eidos' mind and the eldritch <text:span text:style-name="T1067">crystal</text:span> <text:span text:style-name="T1030">soon mutates </text:span>into an emerald sword <text:span text:style-name="T1066">and shield</text:span>—a vision of her new talent, the reward for her current pain… <text:span text:style-name="T696">Enough!</text:span></text:p>
      <text:p text:style-name="P100"><text:span text:style-name="T696"><text:tab/></text:span><text:span text:style-name="T1031">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07"><text:tab/>Then, pain. <text:span text:style-name="T1034">Pure and unadulterated. </text:span>All else disappears. She writhes upon the ground, an agony of soul and flesh assailing her.</text:p>
      <text:p text:style-name="P107"><text:tab/><text:span text:style-name="T1065">Then, a</text:span>nother flash of searing pain grips her <text:span text:style-name="T1065">mind</text:span> and <text:span text:style-name="T1065">body</text:span>. She convulses wildly, as an uncontrollable lust for violence wells up within her. Death, destruction, yet no ill will beyond them. Slaughter, annihilation, yet no evil intent behind them.</text:p>
      <text:p text:style-name="P100"><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00"><text:soft-page-break/><text:span text:style-name="T1031"><text:tab/>She releases the crystal, now inert, and watches as it slowly glides to the ground performing a final transformation into a shattered mess of a thousand scattered shards, the destructive preamble to its violent future. </text:span><text:span text:style-name="T699">Is it… over?</text:span></text:p>
      <text:p text:style-name="P100"><text:tab/>Eidos looks once more upon the tetrahedral chamber where Luin once dwelt. <text:span text:style-name="T697">Who is Luin? The </text:span><text:span text:style-name="T742">s</text:span><text:span text:style-name="T697">word/</text:span><text:span text:style-name="T742">shield thing</text:span><text:span text:style-name="T697">? </text:span><text:span text:style-name="T698">The kid? </text:span>The room is now dark, empty and devoid of life. Though inanimate, it feels as though this room, this prison, is ushering her out; its wordless exhortations simultaneously thank her and beg her to use her new talents with great urgency. <text:span text:style-name="T700">I gotta get out of here… Please </text:span><text:span text:style-name="T701">body, let me leave.</text:span></text:p>
      <text:p text:style-name="P100"><text:span text:style-name="T701"><text:tab/></text:span><text:span text:style-name="T1035">Feet then begin to shuffle towards the door.</text:span></text:p>
      <text:p text:style-name="P101"><text:tab/></text:p>
      <text:p text:style-name="P202"/>
      <text:p text:style-name="P252">_____________________</text:p>
      <text:p text:style-name="P290">The Sanctuary - The Archives</text:p>
      <text:p text:style-name="P202"/>
      <text:p text:style-name="P202"/>
      <text:p text:style-name="P118"><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01"><text:tab/><text:span text:style-name="T1036">Stepping</text:span> upon it <text:span text:style-name="T1036">once again</text:span>, the violet glow strengthens, tracing the curves of the Glyph etched into its surface. <text:span text:style-name="T743">What? So I can go get killed by the sentry again? </text:span>A slow rumble and it begins to levitate, taking her skywards, up through the invisible shaft hidden among the ceiling's shadows. <text:span text:style-name="T743">Sure, why not?</text:span></text:p>
      <text:p text:style-name="P101"/>
      <text:p text:style-name="P293"/>
      <text:p text:style-name="P295">________________<text:span text:style-name="T1163">__________</text:span></text:p>
      <text:p text:style-name="P302"><text:span text:style-name="T1164">The Sanctuary - </text:span><text:span text:style-name="T1165">The </text:span><text:span text:style-name="T1166">Hall of Sentries</text:span></text:p>
      <text:p text:style-name="P298"/>
      <text:p text:style-name="P298"/>
      <text:p text:style-name="P102"><text:tab/>The floating platform speeds up through the shaft, bathing Eidos in stale air as she rushes towards <text:span text:style-name="T1012">this little</text:span> journey's terminus. Slowing to a halt, she emerges <text:span text:style-name="T1014">up </text:span>from the ground <text:span text:style-name="T1013">and</text:span> into a shadowy alcove within a narrow hall.<text:span text:style-name="T644"> </text:span><text:span text:style-name="T702">This I’m used to. I just hope I don’t find anymore surprises like that weird crystal.</text:span></text:p>
      <text:p text:style-name="P108"><text:span text:style-name="T1037"><text:tab/>The familiar narrow hallway and its resident sentry silently greet Eidos with their gaze as her first footfalls echo through the hall. She steps from the platform, out from the alcove and towards the sentry. </text:span><text:span text:style-name="T703">That sounds like a bad idea! That thing killed me before.</text:span><text:span text:style-name="T1038"> She moves with confidence, knowing she now has a powerful ally, its ability to deal with creatures of this nature confirmed by the corpses littering its doorstep. </text:span><text:span text:style-name="T704">Wait… so those things down there </text:span><text:span text:style-name="T904">were</text:span><text:span text:style-name="T704"> sentries? And that thing I just… absorbed… killed them?</text:span></text:p>
      <text:p text:style-name="P102"><text:span text:style-name="T1039"><text:tab/>Soon, the guardian turns to meet her with its stiff, stuttering motion. It raises its spear, soon gripping it firmly with both hands. It yet seems unwilling to let her pass. But this does not deter the intrepid Eidos. </text:span><text:span text:style-name="T705">I hope this sword </text:span><text:span text:style-name="T744">and shield thing </text:span><text:span text:style-name="T705">works… </text:span></text:p>
      <text:p text:style-name="P119"><text:tab/>Its jittery jaw repeats the same incomprehensible phrase from before. Yet, something familiar about its words, beyond the obvious, strikes Eidos.</text:p>
      <text:p text:style-name="P102"/>
      <text:p text:style-name="P102"><text:tab/><text:span text:style-name="T1052">“ontohrraizhuoh. ibfuonashthagish.”</text:span> <text:span text:style-name="T1040">Every word, every syllable, is uttered exactly as before, not a single variation.</text:span></text:p>
      <text:p text:style-name="P102"><text:soft-page-break/><text:tab/>“Stand aside and let me through; there is no need for violence,” <text:span text:style-name="T1041">she replies. </text:span><text:span text:style-name="T745">No, I didn… Oh, whatever.</text:span></text:p>
      <text:p text:style-name="P102"/>
      <text:p text:style-name="P102"><text:tab/><text:span text:style-name="T1041">The sentry replies only with its silence. </text:span><text:span text:style-name="T706">I think this creature… it speaks just like that child in the dark glass down in the Archives. </text:span><text:span text:style-name="T1042">Eidos moves, slowly inching forward. She wants to see if she can just walk past the creature.</text:span></text:p>
      <text:p text:style-name="P103"><text:tab/>The sentry engages with a flurry of stabs, all invisible to Eidos. <text:span text:style-name="T1068">But then, for the briefest instant, the world shines green. </text:span>Luin, taking the form of a sword, has deflected all of the pinpoint strikes. <text:span text:style-name="T707">Yes! At least the terrible pain was worth it! Now I can defend myself!</text:span><text:line-break/><text:tab/>Suddenly, a bloodlust wells up within her, almost certainly originating from her emerald ally.<text:span text:style-name="T576"> </text:span><text:span text:style-name="T708">Oh no.</text:span><text:span text:style-name="T576"> </text:span>She leaps forward for a counter-offensive. The sentry, however, appears to have anticipated the strategy, <text:span text:style-name="T1043">already in </text:span>a defensive stance, spear upraised, ready to block. Yet it blocks nothing as Luin cleaves <text:span text:style-name="T1044">everything</text:span>, ripping through the spear and sentry alike, as though through empty space.<text:line-break/><text:tab/>A geyser of blue blood showers the surrounding bas reliefs, giving them a grim makeover. <text:span text:style-name="T1045">The sentry falls to its knees. Despite the unrestrained torrent of blood from its torso, the dispassionate look on its face seems to suggest that all is as it should be. Mere moments later, it completes the fall, cold lips now kissing a cold floor.</text:span></text:p>
      <text:p text:style-name="P103"><text:span text:style-name="T1045"><text:tab/>The corpse of the slain sentry now lies in a pool of viscous, blue fluid, appearing as lifeless as the reliefs lining this narrow hall. Eidos' path is unobstructed. </text:span><text:span text:style-name="T709">Is it over? </text:span><text:span text:style-name="T710">Am I free to go?</text:span><text:span text:style-name="T1046"> Her feet soon shuffle her through the door the sentry failed to protect.</text:span></text:p>
      <text:p text:style-name="P185"/>
      <text:p text:style-name="P395">A <text:span text:style-name="T1047">Rusty Traveler</text:span></text:p>
      <text:p text:style-name="P203"/>
      <text:p text:style-name="P203"/>
      <text:p text:style-name="P252">_________________________</text:p>
      <text:p text:style-name="P211"><text:span text:style-name="T1162">The Sanctuary - </text:span>The A<text:span text:style-name="T1047">ntec</text:span>hamber</text:p>
      <text:p text:style-name="P203"/>
      <text:p text:style-name="P203"/>
      <text:p text:style-name="P307"><text:span text:style-name="T706"><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711"> </text:span><text:span text:style-name="T746">Yeah, okay, don’t wanna know what’s on the other side of that thing</text:span><text:span text:style-name="T712">…</text:span><text:span text:style-name="T711">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20"><text:tab/>Suspiciously conspicuous is the writing crudely scratched into the floor <text:span text:style-name="T1048">near one of the chamber’s corners</text:span>—large, bold letters, with shapes somewhat discernible even from this distance. <text:span text:style-name="T713">Now </text:span><text:span text:style-name="T913">that</text:span><text:span text:style-name="T713"> I wouldn’t mind looking at—even though it’ll probably be similar to those books downstairs.</text:span><text:span text:style-name="T1049"> She moves toward the corner in question, reaching it in a few strides. Then, crouching down to scrutinize the characters, all Eidos can determine is that the writing's contents are inscrutable to her. </text:span><text:span text:style-name="T714">I figured as much. I wonder where I can learn to read that… </text:span><text:span text:style-name="T1049">The language may be ancient, modern or just plain gibberish, hard to say which. </text:span><text:span text:style-name="T714">It probably would’ve helped me talk with that </text:span><text:span text:style-name="T747">little green</text:span><text:span text:style-name="T714"> fellow—‘Luin’ was it?</text:span><text:span text:style-name="T1049"> What is certain is that in her current state of ignorance, Eidos finds herself ill-equipped for the task of deciphering the script. </text:span><text:span text:style-name="T715">Wait, how is it that I couldn’t talk to the sword, but I could talk to the wolf…?</text:span></text:p>
      <text:p text:style-name="P308"><text:span text:style-name="T163"><text:tab/></text:span><text:span text:style-name="T164">Restless feet carry her towards the portcullis. </text:span><text:span text:style-name="T716">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717">Such an austere beauty </text:span><text:span text:style-name="T718">to that chasm… </text:span></text:p>
      <text:p text:style-name="P104"><text:span text:style-name="T1050"><text:tab/>The serpentine bridge seems to terminate at a similar gateway, at the opposite end of the chasm, though no portcullis obstructs passage there. </text:span><text:span text:style-name="T719">And I have no desire to find out why. </text:span><text:span text:style-name="T1050">To the left of the portcullis seems to be an apparatus or mechanism by which it is lifted through some trick of magic or artifice—likely related to the inert crystal it houses. </text:span><text:span text:style-name="T720">Best leave this alone; I don’t need anymore repetitions of what happened down in the Archives…</text:span></text:p>
      <text:p text:style-name="P309"><text:span text:style-name="T720"><text:tab/></text:span><text:span text:style-name="T166">Her hands reach for the crystal. </text:span><text:span text:style-name="T721">N</text:span><text:span text:style-name="T750">o</text:span><text:span text:style-name="T721">! W</text:span><text:span text:style-name="T751">hy</text:span><text:span text:style-name="T721">, body</text:span><text:span text:style-name="T751">?</text:span><text:span text:style-name="T721">! You always </text:span><text:span text:style-name="T748">do the opposite of what I think!</text:span><text:span text:style-name="T721"> </text:span><text:span text:style-name="T752">But wait, then</text:span><text:span text:style-name="T721"> all I have to do is think the opposite of what I want! </text:span><text:span text:style-name="T749">I’ll control you yet, </text:span><text:span text:style-name="T752">body</text:span><text:span text:style-name="T749">! </text:span><text:span text:style-name="T721"><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310"><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09"><text:span text:style-name="T1051"><text:tab/>She begins her climb. Step summing upon step, an apparently unending ascension skywards tries Eidos' patience, stretching it to a hair's breadth. </text:span><text:span text:style-name="T753">This </text:span><text:span text:style-name="T905">is</text:span><text:span text:style-name="T753"> taking forever. </text:span><text:span text:style-name="T1051">That she makes her way up is clear; that there is any reward in this climb remains a mystery.</text:span></text:p>
      <text:p text:style-name="P127"><text:tab/>But as she presses on, the passage seems to get ever warmer, and in time, she reaches the top—evidenced by the now-visible portal inviting her to exit the indifferent infinity of stairs.</text:p>
      <text:p text:style-name="P204"><text:soft-page-break/></text:p>
      <text:p text:style-name="P204"/>
      <text:p text:style-name="P252">__________________</text:p>
      <text:p text:style-name="P291">The Kaban Wilds - Tacriba</text:p>
      <text:p text:style-name="P204"/>
      <text:p text:style-name="P204"/>
      <text:p text:style-name="P105"><text:span text:style-name="T706"><text:tab/></text:span><text:span text:style-name="T1041">Eidos scans the ruins now making up her surroundings, witnessing the remains of what once was a bustling town. Though the place appears to have lain deserted for uncounted centuries, the buildings yet stand, all but unscathed by the passage of time. </text:span><text:span text:style-name="T754">The buildings may be untouched, but the courtyard seems pretty touched, if you ask me...</text:span></text:p>
      <text:p text:style-name="P121"><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755">Now, how did these things get here? </text:span>As she walks by, these jagged fangs seem to shimmer in the meager light of the environs.</text:p>
      <text:p text:style-name="P125"><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312"><text:span text:style-name="T170"><text:tab/></text:span><text:span text:style-name="T756">Maybe I should take a look around the town.</text:span><text:span text:style-name="T171"> </text:span><text:span text:style-name="T172">She moves toward the exit. </text:span><text:span text:style-name="T757">Excellent. All according to plan.</text:span></text:p>
      <text:p text:style-name="P205"/>
      <text:p text:style-name="P205"/>
      <text:p text:style-name="P252">___________________________</text:p>
      <text:p text:style-name="P291">The Kaban Wilds - The Jenowin Plain</text:p>
      <text:p text:style-name="P205"/>
      <text:p text:style-name="P205"/>
      <text:p text:style-name="P123"><text:span text:style-name="T576"><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758">What perilous places will my body take me to now?</text:span></text:p>
      <text:p text:style-name="P313"><text:span text:style-name="T758"><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758"> </text:span><text:span text:style-name="T759">Clearly some place I’ll end up going.</text:span><text:span text:style-name="T758"> </text:span><text:span text:style-name="T173">Extending forth from the mountain's belly are arching supports bearing aqueducts—one reaching her current location and the other crawling eastward. </text:span><text:span text:style-name="T760">Aren’t aqueducts supposed to carry water? Wh</text:span><text:span text:style-name="T762">y didn’t I see any in that building I came from</text:span><text:span text:style-name="T761">?</text:span></text:p>
      <text:p text:style-name="P313"><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763">Damn that thing is bright; it’s burning my eyes just looking at it.</text:span></text:p>
      <text:p text:style-name="P313"><text:span text:style-name="T763"><text:tab/></text:span><text:span text:style-name="T177">Past the towering spire, another architectural marvel spans a vast canyon. It appears to be a bridge of some sort. Lacking supports above or beneath, it is as an image frozen in time. </text:span><text:span text:style-name="T764">It also looks just like that one by the portcullis… just bigger.</text:span></text:p>
      <text:p text:style-name="P313"><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765">And another dangerous place my body will inevitably take me…</text:span></text:p>
      <text:p text:style-name="P313"><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766">Then to the spire it is.</text:span></text:p>
      <text:p text:style-name="P122"><text:tab/>She walks across the burning span of desert, one labored step after the next. Diminutive dust clouds dance with her feet at every step. Their combined masses join to form a wispy cape heralding her approach.<text:tab/></text:p>
      <text:p text:style-name="P311"><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767">Either way, I don’t much like it… </text:span><text:span text:style-name="T768">so, let’s go investigate…</text:span></text:p>
      <text:p text:style-name="P311"><text:span text:style-name="T768"><text:tab/></text:span><text:span text:style-name="T181">Eidos strides with renewed vigor across the sand towards the flickering shape. </text:span><text:span text:style-name="T769">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311"><text:span text:style-name="T181"><text:tab/>About ten strides from Eidos, it raises its head to look upon her </text:span><text:span text:style-name="T184">and speaks with something between a squawk and a song.</text:span></text:p>
      <text:p text:style-name="P128"/>
      <text:p text:style-name="P128"><text:tab/>“Well, well. I'd expected Viracocha to rebel in time, if only in part. But I must say, I didn't anticipate you... Tell me what they named you.”</text:p>
      <text:p text:style-name="P311"><text:span text:style-name="T181"><text:tab/>“My name is Eidos,” </text:span><text:span text:style-name="T204">she replies. </text:span><text:span text:style-name="T774">Yeah, but who are you? And who is ‘Viracocha’?</text:span></text:p>
      <text:p text:style-name="P311"><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311"><text:span text:style-name="T205"><text:tab/>“I travel to the tower.” </text:span><text:span text:style-name="T775">Maybe we shouldn’t tell him too much… until we know why he’s asking all these questions.</text:span></text:p>
      <text:p text:style-name="P129"><text:tab/>“Oh, no. This will not do… I must insist that you make for the Duskfang mountains instead.”</text:p>
      <text:p text:style-name="P315"><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776">Okay, maybe not a great idea to anger the weird desert traveler…</text:span></text:p>
      <text:p text:style-name="P316"><text:span text:style-name="T776"><text:tab/>“</text:span><text:span text:style-name="T209">Ah, but dear Eidos,” </text:span><text:span text:style-name="T210">he says mockingly, “</text:span><text:span text:style-name="T209">you have no will, no memory, no meaning.”</text:span></text:p>
      <text:p text:style-name="P130"/>
      <text:p text:style-name="P317"><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317"><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31"/>
      <text:p text:style-name="P316"><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316"><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316"><text:soft-page-break/><text:span text:style-name="T214"><text:tab/></text:span><text:span text:style-name="T181"><text:tab/></text:span></text:p>
      <text:p text:style-name="P311"><text:span text:style-name="T181"><text:tab/></text:span><text:span text:style-name="T215">With a knowing smirk, the rusty traveler simply turns and begins to walk away.</text:span></text:p>
      <text:p text:style-name="P314"><text:span text:style-name="T181"><text:tab/></text:span><text:span text:style-name="T770">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771">Wait, wasn’t I supposed to go to the… No, I must’ve misremembered.</text:span></text:p>
      <text:p text:style-name="P318"><text:span text:style-name="T1069"><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777">Yeah, I am pretty tired. </text:span><text:span text:style-name="T1069">Her mind rests as her feet drag her towards… </text:span><text:span text:style-name="T778">Maybe I can just close my eyes… </text:span><text:span text:style-name="T779">just for a little bit.</text:span></text:p>
      <text:p text:style-name="P318"/>
      <text:p text:style-name="P44"><text:tab/></text:p>
      <text:p text:style-name="P206"/>
      <text:p text:style-name="P396"><text:span text:style-name="T1071">A </text:span><text:span text:style-name="T1073">M</text:span><text:span text:style-name="T1072">odest Proposal</text:span></text:p>
      <text:p text:style-name="P186"/>
      <text:p text:style-name="P186"/>
      <text:p text:style-name="P247">_________________</text:p>
      <text:p text:style-name="P286"><text:span text:style-name="T1167">Dazir - </text:span>The Mage’s Abode</text:p>
      <text:p text:style-name="P206"/>
      <text:p text:style-name="P206"/>
      <text:p text:style-name="P124"><text:span text:style-name="T576"><text:tab/></text:span><text:span text:style-name="T1070">Linen sheets tickle fingertips. Beads of sweat rest precariously on a forehead. A dozen tendrils of candle smoke weave their way into a nose. Two sticks chatter and echo as they gently knock against each other. But above all...</text:span></text:p>
      <text:p text:style-name="P93"><text:tab/><text:span text:style-name="T218">Thirst.</text:span></text:p>
      <text:p text:style-name="P140"><text:tab/>A dryness of throat that would make desert sand seem moist.</text:p>
      <text:p text:style-name="P140"><text:tab/>Unbearable, unrelenting thirst.</text:p>
      <text:p text:style-name="P93"><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40"><text:tab/>As Eidos stirs, the woman suddenly looks up with a startled expression. But her surprise-contorted features soon ease into a timeworn smile of unparalleled kindness, framed in the wrinkles wrought from decades of caring for others.</text:p>
      <text:p text:style-name="P140"/>
      <text:p text:style-name="P140"><text:tab/></text:p>
      <text:p text:style-name="P93"><text:span text:style-name="T218"><text:tab/>“Biracul be praised!” </text:span><text:span text:style-name="T221">she quietly intones. “So, you're finally coming around… I feared we had lost you for good.”</text:span></text:p>
      <text:p text:style-name="P93"><text:span text:style-name="T221"><text:tab/></text:span><text:span text:style-name="T222">Suddenly taking on a cautionary tone, she warns, “Now, don't try to move just yet! Your time in the Jenowin Plain has fevered your blood and robbed your brain of water!”</text:span></text:p>
      <text:p text:style-name="P93"><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93"><text:span text:style-name="T218"><text:tab/>“Careful now child! Drink it slowly… You should listen to old Rada; she's brought back many folk that have been Jinn-struck on the plain, </text:span><text:span text:style-name="T223">after all</text:span><text:span text:style-name="T218">!”</text:span></text:p>
      <text:p text:style-name="P93"><text:span text:style-name="T218"><text:tab/></text:span><text:span text:style-name="T224">Finishing her water, Eidos </text:span><text:span text:style-name="T225">gratefully</text:span><text:span text:style-name="T224"> replies, “Thank you for saving my life.” </text:span><text:span text:style-name="T1110">Why? I’d probably just come back to life anyway.</text:span><text:span text:style-name="T218"><text:tab/></text:span></text:p>
      <text:p text:style-name="P136"><text:tab/><text:span text:style-name="T1111">A great smile adds a few more folds to Rada’s weathered face. </text:span>“I accept your thanks! But even as mere loremasters in the eyes of Biracul, what manner of people would Dazirans be if we didn't aid a sister in need?!” <text:span text:style-name="T1112">She thumbs her and gives Eidos a wink. “Tambul may be known for their courtesy, but they sure as Suyutis love goats don't have a monopoly on it!”</text:span></text:p>
      <text:p text:style-name="P135"><text:tab/><text:span text:style-name="T1113">Eidos smiles, too. </text:span><text:span text:style-name="T780">True, the old woman’s positivity </text:span><text:span text:style-name="T906">is</text:span><text:span text:style-name="T780"> contagious. She’s, at the very least, the nicest person I’ve met so far.</text:span><text:span text:style-name="T1113"> “Is there any way I can repay you?” Eidos finally asks.</text:span></text:p>
      <text:p text:style-name="P137"><text:tab/>“<text:span text:style-name="T1114">Heavens, child! There’s no need!” Rada chuckles. “</text:span>In the words of Biracul, ‘Kindness begets kindness’!”</text:p>
      <text:p text:style-name="P137"><text:tab/><text:span text:style-name="T1115">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35"/>
      <text:p text:style-name="P135"><text:soft-page-break/><text:tab/>Duty-bound, Rada works hard to vacate her seat. Each push closer toward standing causes her to teeter on the edge of collapse. <text:span text:style-name="T781">Maybe I should help her… that’s if I can even stand up myself… </text:span>Yet her ancient muscles somehow prevail over time and gravity’s cruel conspiracy, allowing her to finally gain an upright position. <text:span text:style-name="T782">Looks like she doesn’t need me. </text:span>Thus, Rada and her sturdy cane begin their three-legged trek to fetch Khaa.</text:p>
      <text:p text:style-name="P135"><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116">n ebony</text:span> hue. The sheets and bedding are fresh, but the room, for all its finery, is bare bones and clearly meant for servants. <text:span text:style-name="T783">Where am I? I was walking in the desert toward the Duskfang mountains and then…</text:span></text:p>
      <text:p text:style-name="P135"><text:span text:style-name="T783"><text:tab/></text:span><text:span text:style-name="T1117">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784">Another jerk, surely.</text:span></text:p>
      <text:p text:style-name="P141"/>
      <text:p text:style-name="P141"><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35"><text:tab/>“I came bearing a message from Mifas'cul.” <text:span text:style-name="T1118">The words leave her mouth before she knows what she is even saying. </text:span><text:span text:style-name="T785">Mifas’cul? It has to be that creepy desert traveler…</text:span></text:p>
      <text:p text:style-name="P135"><text:span text:style-name="T1118"><text:tab/></text:span>At Eidos' words, Khaa's breath seems to cease. His eyes narrow before silently nodding for <text:span text:style-name="T1118">her</text:span> to continue.</text:p>
      <text:p text:style-name="P319"><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35"><text:tab/>Khaa stares suspiciously at Eidos. Calculating. Evaluating. Machinating. It is some time before he speaks again. “I see… So you have been sent here because of your ability to make use of the Farcaster.” <text:span text:style-name="T1120">With a sneer, he turns his back to her and continues speaking, “</text:span>I <text:span text:style-name="T1120">must say, I</text:span> hadn't foreseen this stroke of good fortune, but your appearance explains much.”</text:p>
      <text:p text:style-name="P135"><text:tab/><text:span text:style-name="T1121">Eidos interjects, “Who is Mifas'cul?” </text:span><text:span text:style-name="T786">Yes! I wanna know that, too! </text:span><text:span text:style-name="T787">Nice one, body.</text:span></text:p>
      <text:p text:style-name="P135"><text:span text:style-name="T1122"><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787">guide</text:span><text:span text:style-name="T1122"> you to us in our time of need. For you see, we require your Farcasting Techne, foreigner.”</text:span></text:p>
      <text:p text:style-name="P135"><text:tab/><text:span text:style-name="T1123">And as expected of a diplomat, Eidos makes the obvious inquiry Khaa is inviting, “What's wrong here?” </text:span><text:span text:style-name="T788">Yeah, you must have lots of friends with your personality… what could possibly be wrong?</text:span></text:p>
      <text:p text:style-name="P142"><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35"><text:tab/><text:span text:style-name="T1124">Moved by the desire to help, she asks in return, “What is it that threatens this place and its people?” </text:span><text:span text:style-name="T789">It’s probably something this idiot did that caused it all.</text:span></text:p>
      <text:p text:style-name="P135"><text:span text:style-name="T1124"><text:tab/>Seeing he has piqued her interest, Khaa leans in closer, “Let me tell you. You see, Dazir is menaced by the people of Tacriba, the township of barbarians located beyond the Crescent Canyon to the east.” </text:span><text:span text:style-name="T790">That’s on the other side of that huge bridge… </text:span><text:span text:style-name="T1125">The mage stands and begins to slowly pace. </text:span><text:soft-page-break/><text:span text:style-name="T1125">“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35"><text:tab/><text:span text:style-name="T1126">Seeking to withhold her final judgment until she has heard all the evidence, she asks, “For what reason would they do this?” </text:span><text:span text:style-name="T791">Like I said, this jerk probably pissed them off.</text:span></text:p>
      <text:p text:style-name="P135"><text:span text:style-name="T1126"><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792">This guy’s hiding something.</text:span></text:p>
      <text:p text:style-name="P135"><text:tab/><text:span text:style-name="T1127">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35"><text:tab/><text:span text:style-name="T1128">Walking back to the bed where Eidos is resting, Khaa continues, “And now, a Farcaster user now stands before me—a heaven-sent gift from Biracul for my righteousness, no doubt.”</text:span></text:p>
      <text:p text:style-name="P135"><text:tab/>“<text:span text:style-name="T1129">So they have no water?” Eidos asks before adding, “The Tacribians sound justified in their grievance.” </text:span><text:span text:style-name="T793">That they do.</text:span></text:p>
      <text:p text:style-name="P143"><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35"><text:tab/><text:span text:style-name="T1130">Eidos lowers her head and thinks for a moment, weighing the evidence, trying to tease out which side will provide the most benefit for the most people.</text:span></text:p>
      <text:p text:style-name="P135"><text:tab/><text:span text:style-name="T1130">Before she can come to a conclusion, Khaa speaks, “Now, I implore you! Use your Farcasting ability to help me to save both ourselves and our enemies!”</text:span></text:p>
      <text:p text:style-name="P135"><text:tab/><text:span text:style-name="T794">Oh, please, who would buy that from this guy? We should go talk to the Tacribians first. Oh… dammit, we’re not going to, are we?</text:span><text:span text:style-name="T1131"> Eidos looks up, determination carved into each feature of her face. She replies, “If I can, I'll help you avert this catastrophe.” </text:span><text:span text:style-name="T795">Indeed.</text:span></text:p>
      <text:p text:style-name="P144"><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319"><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319"><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319"><text:soft-page-break/><text:span text:style-name="T229"><text:tab/></text:span><text:span text:style-name="T230">Eidos hesitates. </text:span><text:span text:style-name="T796">Wait, why don’t we just give him our Sigil and let him go take care of this?</text:span><text:span text:style-name="T230"> “If I can use your Sigil, couldn’t you just use mine?” She asks. </text:span><text:span text:style-name="T797">Yes! This is how it should be body. Just do what I want and everyone is happy. See?</text:span></text:p>
      <text:p text:style-name="P319"><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319"><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798">He’d better reward me with an easy path to the goal.</text:span></text:p>
      <text:p text:style-name="P319"><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319"><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319"><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45"><text:tab/>Khaa jerks his head away. “The architects are on the <text:span text:style-name="T1135">middle tier</text:span>. Speak with them and then leave.” He begins to walk toward the door. “Remember, you hold the lives of my people in your hands.” And with these words, he opens the door and storms out, leaving Eidos and Rada alone in the room. </text:p>
      <text:p text:style-name="P135"/>
      <text:p text:style-name="P319"><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319"><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397"><text:span text:style-name="T1071">A </text:span><text:span text:style-name="T1073">L</text:span><text:span text:style-name="T1074">ocal Perspective</text:span></text:p>
      <text:p text:style-name="P188"><text:tab/></text:p>
      <text:p text:style-name="P187"/>
      <text:p text:style-name="P248">_______________</text:p>
      <text:p text:style-name="P287"><text:span text:style-name="T1167">Dazir - </text:span>The <text:span text:style-name="T1119">Arboretum</text:span></text:p>
      <text:p text:style-name="P207"/>
      <text:p text:style-name="P207"/>
      <text:p text:style-name="P320"><text:span text:style-name="T706"><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800">If we had a wolf, </text:span><text:span text:style-name="T837">a </text:span><text:span text:style-name="T800">serpent, and </text:span><text:span text:style-name="T837">a </text:span><text:span text:style-name="T800">crow, it’</text:span><text:span text:style-name="T838">d</text:span><text:span text:style-name="T800"> be the spitting image of the mural near where I woke up.</text:span></text:p>
      <text:p text:style-name="P146"/>
      <text:p text:style-name="P331"><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331"><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320"><text:span text:style-name="T238"><text:tab/>Eidos sits down beside her. “By all means, take as long as you need, Rada.” </text:span><text:span text:style-name="T799">Yeah, you’re a breath of fresh air in this nest of assholes.</text:span></text:p>
      <text:p text:style-name="P147"><text:tab/>“Biracul speaks through you, child.” She places a hand on Eidos’ shoulder. <text:span text:style-name="T1132">But suddenly her smile fades and her features become grave, “But there’s something… odd about you.” Her sunken eyes begin to examine Eidos from head to toe. “Yes, something… off.”</text:span></text:p>
      <text:p text:style-name="P147"><text:tab/>“<text:span text:style-name="T1132">What do you mean?” Eidos replies, a bit self-conscious now. </text:span><text:span text:style-name="T801">Yeah, what </text:span><text:span text:style-name="T907">do</text:span><text:span text:style-name="T801"> you mean?</text:span></text:p>
      <text:p text:style-name="P147"><text:span text:style-name="T1132"><text:tab/>Rada abruptly ends her scrutiny, offering, “Oh, well, for one, you’re not </text:span><text:span text:style-name="T801">of</text:span><text:span text:style-name="T1132"> Kabu—and it’s mighty rare to have visitors from the outside these days. Last flying caravan came years ago…” she trails off.</text:span></text:p>
      <text:p text:style-name="P147"><text:tab/><text:span text:style-name="T1132">Eidos stares at Rada expectantly, soon encouraging her to speak on, “But why would people stop coming?”</text:span></text:p>
      <text:p text:style-name="P147"><text:tab/><text:span text:style-name="T1132">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801">did</text:span><text:span text:style-name="T1132"> you <text:s/>get here? You may be young, but I can’t really see you scaling the sheer cliffs surrounding the Jenowin Plain,” she adds with a chuckle.</text:span></text:p>
      <text:p text:style-name="P147"><text:tab/><text:span text:style-name="T1133">Eidos pauses, wondering just how much honesty she should inject into her answer. </text:span><text:span text:style-name="T802">Why not tell her the truth?! She’s a nice lady!</text:span><text:span text:style-name="T1133"> “I awoke in a building to the south of here, already on the plain. Then, I just walked here. Didn’t see any cliffs, just desert,” she says with an unfiltered honesty, uncharacteristic of a diplomat, but perhaps fitting given who Eidos is speaking with.</text:span></text:p>
      <text:p text:style-name="P320"><text:span text:style-name="T238"><text:tab/></text:span><text:span text:style-name="T361">Rada listens with a half smile, chewing on her words before she speaks, “Well, that’s fine, dear. We ladies must always have some secrets.” </text:span><text:span text:style-name="T803">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47"/>
      <text:p text:style-name="P147"><text:tab/><text:span text:style-name="T1134">Eidos stands, offering Rada a hand, and between the two of them, they manage to get her on her rickety feet again. Then the two walk for another short while in comfortable silence before finally arriving at the very center of the garden.</text:span></text:p>
      <text:p text:style-name="P147"><text:tab/></text:p>
      <text:p text:style-name="P147"><text:soft-page-break/><text:tab/>“<text:span text:style-name="T1136">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47"><text:tab/>“<text:span text:style-name="T1136">A little water never hurt anyone,” Eidos replies with a smile.</text:span></text:p>
      <text:p text:style-name="P320"><text:span text:style-name="T238"><text:tab/>“</text:span><text:span text:style-name="T363">Oh, you’re just so sweet!” She says as she pinches Eidos’ cheek. </text:span><text:span text:style-name="T804">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47"><text:tab/>“<text:span text:style-name="T1137">Thank you, Rada. For everything.” </text:span><text:span text:style-name="T805">Except for the cheek pinch… </text:span></text:p>
      <text:p text:style-name="P152"><text:tab/>Worry soon refolds the jovial creases of her smile into a frown. “You be careful in there, you hear? <text:span text:style-name="T1159">The Wellspring is no longer safe!”</text:span></text:p>
      <text:p text:style-name="P147"><text:tab/>“<text:span text:style-name="T1137">I will. I’ll be back to return the Sigil right after I’ve released the water. I promise.”</text:span></text:p>
      <text:p text:style-name="P151"><text:tab/><text:span text:style-name="T1137">The matronly smile gains ground, finally replacing the frown. “Bless your Trueflesh, Eidos. May the light of the Shining One guide you.”</text:span></text:p>
      <text:p text:style-name="P147"/>
      <text:p text:style-name="P147"><text:tab/><text:span text:style-name="T1138">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806">I can’t tell if he’s actually asleep or just ignoring me…</text:span></text:p>
      <text:p text:style-name="P153"><text:tab/>Uncertainty leads her to abandon the idea of having a conversation with the man, and she proceeds to step onto the cloudstone. A great purr erupts from the device and soon, a brilliant violet haze encircles the entire device.</text:p>
      <text:p text:style-name="P147"><text:tab/><text:span text:style-name="T1139">The old man is suddenly roused by the loud noise and bright light, falling halfway out of his chair.</text:span></text:p>
      <text:p text:style-name="P147"/>
      <text:p text:style-name="P147"><text:tab/>“<text:span text:style-name="T1140">Biracul’s balls! Ya tryin’ to kill me?” says the man, still half asleep. “Damn near sent me to the Graylands!” Then mashing a near toothless mouth, he adds, “I’m to young to die, you hear!”</text:span></text:p>
      <text:p text:style-name="P147"><text:tab/><text:span text:style-name="T1141">Confused, Eidos offers and apology, “I’m sorry… I tried to wake you, but couldn’t and just thought I’d figure out myself how to get down to the lower tiers.”</text:span></text:p>
      <text:p text:style-name="P147"><text:tab/>“<text:span text:style-name="T1142">Well, ya’d better be sorry! Back in my heyday, I could slap the ‘kharr outta a draug, and I’d venture I could still slap it outta you, too!” He raises a pair of shaking fists. </text:span><text:span text:style-name="T807">I’m pretty sure the only one you can hurt is yourself, old man…</text:span></text:p>
      <text:p text:style-name="P147"><text:tab/>“<text:span text:style-name="T1143">You have my most sincere apologies.” </text:span><text:span text:style-name="T807">I’m not sure I’m actually sorry.</text:span></text:p>
      <text:p text:style-name="P320"><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808">Not only is he senile, he’s blind, too.</text:span></text:p>
      <text:p text:style-name="P147"><text:tab/>“<text:span text:style-name="T1144">Well, I was hoping you could tell me about Dazir and the current cri…”</text:span></text:p>
      <text:p text:style-name="P147"><text:tab/>“If I have to explain Dazir to one more foreigner,” <text:span text:style-name="T1144">he interrupts,</text:span> “I'll go as mad as a<text:span text:style-name="T1145">n</text:span> <text:span text:style-name="T1144">outhouse</text:span> Jinn!”</text:p>
      <text:p text:style-name="P147"><text:tab/>“<text:span text:style-name="T1145">Oh, okay, sorry to dis…”</text:span></text:p>
      <text:p text:style-name="P332"><text:span text:style-name="T238"><text:tab/>“Fine!” </text:span><text:span text:style-name="T369">he says, cutting her short.</text:span><text:span text:style-name="T238"> “Now pick up your ears, boy; only gonna say this once!” </text:span><text:span text:style-name="T809">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332"><text:span text:style-name="T370"><text:tab/></text:span><text:span text:style-name="T372">“BWAHAHAHAHAhaha…hahaha…hhhh…” he starts to wheeze uncontrollably.</text:span></text:p>
      <text:p text:style-name="P162"><text:soft-page-break/><text:tab/>Concerned, Eidos ask, “Are you…”</text:p>
      <text:p text:style-name="P332"><text:span text:style-name="T372"><text:tab/></text:span><text:span text:style-name="T238">“Oh, don't make an old man laugh himself to an early grave! Now where was I…?” </text:span><text:span text:style-name="T373">A lengthy pause ensues. </text:span><text:span text:style-name="T810">Why say anything? He’ll just inter…</text:span></text:p>
      <text:p text:style-name="P147"><text:span text:style-name="T1146"><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47"><text:tab/><text:span text:style-name="T1147">Not sure whether to just get on and leave or to venture another question, Eidos simply stands there and waits. The old man just stares.</text:span></text:p>
      <text:p text:style-name="P147"><text:tab/><text:span text:style-name="T1148">Finally, Eidos decides she’d might as well get as much as she can out the interaction and begins to…</text:span></text:p>
      <text:p text:style-name="P147"><text:tab/>“Listen up, because old Asansor will only tell you one time and one time alone! Because I never repeat myself, you hear?! So listen up, because old Asansor will only tell you one time and one time alone!</text:p>
      <text:p text:style-name="P148"><text:tab/>“The lowest <text:span text:style-name="T1149">tier</text:span> is for the rank and file Dazirans who do much of the unmasterful labors—may be simple and dull-witted compared to the upper tiers, but I doubt the best of what the other towns have to offer is their equal!” <text:span text:style-name="T811">Can </text:span><text:span text:style-name="T812">I</text:span><text:span text:style-name="T811"> leave </text:span><text:span text:style-name="T813">yet</text:span><text:span text:style-name="T811">?</text:span></text:p>
      <text:p text:style-name="P148"><text:span text:style-name="T811"><text:tab/></text:span><text:span text:style-name="T1150">Continuing on, uninterrupted, Asansor preaches, “The second tier is for the artisans of Dazir! Those learned elite who’re trained in unearthing and manipulating relics of the Vanquished!</text:span></text:p>
      <text:p text:style-name="P148"><text:tab/>“Finally, there's the Arboretum where we stand, which is for Khaa, Quangjo, and their trusted citizens alone!</text:p>
      <text:p text:style-name="P148"><text:tab/>“You aren't likely to find a man with as many years of experience and loyal service under his belt than old Asansor in the levels below!” <text:span text:style-name="T1151">A triumphant smirk now hides among the maze of wrinkles that is his face, as he stares down his nose at Eidos.</text:span></text:p>
      <text:p text:style-name="P148"><text:tab/><text:span text:style-name="T1152">Suddenly, Asansor’s expression goes blank, “Wait a minute…” He eyes her with suspicion, shoulders tensing. “How'd you even get up here in the first place?!”</text:span></text:p>
      <text:p text:style-name="P148"><text:tab/><text:span text:style-name="T1153">Not that she can explain much, but Eidos starts with what she knows, “I was found on the…”</text:span></text:p>
      <text:p text:style-name="P148"><text:tab/>“<text:span text:style-name="T1153">Oh, not that I much care anyways…” his shoulder slump into the relaxed posture of old age. “Now off with you, you Jinnlickin' fool! I'm trying to sleep!”</text:span></text:p>
      <text:p text:style-name="P148"/>
      <text:p text:style-name="P333"><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48"><text:tab/><text:span text:style-name="T1154">Hesitant to step on the platform and wake the old man again, Eidos stays in place for a while. </text:span><text:span text:style-name="T814"><text:s/>No, come on! Let’s just go, please!</text:span><text:span text:style-name="T1154"> But finally, necessity overrides propriety and she leaps for the cloudstone.</text:span></text:p>
      <text:p text:style-name="P148"><text:tab/><text:span text:style-name="T1155">The artifact whirs into activity, and she senses it posing a question to her, asking where she needs to go. </text:span><text:span text:style-name="T815">The second tier is where the artisans are, I think.</text:span></text:p>
      <text:p text:style-name="P333"><text:span text:style-name="T306"><text:tab/>The device roars and begins its descent. The reawakened guardian spits curses down on Eidos as she w</text:span><text:span text:style-name="T376">hisked away,</text:span><text:span text:style-name="T306"> down towards the second tier.</text:span></text:p>
      <text:p text:style-name="P148"/>
      <text:p text:style-name="P148"/>
      <text:p text:style-name="P148"/>
      <text:p text:style-name="P148">_________________</text:p>
      <text:p text:style-name="P299"><text:span text:style-name="T1167">Dazir - </text:span>The Workshop</text:p>
      <text:p text:style-name="P135"/>
      <text:p text:style-name="P135"/>
      <text:p text:style-name="P135"/>
      <text:p text:style-name="P319"><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text:span><text:soft-page-break/><text:span text:style-name="T239">so too does this instrumental make Eidos want to work. It takes a great force of will to stop herself from rolling up her sleeves and joining in th</text:span><text:span text:style-name="T253">e</text:span><text:span text:style-name="T239"> industrial bacchanal.</text:span></text:p>
      <text:p text:style-name="P321"><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1156">also </text:span>seem to be the most frighteningly powerful among the tools. <text:span text:style-name="T818">Lovely, </text:span><text:span text:style-name="T908">more</text:span><text:span text:style-name="T818">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321"><text:span text:style-name="T1069"><text:tab/>Two among the crowd seem to be at loose ends, and as such, free to exchange words with Eidos. One is an elderly chap with a long white bea… </text:span><text:span text:style-name="T816">No! No more crazy old men!</text:span><text:span text:style-name="T250"> While the other is a sharp-looking yet restless fellow, </text:span><text:span text:style-name="T378">neither old nor young</text:span><text:span text:style-name="T250">. </text:span><text:span text:style-name="T817">That one!</text:span><text:span text:style-name="T251"> However, before she can choose, the younger o</text:span><text:span text:style-name="T379">f the two</text:span><text:span text:style-name="T251"> makes his approach.</text:span></text:p>
      <text:p text:style-name="P155"/>
      <text:p text:style-name="P321"><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321"><text:span text:style-name="T258"><text:tab/>“</text:span><text:span text:style-name="T259">I’m sure you have your reasons, </text:span><text:span text:style-name="T335">Mr…</text:span><text:span text:style-name="T259">” Eidos politely offers.</text:span></text:p>
      <text:p text:style-name="P321"><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321"><text:span text:style-name="T259"><text:tab/>“</text:span><text:span text:style-name="T260">In fact, that’s precisely what I wanted to talk about…”</text:span></text:p>
      <text:p text:style-name="P321"><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321"><text:span text:style-name="T251"><text:tab/>“</text:span><text:span text:style-name="T262">Well, I’m sure everyone understands, what with the situation inside the Wellspring and all,” Eidos tries again. </text:span><text:span text:style-name="T819">It’s pointless with these types; they just say what they want. Don’t even try, body.</text:span></text:p>
      <text:p text:style-name="P321"><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322"><text:span text:style-name="T263"><text:tab/></text:span><text:span text:style-name="T265">Seeing that he is more interested in a ‘conversation’ focused on himself, the diplomatic Eidos changes tactics, “What is it you normally do for Dazir?”</text:span></text:p>
      <text:p text:style-name="P322"><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322"><text:span text:style-name="T266"><text:tab/>“</text:span><text:span text:style-name="T267">Fascinating!” she enthusiastically goads.</text:span></text:p>
      <text:p text:style-name="P322"><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321"><text:span text:style-name="T251"><text:tab/>“</text:span><text:span text:style-name="T271">Yes, it’s a marvelous invention! Would you mind sharing, how else crystals are used by your community?”</text:span></text:p>
      <text:p text:style-name="P321"><text:span text:style-name="T271"><text:tab/>“</text:span><text:span text:style-name="T272">Why, nothing would give me greater pleasure!” He looks at her with child-like giddiness as he begins to enumerate the various answers to her query, “Well, first, we use violet crystals to create lifts, </text:span><text:soft-page-break/><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321"><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321"><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321"><text:span text:style-name="T276"><text:tab/></text:span><text:span text:style-name="T820">We’re losing him, body. Nice try, but I doubt he’ll tell us anything about the Wellspring.</text:span><text:span text:style-name="T277"> With a slight frown, Eidos regroups and pushes forward, “I’m sure it’s magnificent, but…”</text:span></text:p>
      <text:p text:style-name="P321"><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321"><text:span text:style-name="T278"><text:tab/>“</text:span><text:span text:style-name="T281">A useful defense, indeed. I stand corrected,” she concedes the point, trying desperately to think of a way to coax out something useful from the man. </text:span><text:span text:style-name="T821">I’m telling you, it’s a waste of time, body. You should listen to me once in a while.</text:span></text:p>
      <text:p text:style-name="P323"><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323"><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323"><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323"><text:span text:style-name="T289"><text:tab/>“</text:span><text:span text:style-name="T291">Bad experiences?!” Shock and horror now tinge his voice. “An amateur should </text:span><text:span text:style-name="T822">never</text:span><text:span text:style-name="T291"> be allowed near a crystal!” </text:span><text:span text:style-name="T292">he emphatically adds.</text:span></text:p>
      <text:p text:style-name="P323"><text:span text:style-name="T292"><text:tab/>“Why not?” </text:span><text:span text:style-name="T823">Because they cause pain and inject weird green things into you, that’s why not!</text:span></text:p>
      <text:p text:style-name="P323"><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824">That I did not know…</text:span></text:p>
      <text:p text:style-name="P156"><text:tab/>“Then, I suppose I should just avoid all crystals,” Eidos says, half in jest.</text:p>
      <text:p text:style-name="P323"><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825">The ‘Wasteland’? Sounds pleasant…</text:span></text:p>
      <text:p text:style-name="P323"><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323"><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323"><text:soft-page-break/><text:span text:style-name="T301"><text:tab/>“</text:span><text:span text:style-name="T302">Have a good day then,” Eidos says as she begins to walk away. </text:span><text:span text:style-name="T826">Finally, now let’s definitely avoid that Rashak guy, because if </text:span><text:span text:style-name="T909">this</text:span><text:span text:style-name="T914"> guy thinks he talks to much, then…</text:span></text:p>
      <text:p text:style-name="P323"><text:span text:style-name="T568"><text:tab/></text:span><text:span text:style-name="T569">Choking back tears, the man says, “Fare thee well, stranger. Biracul guide you.” </text:span><text:span text:style-name="T570">Shoulders slump and he turns to walk away.</text:span></text:p>
      <text:p text:style-name="P155"/>
      <text:p text:style-name="P324"><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interest in her. </text:span><text:span text:style-name="T305">Wishing to avoid another fruitless conversation with a crystal expert, </text:span><text:span text:style-name="T827">YES!</text:span><text:span text:style-name="T305"> she exits the workshop.</text:span></text:p>
      <text:p text:style-name="P149"/>
      <text:p text:style-name="P149"/>
      <text:p text:style-name="P149"/>
      <text:p text:style-name="P149">________________________</text:p>
      <text:p text:style-name="P300"><text:span text:style-name="T1167">Dazir - </text:span>The Workshop <text:span text:style-name="T1157">Exterior</text:span></text:p>
      <text:p text:style-name="P138"/>
      <text:p text:style-name="P138"/>
      <text:p text:style-name="P138"/>
      <text:p text:style-name="P325"><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828">Okay, I know what you’re thinking, body, but don’t do it!</text:span></text:p>
      <text:p text:style-name="P325"><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829">Good! Guards means we can’t go over there! See?</text:span></text:p>
      <text:p text:style-name="P325"><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326"><text:span text:style-name="T251"><text:tab/>At the eastern edge of the junkyard, a banister overlooks the Jenowin Plain.</text:span><text:span text:style-name="T817"> </text:span><text:span text:style-name="T830">Wow! It’s nothing but desert! How did I cross </text:span><text:span text:style-name="T910">that</text:span><text:span text:style-name="T915">!</text:span><text:span text:style-name="T817"> </text:span><text:span text:style-name="T251">Several of the aproned workers appear to l</text:span><text:span text:style-name="T310">inger t</text:span><text:span text:style-name="T251">here, taking a rest from their back-breaking labor.</text:span></text:p>
      <text:p text:style-name="P326"><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831">Oh, so u</text:span><text:span text:style-name="T839">p there is</text:span><text:span text:style-name="T831"> where R</text:span><text:span text:style-name="T832">ada</text:span><text:span text:style-name="T831"> lives.</text:span></text:p>
      <text:p text:style-name="P154"><text:tab/><text:span text:style-name="T1158">A bit weary at the prospect of talking to another ‘expert’, Eidos makes her way towards the stone columns, hoping to speak with a more agreeable character.</text:span></text:p>
      <text:p text:style-name="P150"/>
      <text:p text:style-name="P150"/>
      <text:p text:style-name="P150"/>
      <text:p text:style-name="P150">_____________________</text:p>
      <text:p text:style-name="P327"><text:span text:style-name="T1000">Dazir - </text:span><text:span text:style-name="T998">The Artisan</text:span><text:span text:style-name="T999">s’ Plaza</text:span></text:p>
      <text:p text:style-name="P139"/>
      <text:p text:style-name="P139"/>
      <text:p text:style-name="P139"><text:soft-page-break/></text:p>
      <text:p text:style-name="P327"><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327"><text:span text:style-name="T239"><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833">Green weapons must be a thing, I guess.</text:span></text:p>
      <text:p text:style-name="P327"><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327"><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327"><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157"/>
      <text:p text:style-name="P327"><text:span text:style-name="T313"><text:tab/>“</text:span><text:span text:style-name="T319">Greetings, foreigner! Have you come in search of the secrets of the Vanquished?” </text:span><text:span text:style-name="T320">he says with a genuine smile. </text:span><text:span text:style-name="T834">He smiles like Rada! </text:span><text:span text:style-name="T840">Maybe it’s her grandson…</text:span></text:p>
      <text:p text:style-name="P158"><text:tab/>“Who are the Vanquished?” she asks, confusion carved clearly into her features.</text:p>
      <text:p text:style-name="P158"><text:tab/>With a hint of surprise, and yet without judgment, he replies, “Odd, I thought the Vanquished were known everywhere.”</text:p>
      <text:p text:style-name="P159"><text:tab/>Slightly embarrassed, she explains, “I’ve been remiss in my education. Perhaps you could share some Daziran wisdom with me.”</text:p>
      <text:p text:style-name="P328"><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329"><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329"><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329"><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329"><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835">Who’s this Biracul guy, I keep hearing about?</text:span></text:p>
      <text:p text:style-name="P329"><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329"><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329"><text:span text:style-name="T335"><text:tab/>“</text:span><text:span text:style-name="T340">And I am Serpil, </text:span><text:span text:style-name="T341">Miss Eidos. It’s a pleasure to meet you.”</text:span></text:p>
      <text:p text:style-name="P160"><text:tab/><text:span text:style-name="T1160">Sensing a chance to finally get some answers, she says, </text:span>“Serpil, I was wondering if you could help me with some questions I had.”</text:p>
      <text:p text:style-name="P160"><text:tab/>“Though my knowledge be meager, if it can answer your queries, it’s yours.”</text:p>
      <text:p text:style-name="P329"><text:soft-page-break/><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329"><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329"><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329"><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329"><text:span text:style-name="T345"><text:tab/>“</text:span><text:span text:style-name="T346">What happened in there, Serpil?”</text:span></text:p>
      <text:p text:style-name="P329"><text:span text:style-name="T346"><text:tab/></text:span><text:span text:style-name="T348">He hesitates, averting his gaze. </text:span><text:span text:style-name="T836">This guy knows something… Out with it, Serpil!</text:span></text:p>
      <text:p text:style-name="P161"><text:tab/>“Please, Serpil,” Eidos places a hand on his shoulder. “If I’m going to help, I need to know what to expect in there. Besides, I’m stronger than I look,” she says, jokingly flexing her biceps.</text:p>
      <text:p text:style-name="P330"><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330"><text:span text:style-name="T349"><text:tab/>“N</text:span><text:span text:style-name="T398">o one</text:span><text:span text:style-name="T349">?”</text:span></text:p>
      <text:p text:style-name="P330"><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330"><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p>
      <text:p text:style-name="P157"><text:tab/></text:p>
      <text:p text:style-name="P327"><text:span text:style-name="T313"><text:tab/>A</text:span><text:span text:style-name="T404">nd with that she stands and moves to return toward the cloudstone, </text:span><text:span text:style-name="T405">and toward the Farcaster that will take her to her task.</text:span></text:p>
      <text:p text:style-name="P189"><text:tab/></text:p>
      <text:p text:style-name="P189"/>
      <text:p text:style-name="P249">_______________</text:p>
      <text:p text:style-name="P288"><text:span text:style-name="T1167">Dazir - </text:span>The <text:span text:style-name="T1119">Arboretum</text:span></text:p>
      <text:p text:style-name="P208"/>
      <text:p text:style-name="P208"/>
      <text:p text:style-name="P45"><text:span text:style-name="T706"><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841">At least I didn’t have to speak to him again.</text:span></text:p>
      <text:p text:style-name="P163"><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844">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845">Here we go.</text:span></text:p>
      <text:p text:style-name="P334"><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334"><text:soft-page-break/><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842"> </text:span><text:span text:style-name="T843">What’s going on?!</text:span><text:span text:style-name="T842"> </text:span><text:span text:style-name="T411">Soon, only the memory of her destination remains present as what she has become makes the journey toward it.</text:span></text:p>
      <text:p text:style-name="P164"/>
      <text:p text:style-name="P398"><text:span text:style-name="T1071">A </text:span><text:span text:style-name="T1073">M</text:span><text:span text:style-name="T1075">an Out of Time</text:span></text:p>
      <text:p text:style-name="P190"><text:tab/></text:p>
      <text:p text:style-name="P190"/>
      <text:p text:style-name="P250">_________________</text:p>
      <text:p text:style-name="P289"><text:span text:style-name="T1168">The Nether Edge - </text:span>G<text:span text:style-name="T1161">arden</text:span></text:p>
      <text:p text:style-name="P209"/>
      <text:p text:style-name="P209"/>
      <text:p text:style-name="P336"><text:span text:style-name="T706"><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336"><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26"><text:tab/>In the span of a thought, a <text:span text:style-name="T1170">timeless</text:span> eon, Eidos regains awareness of Self and surroundings. The subtle sound of water. A rush of vibrant colors. A perfume befitting nature.</text:p>
      <text:p text:style-name="P336"><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336"><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65"><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171">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172">the man’s </text:span>significant alterations to the scenery, none of the plants are left looking <text:span text:style-name="T1169">overtly </text:span>artificial, nor as if they had been touched by the hand of man at all.</text:p>
      <text:p text:style-name="P18"/>
      <text:p text:style-name="P321"><text:span text:style-name="T1069"><text:tab/>“How come this world is filled almost exclusively with old bastards?” </text:span><text:span text:style-name="T846">Holy shit-</text:span><text:span text:style-name="T851">biscuits and gravy</text:span><text:span text:style-name="T846">! I can speak!</text:span><text:span text:style-name="T430"> “Wait… can I really speak?! Is this me?!” </text:span><text:span text:style-name="T846">Yes, it is!</text:span><text:span text:style-name="T430"> Eidos is in a state of giddy shock.</text:span></text:p>
      <text:p text:style-name="P321"><text:span text:style-name="T430"><text:tab/>“…Greetings, traveler.” T</text:span><text:span text:style-name="T456">he man continues with his work without turning to face Eidos</text:span><text:span text:style-name="T430">. “I am Nargund.”</text:span></text:p>
      <text:p text:style-name="P166"><text:soft-page-break/><text:tab/>“Sorry! I’m just not used to being able to speak, and…” embarrassment beyond measure washes away the excitement her Self felt but moments ago.</text:p>
      <text:p text:style-name="P167"><text:tab/>His expression softens, every so slightly. “You’re not speaking, actually. You’re just thinking.”</text:p>
      <text:p text:style-name="P337"><text:span text:style-name="T430"><text:tab/>“Thinking?” </text:span><text:span text:style-name="T846">I thought this was thinking… </text:span></text:p>
      <text:p text:style-name="P167"><text:tab/>“Here, they are equivalent,” he offers. Making a final snip, he turns to face Eidos, “I must say, it has been quite some time since anybody used the Farcaster. But then again, perhaps it is about time.”</text:p>
      <text:p text:style-name="P337"><text:span text:style-name="T430"><text:tab/>“Well, I hope I’m not disturbing you; didn’t mean to barge in on your… home?” </text:span><text:span text:style-name="T846">Is this guy like some forest nymph or something? Oh dammit! He can hear my thoughts!</text:span><text:span text:style-name="T430"> “Shut up, thoughts!”</text:span></text:p>
      <text:p text:style-name="P337"><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337"><text:span text:style-name="T430"><text:tab/>“</text:span><text:span text:style-name="T431">Oh, of course! I wouldn’t dream of it!” Eidos replies </text:span><text:span text:style-name="T432">innocently. “I’m just happy to finally get to talk to someone.”</text:span></text:p>
      <text:p text:style-name="P337"><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337"><text:span text:style-name="T433"><text:tab/></text:span><text:span text:style-name="T847">Jerk.</text:span><text:span text:style-name="T433"> “No, wait! I mean… actually, yeah! That’s exactly what I mean!” she says, frustrations finally boiling over. “I finally get to speak…”</text:span></text:p>
      <text:p text:style-name="P168"><text:tab/>“Think,” he corrects.</text:p>
      <text:p text:style-name="P168"><text:tab/>“…think! Yes, I know! Think! I finally get to have my thoughts heard, and you’re the jackass I have to be heard by?! What is wrong with this place?!”</text:p>
      <text:p text:style-name="P169"><text:tab/>Nargund silently regards for several moments. His eyes reflect a bizarre mixture of vexation and curiosity. “Are those the questions you have for me?”</text:p>
      <text:p text:style-name="P169"><text:tab/>“What?”</text:p>
      <text:p text:style-name="P338"><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338"><text:span text:style-name="T433"><text:tab/>“</text:span><text:span text:style-name="T434">You’re an aggravating one, aren’t you?”</text:span></text:p>
      <text:p text:style-name="P339"><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339"><text:span text:style-name="T435"><text:tab/>Eidos stops. Her Self begins to contemplate what her expectations are and why she should have them.</text:span><text:span text:style-name="T848"> I’m not sure.</text:span><text:span text:style-name="T435"> “I guess I have no reason to believe it should be anything other than what it is.” An epiphany. “I just wish it weren’t like this.”</text:span></text:p>
      <text:p text:style-name="P339"><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340"><text:span text:style-name="T435"><text:tab/></text:span><text:span text:style-name="T436">Feeling the weight of expectation slide from her Self, Eidos inquires, “So, I can ask questions, then, right?”</text:span></text:p>
      <text:p text:style-name="P170"><text:tab/>“Indeed.”</text:p>
      <text:p text:style-name="P340"><text:span text:style-name="T436"><text:tab/></text:span><text:span text:style-name="T438">“How many questions?”</text:span></text:p>
      <text:p text:style-name="P340"><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341"><text:span text:style-name="T439"><text:tab/></text:span><text:span text:style-name="T441">W</text:span><text:span text:style-name="T465">ith a nod of understanding, she continues,</text:span><text:span text:style-name="T441"> “Fine. First, why do you know my name?”</text:span></text:p>
      <text:p text:style-name="P341"><text:span text:style-name="T441"><text:tab/>“</text:span><text:span text:style-name="T442">I know the names of most all things. If it has been thought, I’ve likely heard it.”</text:span></text:p>
      <text:p text:style-name="P171"><text:tab/>“So you read thoughts?”</text:p>
      <text:p text:style-name="P171"><text:tab/>“I interpret thoughts.”</text:p>
      <text:p text:style-name="P341"><text:span text:style-name="T442"><text:tab/>“What’s the difference?” </text:span><text:span text:style-name="T443">she asks, irritated by the overly simplistic answers.</text:span></text:p>
      <text:p text:style-name="P171"><text:tab/>“When you see a word, do you know its meaning or just its name?”</text:p>
      <text:p text:style-name="P341"><text:span text:style-name="T442"><text:tab/>“Both?” </text:span><text:span text:style-name="T443">exasperation creeps into her voice.</text:span></text:p>
      <text:p text:style-name="P172"><text:tab/>“What then does ‘throniran’ mean?”</text:p>
      <text:p text:style-name="P342"><text:span text:style-name="T442"><text:tab/>“…I don’t know. </text:span><text:span text:style-name="T443">But I bet you just made it up right now, didn’t you?!</text:span><text:span text:style-name="T442">”</text:span></text:p>
      <text:p text:style-name="P342"><text:soft-page-break/><text:span text:style-name="T442"><text:tab/></text:span><text:span text:style-name="T444">With cool detachment, he counters, “Aren’t all words made up?”</text:span></text:p>
      <text:p text:style-name="P173"><text:tab/>“How am I supposed to learn anything from your vague answers?!” she snaps.</text:p>
      <text:p text:style-name="P173"><text:tab/>“Your learning is your own responsibility. Ask the right questions, and suddenly the answers seem obvious.”</text:p>
      <text:p text:style-name="P342"><text:span text:style-name="T441"><text:tab/></text:span><text:span text:style-name="T849">Argh! Why is it so hard to answer a simple question!?</text:span></text:p>
      <text:p text:style-name="P342"><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18"/>
      <text:p text:style-name="P343"><text:span text:style-name="T1069"><text:tab/></text:span><text:span text:style-name="T850">Well, I’d love to stay, a</text:span><text:span text:style-name="T852">nd keep you from boring the trees to death, but I have a village to save</text:span><text:span text:style-name="T850">! </text:span><text:span text:style-name="T853">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344"><text:span text:style-name="T1069"><text:tab/>In short order, the Farcaster appears, waiting patiently in its lonely glade. It again calls, but unlike before, Eidos can now start to pick out individual thoughts. </text:span><text:span text:style-name="T852">The Farcaster can think?</text:span></text:p>
      <text:p text:style-name="P174"><text:tab/>Stepping upon its silvery seal, her Self quiets the mind and listens.</text:p>
      <text:p text:style-name="P174"/>
      <text:p text:style-name="P344"><text:span text:style-name="T448"><text:tab/>“Archon status reckoned. Name the will of your travel,”</text:span><text:span text:style-name="T852"> </text:span><text:span text:style-name="T467">a choir of a thousand voices seem to ask all at once</text:span><text:span text:style-name="T448">.</text:span></text:p>
      <text:p text:style-name="P344"><text:span text:style-name="T448"><text:tab/></text:span><text:span text:style-name="T854">Well, this is interesting… </text:span><text:span text:style-name="T852">Send me to the Wellspring, Farcaster.</text:span></text:p>
      <text:p text:style-name="P174"><text:tab/>“Casting Archon essence and shape to Wellspring.”</text:p>
      <text:p text:style-name="P174"/>
      <text:p text:style-name="P345"><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75"><text:tab/>Consciousness wanes, split into myriad fragments. <text:span text:style-name="T1175">On a stream of light, e</text:span>ach piece now swiftly cours<text:span text:style-name="T1173">es</text:span> toward <text:span text:style-name="T1174">intent’s</text:span> destination.</text:p>
      <text:p text:style-name="P399"><text:span text:style-name="T1071">A</text:span><text:span text:style-name="T1076">n Excursion in Ignorance</text:span></text:p>
      <text:p text:style-name="P191"><text:tab/></text:p>
      <text:p text:style-name="P191"/>
      <text:p text:style-name="P253">__________________________</text:p>
      <text:p text:style-name="P346"><text:span text:style-name="T963">The W</text:span><text:span text:style-name="T964">ellspring</text:span><text:span text:style-name="T963"> – </text:span><text:span text:style-name="T964">Farcaster Chamber</text:span></text:p>
      <text:p text:style-name="P212"/>
      <text:p text:style-name="P212"/>
      <text:p text:style-name="P346"><text:span text:style-name="T706"><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855">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346"><text:span text:style-name="T170"><text:tab/>Moving forward towards the opening and looking down, she sees tiny pinpoints of light, shimmering within the tenebrous surface below. They stare at her like </text:span><text:span text:style-name="T471">the </text:span><text:span text:style-name="T170">myriad eyes o</text:span><text:span text:style-name="T471">f curious yet shy onlookers hiding behind dark veils</text:span><text:span text:style-name="T170">. </text:span><text:span text:style-name="T855">And yet another terrifying sight. </text:span><text:span text:style-name="T170">Yet soon the illusion is dispelled. As Eidos notices their unnatural swaying motion, she sees the reflection for what it is. These are the light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855">This place is scary, yet oddly beautiful.</text:span><text:span text:style-name="T472"> She is learning to appreciate the little things.</text:span></text:p>
      <text:p text:style-name="P347"><text:span text:style-name="T1069"><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855">Same builders?</text:span></text:p>
      <text:p text:style-name="P424"><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348"><text:span text:style-name="T1069"><text:tab/>Behind her, a door but ten paces away breaks the continuity of the walls and leads deeper into the Wellspring. </text:span><text:span text:style-name="T856">I suppose that’s where I have to go, then.</text:span><text:span text:style-name="T473"> But it holds little interest for her at the moment and she approaches the edge of the ruined chamber now staring out over the ravine. A mischievous wind once more seeks to off-balance the intrepid explorer, but this time Eidos is prepared. She roots herself firmly a</text:span><text:span text:style-name="T474">nd only</text:span><text:span text:style-name="T473"> her travel robe is whipped about.</text:span></text:p>
      <text:p text:style-name="P348"><text:span text:style-name="T473"><text:tab/>Her eyes, now fully adjusted to the lonely starlight above, spot the reflective surface of another rockface at the far side of this expansive ravine. </text:span><text:span text:style-name="T857">The missing side? What could’ve broken a building in two? </text:span><text:span text:style-name="T475">Though too dark to tell for sure, she thinks she spots four more walls on the opposite side.</text:span></text:p>
      <text:p text:style-name="P349"><text:span text:style-name="T473"><text:tab/>Suddenly, Eidos feels a familiar presence. Engraved into a smooth stone pedestal near her, a Glyph g</text:span><text:span text:style-name="T482">azes</text:span><text:span text:style-name="T473"> up at the starlit sky. </text:span><text:span text:style-name="T859">That’s the same Glyph from Khaa’s Sigil. What was it? The Sigil of Wulfias.</text:span><text:span text:style-name="T480"> She reaches to touch the pedestal and suddenly </text:span><text:span text:style-name="T481">all thought becomes consumed in the fire of memory. </text:span><text:span text:style-name="T482">Staring into the mirror of memory, t</text:span><text:span text:style-name="T473">he r</text:span><text:span text:style-name="T482">eflection</text:span><text:span text:style-name="T473"> of a proud yet penitent mage flashes before her eyes.</text:span></text:p>
      <text:p text:style-name="P349"><text:span text:style-name="T473"><text:tab/>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he Wellspring. The flame of life soon flares within the ancient edifice as the mage's own flame slowly dwindles, slowly wanes, soon becoming nothing but a thin stream of smoke. Very soon, all turns cold and still, as even the memory of the candle itself fades into oblivion…</text:span></text:p>
      <text:p text:style-name="P349"><text:soft-page-break/><text:span text:style-name="T473"><text:tab/></text:span><text:span text:style-name="T858">What just happened? For a m</text:span><text:span text:style-name="T860">oment</text:span><text:span text:style-name="T858">, I was… someone else. </text:span><text:span text:style-name="T473">Eidos wipes the tears she only now realizes stream down her face. S</text:span><text:span text:style-name="T478">he r</text:span><text:span text:style-name="T473">emembers lives of the past that have yet to come, lives she must live, very much her own, </text:span><text:span text:style-name="T479">and</text:span><text:span text:style-name="T473"> yet as foreign and as insubstantial as a dream.</text:span></text:p>
      <text:p text:style-name="P350"><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35"><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349"><text:span text:style-name="T473"><text:tab/>Stepping onto the ancient device, Eidos half fears it will fall, casting her down into the shimmering abyss below. </text:span><text:span text:style-name="T861">Yes, but then again, I’m constantly worried that this world is trying to kill me. </text:span><text:span text:style-name="T473">The pool with its myriad night eyes seems to stare in anticipation of her descent. </text:span><text:span text:style-name="T862">But then again… again, I’ve only died once. </text:span><text:span text:style-name="T863">And it wasn’t that bad.</text:span><text:span text:style-name="T486"> </text:span><text:span text:style-name="T487">Growing comfortable with her situation, Eidos resolves to p</text:span><text:span text:style-name="T488">roceed</text:span><text:span text:style-name="T487">.</text:span></text:p>
      <text:p text:style-name="P349"><text:span text:style-name="T487"><text:tab/>Suddenly, the cloudstone lurches forward, jolting Eidos off balance. </text:span><text:span text:style-name="T864">Argh, dammit! </text:span><text:span text:style-name="T487">Crouching low, she quickly adjusts to the new direction of motion and realigns herself as the levitating platform glides across the ravine.</text:span></text:p>
      <text:p text:style-name="P349"><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349"><text:span text:style-name="T473"><text:tab/>But as all moments must, this moment </text:span><text:span text:style-name="T492">of tranquility </text:span><text:span text:style-name="T473">too passes, and Eidos sees that she has safely reached the other side.</text:span><text:span text:style-name="T856"> </text:span><text:span text:style-name="T866">That was nice. </text:span><text:span text:style-name="T865">B</text:span><text:span text:style-name="T866">ut, it’s b</text:span><text:span text:style-name="T865">ack to narrowly avoiding death.</text:span><text:span text:style-name="T856"> </text:span><text:span text:style-name="T473">The landing on this side is much the same as the one she left behind. The entrance to another chamber warmly invites her in, as if an old friend. </text:span><text:span text:style-name="T867">That’s where I go. I mean you’re not going to bring me all the way here to just send me back, right body?</text:span></text:p>
      <text:p text:style-name="P349"><text:span text:style-name="T493"><text:tab/>She hesitates, </text:span><text:span text:style-name="T867">Oh, come on!,</text:span><text:span text:style-name="T493"> finally stepping from the platform and moving towards the door.</text:span></text:p>
      <text:p text:style-name="P192"><text:tab/></text:p>
      <text:p text:style-name="P192"/>
      <text:p text:style-name="P254">________________________</text:p>
      <text:p text:style-name="P353"><text:span text:style-name="T963">The W</text:span><text:span text:style-name="T964">ellspring</text:span><text:span text:style-name="T963"> – </text:span><text:span text:style-name="T964">T</text:span><text:span text:style-name="T965">he Silver S</text:span><text:span text:style-name="T966">hrine</text:span></text:p>
      <text:p text:style-name="P213"/>
      <text:p text:style-name="P213"/>
      <text:p text:style-name="P353"><text:span text:style-name="T706"><text:tab/></text:span><text:span text:style-name="T468">L</text:span><text:span text:style-name="T495">ight appears to be in short supply</text:span><text:span text:style-name="T468">. </text:span><text:span text:style-name="T869">Maybe it has to do with the incident? </text:span><text:span text:style-name="T468">What </text:span><text:span text:style-name="T495">little </text:span><text:span text:style-name="T468">aid Eidos' strained eyes do receive bleeds in from </text:span><text:span text:style-name="T495">large </text:span><text:span text:style-name="T468">gashes in the domed ceiling far above. H</text:span><text:span text:style-name="T495">owever, th</text:span><text:span text:style-name="T496">ose</text:span><text:span text:style-name="T495"> e</text:span><text:span text:style-name="T468">xpose</text:span><text:span text:style-name="T495">d</text:span><text:span text:style-name="T468"> patches of starlight burned in the midnight sky </text:span><text:span text:style-name="T495">rain down enough of their bounty to make out the shapes and sizes of all objects within the chamber</text:span><text:span text:style-name="T468">. While the stars were </text:span><text:span text:style-name="T496">m</text:span><text:span text:style-name="T497">yriad</text:span><text:span text:style-name="T468"> fireflies in the great abyss of the Ravine, here their power </text:span><text:span text:style-name="T498">is blurred</text:span><text:span text:style-name="T496">, </text:span><text:span text:style-name="T498">distorted, and yet u</text:span><text:span text:style-name="T500">nified</text:span><text:span text:style-name="T468">. The</text:span><text:span text:style-name="T499">ir</text:span><text:span text:style-name="T468"> ambient glow seems to coalesce around a shining silver t</text:span><text:span text:style-name="T501">hrone</text:span><text:span text:style-name="T468">, as though it wore a shroud woven from spiraling flecks of mist and light.</text:span></text:p>
      <text:p text:style-name="P456"><text:span text:style-name="T1069"><text:tab/>This room is a strange concoction of ruin and ritual, accident and artifice. The floor gently crackles with her every step as though eggshells lined her path. Looking down, Eidos notes that the </text:span><text:soft-page-break/><text:span text:style-name="T1069">floor was once made of titanic slabs of stone, each perhaps twice as wide as she is tall and half again as long, yet all are now shattered. Cracks spread out like spiderwebs from focused wounds in the slabs.</text:span></text:p>
      <text:p text:style-name="P431"><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198">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57"><text:span text:style-name="T1069"><text:tab/>The perfection and symmetry given to these tracings battle Nature's tendency toward anarchy, serving as an imposition of order upon chaos, stability upon uncertainty. </text:span><text:span text:style-name="T870">Sure </text:span><text:span text:style-name="T871">is… artistic…</text:span><text:span text:style-name="T870"> But what the hell caused this? It had to be before the incident, otherwise how would they have drawn out all of this nonsense in the first place?</text:span></text:p>
      <text:p text:style-name="P433"><text:span text:style-name="T502"><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appears to have melted </text:span><text:span text:style-name="T503">slightly</text:span><text:span text:style-name="T502">, as if it had once been exposed to intense heat.</text:span></text:p>
      <text:p text:style-name="P433"><text:span text:style-name="T502"><text:tab/>An irresistible urge to sit upon the chair emerges, </text:span><text:span text:style-name="T504">and </text:span><text:span text:style-name="T502">without understanding why, she sits. </text:span><text:span text:style-name="T872">Ok, get ready for another bizarre experience, body. </text:span><text:span text:style-name="T502">All about her, a lingering whisper echoes, yet she does not feel the vibrations of a physical sound. The whisper crescendos through the power of mechanisms unseen until language emerges.</text:span></text:p>
      <text:p text:style-name="P433"><text:span text:style-name="T502"><text:tab/></text:span></text:p>
      <text:p text:style-name="P458"><text:span text:style-name="T502"><text:tab/>“</text:span><text:span text:style-name="T506">onWulfiaskuarchonohreckish,” a thousand voices seem to chant at once. “onvadohnashleerish. onfuokarrohvanish. onGurgadonugokohnashshonzhaiish.. onGulgannawahidhvashonzhaiish…”</text:span></text:p>
      <text:p text:style-name="P433"><text:span text:style-name="T506"><text:tab/></text:span><text:span text:style-name="T873">This sounds just like the sentry back in the Sanctuary!</text:span></text:p>
      <text:p text:style-name="P433"><text:span text:style-name="T506"><text:tab/>“onkarroh.. vanish…” sing the myriad voices, fading abruptly at the end. “ibdormohsuoh.. ibnashreckish.. sohdormish…” Then, silence.</text:span></text:p>
      <text:p text:style-name="P433"><text:span text:style-name="T502"/></text:p>
      <text:p text:style-name="P458"><text:span text:style-name="T502"><text:tab/></text:span><text:span text:style-name="T505">Eidos rises, leaving the throne and its ghostly chorus. </text:span><text:span text:style-name="T874">I really need to learn whatever language it is they’re speaking. </text:span><text:span text:style-name="T502">Looking to the left, Eidos sees a metal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507">Its twin </text:span><text:span text:style-name="T502">is of similar composition, </text:span><text:span text:style-name="T508">but unlock its candid brother, this gate is</text:span><text:span text:style-name="T502"> sealed shut.</text:span></text:p>
      <text:p text:style-name="P433"><text:span text:style-name="T502"><text:tab/>Walking past the threshold </text:span><text:span text:style-name="T509">of the open gate</text:span><text:span text:style-name="T502">, the air becomes murky and suffocating. While the previous area carried the scent of incense, this place reeks of it. The smell and murk become ever denser until it as if she were walking through a fog. </text:span><text:span text:style-name="T510">Still, she moves forward into the passageway beyond.</text:span></text:p>
      <text:p text:style-name="P459"><text:tab/></text:p>
      <text:p text:style-name="P459"/>
      <text:p text:style-name="P438">________________________</text:p>
      <text:p text:style-name="P464"><text:span text:style-name="T963">The W</text:span><text:span text:style-name="T964">ellspring</text:span><text:span text:style-name="T963"> – </text:span><text:span text:style-name="T964">G</text:span><text:span text:style-name="T994">urgadon’s Sanctum</text:span></text:p>
      <text:p text:style-name="P443"/>
      <text:p text:style-name="P443"/>
      <text:p text:style-name="P464"><text:soft-page-break/><text:span text:style-name="T706"><text:tab/></text:span><text:span text:style-name="T495">As Eidos reaches the end of the passage, the sporadic reflections of metallic sheen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1">moky</text:span><text:span text:style-name="T495"> vapors.</text:span></text:p>
      <text:p text:style-name="P458"><text:span text:style-name="T502"><text:tab/>Searching through the haze, Eidos observes that the smoke a</text:span><text:span text:style-name="T512">rises from </text:span><text:span text:style-name="T502">the p</text:span><text:span text:style-name="T513">ast</text:span><text:span text:style-name="T502"> exhalation</text:span><text:span text:style-name="T513">s</text:span><text:span text:style-name="T502"> of five braziers, </text:span><text:span text:style-name="T513">one</text:span><text:span text:style-name="T502"> in each of the floor's corners. Only the slightest hint of red </text:span><text:span text:style-name="T513">abides </text:span><text:span text:style-name="T502">within them to hint at their dying embers. They surround a great mass at the chamber's center, a heap of material indistinct in the gloom. Traced white chalk patterns adorn the floor, as </text:span><text:span text:style-name="T514">they did </text:span><text:span text:style-name="T502">in the Silver Shrine whence she came, yet the </text:span><text:span text:style-name="T515">relative</text:span><text:span text:style-name="T502">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457"><text:span text:style-name="T1069"><text:tab/>At last, Eidos reaches the center of the room, just as her eyes adjust to the murky haze. What light does shine into this chamber is reflected off the lightly dusted, massive cobalt mound resting before her.</text:span></text:p>
      <text:p text:style-name="P457"><text:span text:style-name="T1069"><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875">Aaahhhh! </text:span><text:span text:style-name="T1069">She leaps back in surprise before steadying herself. The mound is of tremendous size, dwarfing her many times over. </text:span><text:span text:style-name="T876">What is that thing!? </text:span><text:span text:style-name="T1069">Though it may have been mighty in life, this inert monstrosity now poses no threat. </text:span><text:span text:style-name="T877">What am I saying? It’s just one of the thousands of dangerous things I keep bumping into. At least it’s not alive anymore.</text:span></text:p>
      <text:p text:style-name="P457"><text:span text:style-name="T516"><text:tab/>Composure regained, Eidos begins to circle the body, noticing numerous </text:span><text:span text:style-name="T518">dimly glowing, </text:span><text:span text:style-name="T517">green </text:span><text:span text:style-name="T516">gashes marring the corpse's metal carapace. </text:span><text:span text:style-name="T879">Don’t tell me </text:span><text:span text:style-name="T878">Luin </text:span><text:span text:style-name="T879">killed this thing, too</text:span><text:span text:style-name="T878">?! </text:span><text:span text:style-name="T879">W</text:span><text:span text:style-name="T880">ell, at least he’s on my side…</text:span><text:span text:style-name="T878"> </text:span><text:span text:style-name="T516">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881">And here we are touching things we shouldn’t be touching again. I hate that I can recognize this stuff by feel… gross, it’s basically sentry blood. So was this thing also a sentry?</text:span></text:p>
      <text:p text:style-name="P457"><text:span text:style-name="T519"><text:tab/>But this is all she can determine from her current investigations and now is left with no other options but to return whence she entered. </text:span><text:span text:style-name="T882">All right, time to go, body.</text:span></text:p>
      <text:p text:style-name="P460"/>
      <text:p text:style-name="P460"/>
      <text:p text:style-name="P439">____________________</text:p>
      <text:p text:style-name="P465"><text:span text:style-name="T963">The W</text:span><text:span text:style-name="T964">ellspring</text:span><text:span text:style-name="T963"> – </text:span><text:span text:style-name="T964">T</text:span><text:span text:style-name="T995">he Ravine</text:span></text:p>
      <text:p text:style-name="P444"/>
      <text:p text:style-name="P444"/>
      <text:p text:style-name="P466"><text:span text:style-name="T706"><text:tab/></text:span><text:span text:style-name="T495">Eidos </text:span><text:span text:style-name="T520">makes her way back to the cloudstone that brought her here, careful not to disturb any of the carefully arranged items of worship. </text:span><text:span text:style-name="T521">Upon reaching the ravine, she steps upon her floating transport, this time prepared for the lurch, </text:span><text:span text:style-name="T522">and off she goes.</text:span></text:p>
      <text:p text:style-name="P466"><text:span text:style-name="T495"><text:tab/></text:span><text:span text:style-name="T523">S</text:span><text:span text:style-name="T524">oon s</text:span><text:span text:style-name="T523">he </text:span><text:span text:style-name="T524">is</text:span><text:span text:style-name="T523"> </text:span><text:span text:style-name="T495">soar</text:span><text:span text:style-name="T524">ing</text:span><text:span text:style-name="T495"> across the e</text:span><text:span text:style-name="T525">xpanse</text:span><text:span text:style-name="T495">, </text:span><text:span text:style-name="T525">but</text:span><text:span text:style-name="T495"> this time fully turning her attention to the sights below. The </text:span><text:span text:style-name="T526">downward </text:span><text:span text:style-name="T495">distance between her and that of the pooled water is staggering. Were it not for the stars reflected upon its rippling, glassy surface, Eidos would see nothing but an endless void.</text:span></text:p>
      <text:p text:style-name="P465"><text:span text:style-name="T495"><text:tab/>Suddenly, the abyss within seems to resonate with the one below, calling out to her. A vision of casting herself from the platform seizes her with vivid clarity. </text:span><text:span text:style-name="T869">No i</text:span><text:span text:style-name="T883">t </text:span><text:span text:style-name="T869">does</text:span><text:span text:style-name="T883">n’t!</text:span><text:span text:style-name="T869"> </text:span><text:span text:style-name="T495">She can see herself </text:span><text:soft-page-break/><text:span text:style-name="T495">crashing into the void and joining in its solitude, becoming nothing in its all-encompassing embrace. </text:span><text:span text:style-name="T884">Now don’t do anything rash, body! </text:span><text:span text:style-name="T495">A powerful desire to peer into this tenebrous patch of midnight wraps its tendrils around Eidos, guiding her to look upon on the other side of death. </text:span><text:span text:style-name="T884">Look, I can’t die, but that doesn’t mean it doesn’t hurt when I get killed!</text:span></text:p>
      <text:p text:style-name="P465"><text:span text:style-name="T527"><text:tab/>As quickly as it came, the moment passes. </text:span><text:span text:style-name="T885">Why do you enjoy scaring me like that, body? </text:span><text:span text:style-name="T527">The promise of maturity has been fulfilled and her darkest moment yet is now a thing of the past. By the time she can regain her bearings, she has already arrived at the Farcaster side of the ravine. </text:span><text:span text:style-name="T886">Great, now let’s not think about death and try walking through the door on this side, shall we?</text:span></text:p>
      <text:p text:style-name="P467"><text:span text:style-name="T528"><text:tab/></text:span><text:span text:style-name="T21">She steps off of the cloudstone and proceeds through the doorway entering deeper into the Wellspring. </text:span><text:span text:style-name="T887">Good, now I just need to find out where I can release the water… Probably should have asked Khaa that… Oh, well.</text:span></text:p>
      <text:p text:style-name="P461"/>
      <text:p text:style-name="P461"/>
      <text:p text:style-name="P440">___________________</text:p>
      <text:p text:style-name="P471"><text:span text:style-name="T963">The W</text:span><text:span text:style-name="T964">ellspring</text:span><text:span text:style-name="T963"> – </text:span><text:span text:style-name="T964">T</text:span><text:span text:style-name="T995">he C</text:span><text:span text:style-name="T996">age</text:span></text:p>
      <text:p text:style-name="P445"/>
      <text:p text:style-name="P445"/>
      <text:p text:style-name="P468"><text:span text:style-name="T706"><text:tab/></text:span><text:span text:style-name="T495">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72"><text:span text:style-name="T495"><text:tab/>The threshold transports h</text:span><text:span text:style-name="T533">er</text:span><text:span text:style-name="T495"> into a dimly lit chamber. Sconces embedded in the walls bathe the room in soft, amber light, revealing finely carved support structures. T</text:span><text:span text:style-name="T529">he</text:span><text:span text:style-name="T495"> fluted columns and scrollwork </text:span><text:span text:style-name="T529">adorning the structures ha</text:span><text:span text:style-name="T530">ve</text:span><text:span text:style-name="T529"> been </text:span><text:span text:style-name="T495">aged by the </text:span><text:span text:style-name="T531">persisten</text:span><text:span text:style-name="T532">ce of the</text:span><text:span text:style-name="T531"> </text:span><text:span text:style-name="T495">damp winds, </text:span><text:span text:style-name="T529">the same ones</text:span><text:span text:style-name="T495"> silently creeping down the corridor in pursuit of Eidos.</text:span></text:p>
      <text:p text:style-name="P472"><text:span text:style-name="T495"><text:tab/>The room is dominated by a mechanical device, an open cage—though absent a lock—on a raised platform at the center of the room. Not far from where she stands, Eidos likewise spies a raised font, or stone pedestal of some sort. </text:span><text:span text:style-name="T888">Exactly the same as the one near the ravine… must control that cage thing over there.</text:span></text:p>
      <text:p text:style-name="P472"><text:span text:style-name="T535"><text:tab/>Eidos </text:span><text:span text:style-name="T534">first </text:span><text:span text:style-name="T535">approaches the cage. A visual distortion warps the space within. The air shimmers and swirls, coalescing into a pale, blue humanoid form. Balled up and floating mid air, it spins, limbs unfolding and eyelids opening, </text:span><text:span text:style-name="T536">revealing a</text:span><text:span text:style-name="T535"> pair of glowing eyes—as amber as the crystalline light within the room—peek</text:span><text:span text:style-name="T536">ing</text:span><text:span text:style-name="T535"> out from beneath a crimson hood.</text:span></text:p>
      <text:p text:style-name="P472"><text:span text:style-name="T535"><text:tab/>The elegant and terrifying form of a nearly naked woman now hovers m</text:span><text:span text:style-name="T538">idair</text:span><text:span text:style-name="T535">, suspended within the cage as if in water. The tendrils of her long, red hair snake and writhe about with uncanny slowness. A</text:span><text:span text:style-name="T537">nd w</text:span><text:span text:style-name="T535">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199">just </text:span>as it floats in the cage. The ambient light within the room seems to wax as though overpowered and absorbed, the creature's luminescent intensity inversely mirroring it. <text:span text:style-name="T889">This can’t be good… </text:span></text:p>
      <text:p text:style-name="P473"><text:span text:style-name="T1069"><text:tab/>Eidos hears a voice, echoing within her mind. Faint and elusive, it more closely resembles the incomplete recollection of a melody than speech. She listens, carefully, seeking the pattern within the melody. She hears no words, only humming and buzzing, waves of emotion both consistent and evolving.</text:span></text:p>
      <text:p text:style-name="P434"><text:soft-page-break/><text:tab/>Parsing the signs and signifiers, Eidos suddenly has a flash of insight: the creature does not speak; it simply emotes; and it appears to eagerly anticipate Eidos' approach… <text:span text:style-name="T890">Whereas I eagerly anticipate my retreat.</text:span></text:p>
      <text:p text:style-name="P473"><text:span text:style-name="T539"><text:tab/></text:span><text:span text:style-name="T540">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891">Okay, so is this her true form or what?</text:span></text:p>
      <text:p text:style-name="P474"><text:span text:style-name="T541"><text:tab/></text:span><text:span text:style-name="T542">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75"><text:span text:style-name="T542"><text:tab/></text:span><text:span text:style-name="T543">The intellect within the crystal is laid bare. </text:span><text:span text:style-name="T892">So this is an ‘arclight’… a protector of some sort? </text:span><text:span text:style-name="T543">While its intent to protect this location is clear, the guardian's—or rather, the arclight's—thoughts remain unintelligible. </text:span><text:span text:style-name="T892">Protecting it from what? What exactly did the Dazirans do in here? </text:span><text:span text:style-name="T543">The Sigil now activated, Eidos is shrouded in the cloak of Wulfias' identity, thus assuming the mantle of Wellspring Archon. The arclight obsequiously bows to its master, only to then vanish into the v</text:span><text:span text:style-name="T544">oid</text:span><text:span text:style-name="T543"> whence it emerged.</text:span></text:p>
      <text:p text:style-name="P475"><text:span text:style-name="T543"><text:tab/></text:span><text:span text:style-name="T545">Again approaching the cage, Eidos can sense the mindshell that manipulates the device. It is a lift for accessing two other levels of the Wellspring—one above and one below. She enters.</text:span><text:span text:style-name="T893"> </text:span><text:span text:style-name="T894">Going up! </text:span><text:span text:style-name="T546">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462"/>
      <text:p text:style-name="P462"/>
      <text:p text:style-name="P441">___________________</text:p>
      <text:p text:style-name="P476"><text:span text:style-name="T963">The W</text:span><text:span text:style-name="T964">ellspring</text:span><text:span text:style-name="T963"> – </text:span><text:span text:style-name="T964">T</text:span><text:span text:style-name="T995">he M</text:span><text:span text:style-name="T997">ural Room</text:span></text:p>
      <text:p text:style-name="P446"/>
      <text:p text:style-name="P446"/>
      <text:p text:style-name="P469"><text:span text:style-name="T706"><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an everlasting candle’</text:span><text:span text:style-name="T547">s</text:span><text:span text:style-name="T170"> flame.</text:span></text:p>
      <text:p text:style-name="P477"><text:span text:style-name="T170"><text:tab/>The illumination distracts, however, from the true nature of this rainbow mosaic; for crystals upon th</text:span><text:span text:style-name="T552">ree</text:span><text:span text:style-name="T170"> </text:span><text:span text:style-name="T548">of the f</text:span><text:span text:style-name="T552">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0"> of glass and light, then seems to suggest that it awaits a history yet to come.</text:span></text:p>
      <text:p text:style-name="P478"><text:span text:style-name="T170"><text:tab/>The first wall shows a number of folk standing in worship about a circle of stones at whose center is a massive tree. </text:span><text:span text:style-name="T895">Looks a lot like the one in the Sanctuary archives. </text:span><text:span text:style-name="T170">The branches of this great white M</text:span><text:span text:style-name="T550">uninn</text:span><text:span text:style-name="T170"> host leaves of a vibrant emerald green. Looking closely, Eidos sees that this wall is framed in a matching border of twisting, leafy vines. A blue clad figure s</text:span><text:span text:style-name="T551">its</text:span><text:span text:style-name="T170"> in its branches, bearing a halo or sun-like object in upraised hands.</text:span></text:p>
      <text:p text:style-name="P478"><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896">Wow! One of those must be that thing I saw near the Silver Throne! Gurga-whatever its name was!</text:span></text:p>
      <text:p text:style-name="P478"><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897">But what is that all about…?</text:span></text:p>
      <text:p text:style-name="P479"><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revealing</text:span><text:span text:style-name="T552"> </text:span><text:span text:style-name="T554">several </text:span><text:span text:style-name="T552">skulls and bones littered across the ground.</text:span></text:p>
      <text:p text:style-name="P479"><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898">So that’s how it died…</text:span></text:p>
      <text:p text:style-name="P479"><text:span text:style-name="T552"><text:tab/>In the final vignette, gouts of yellow smoke seem to belch forth from its mouth, striking many bystanders dead while the hero</text:span><text:span text:style-name="T555">ine</text:span><text:span text:style-name="T552">'s fate remains ambiguous. However, the leaves of the border look to have withered to a barely luminescent imperial topaz.</text:span></text:p>
      <text:p text:style-name="P480"><text:span text:style-name="T170"><text:tab/>The third wall c</text:span><text:span text:style-name="T556">ontinues the heroine’s saga.</text:span><text:span text:style-name="T170"> She is locked in combat with a monstrous thing, painted as a horrific fusion of human and animal features, with pale diamond skin bathed in onyx flame. It seems that in response to this struggle, the vines that make up the border are being consumed by the dark fire radiating from within the abomination.</text:span></text:p>
      <text:p text:style-name="P480"><text:span text:style-name="T170"><text:tab/>Wreathed around this scene is a larger conflict between armed warriors and a horde of emaciated horrors, looking more skeletal than human, and illustrated in brutal detail with all the visceral imagery of war. A gold flecked tower is drawn in a state of collapse, </text:span><text:span text:style-name="T557">falling into a canyon. </text:span><text:span text:style-name="T170">N</text:span><text:span text:style-name="T557">earby,</text:span><text:span text:style-name="T170"> obsidian wolves and crows feast upon the corpses of the dead. It seems as though the female champion and her nemesis f</text:span><text:span text:style-name="T558">ollow the golden tower</text:span><text:span text:style-name="T170"> into a pitch abyss at the bottom of a canyon, just below a leviathanic bridge.</text:span></text:p>
      <text:p text:style-name="P480"><text:span text:style-name="T170"><text:tab/>However, paradoxically, the final image upon the wall depicts both the hero</text:span><text:span text:style-name="T559">ine</text:span><text:span text:style-name="T170"> and the monster still alive. The lower third of the image shows the adversary in a chamber deep beneath the earth, superimposed over a black void, chained and imprisoned. The heroine is drawn with her weapon over her shoulder, walking into a desert that fades into the face of the barren stone wall. </text:span><text:span text:style-name="T899">So, a history… but of what?</text:span></text:p>
      <text:p text:style-name="P480"><text:span text:style-name="T560"><text:tab/></text:span><text:span text:style-name="T561">But a sudden realization comes upon her: she has a task to complete. </text:span><text:span text:style-name="T900">Oh, yeah, I should go find the water valves.</text:span><text:span text:style-name="T562"> </text:span><text:span text:style-name="T563">And thus, she leaves the mosaics, leaves the exploration, and returns to her duty.</text:span></text:p>
      <text:p text:style-name="P480"><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text:span><text:span text:style-name="T566">controlling the cage</text:span><text:span text:style-name="T564">, and Eidos is nearly thrown from her feet by the sudden movement as it begins to sink into the darkness below.</text:span></text:p>
      <text:p text:style-name="P463"/>
      <text:p text:style-name="P482"><text:span text:style-name="T1109">A Task Remembered</text:span></text:p>
      <text:p text:style-name="P463"/>
      <text:p text:style-name="P442">___________________</text:p>
      <text:p text:style-name="P481"><text:span text:style-name="T963">The W</text:span><text:span text:style-name="T964">ellspring</text:span><text:span text:style-name="T963"> – </text:span><text:span text:style-name="T964">T</text:span><text:span text:style-name="T995">he M</text:span><text:span text:style-name="T997">ural Room</text:span></text:p>
      <text:p text:style-name="P447"/>
      <text:p text:style-name="P447"/>
      <text:p text:style-name="P470"><text:span text:style-name="T706"><text:tab/></text:span><text:span text:style-name="T170">As</text:span></text:p>
      <text:p text:style-name="P475"><text:span text:style-name="T546"/></text:p>
      <text:p text:style-name="P475"><text:span text:style-name="T546"/></text:p>
      <text:p text:style-name="P19"/>
      <text:p text:style-name="P19"/>
      <text:p text:style-name="P354"><text:span text:style-name="T1069">- </text:span><text:span text:style-name="T578">An Excursion in Ignorance</text:span><text:span text:style-name="T577">: </text:span><text:span text:style-name="T1069">Enter the Wellspring + Silver Shrine + Release Water</text:span></text:p>
      <text:p text:style-name="P400"><text:span text:style-name="T1071">A</text:span><text:span text:style-name="T1076">n I</text:span><text:span text:style-name="T1077">nevitable Outcome</text:span></text:p>
      <text:p text:style-name="P193"><text:tab/></text:p>
      <text:p text:style-name="P193"/>
      <text:p text:style-name="P255">__________________________</text:p>
      <text:p text:style-name="P354"><text:span text:style-name="T963">The D</text:span><text:span text:style-name="T967">awn Fortress</text:span><text:span text:style-name="T963"> – </text:span><text:span text:style-name="T967">The Courtyard</text:span></text:p>
      <text:p text:style-name="P214"/>
      <text:p text:style-name="P214"/>
      <text:p text:style-name="P50"><text:span text:style-name="T706"><text:tab/></text:span><text:span text:style-name="T468">???</text:span></text:p>
      <text:p text:style-name="P19"/>
      <text:p text:style-name="P19"/>
      <text:p text:style-name="P19"/>
      <text:p text:style-name="P1"/>
      <text:p text:style-name="P1">- <text:span text:style-name="T578">An Inevitable Outcome: </text:span>Tacribian trial + Exile to the Wastes</text:p>
      <text:p text:style-name="P1"/>
      <text:p text:style-name="P401"><text:span text:style-name="T1071">A</text:span><text:span text:style-name="T1076">n E</text:span><text:span text:style-name="T1078">nding</text:span></text:p>
      <text:p text:style-name="P194"><text:tab/></text:p>
      <text:p text:style-name="P194"/>
      <text:p text:style-name="P256">__________________________</text:p>
      <text:p text:style-name="P355"><text:span text:style-name="T963">The W</text:span><text:span text:style-name="T968">asteland </text:span><text:span text:style-name="T963">– </text:span><text:span text:style-name="T967">The </text:span><text:span text:style-name="T968">Gates of Dawn</text:span></text:p>
      <text:p text:style-name="P215"/>
      <text:p text:style-name="P215"/>
      <text:p text:style-name="P51"><text:span text:style-name="T706"><text:tab/></text:span><text:span text:style-name="T468">???</text:span></text:p>
      <text:p text:style-name="P436"/>
      <text:p text:style-name="P436"/>
      <text:p text:style-name="P51">- <text:span text:style-name="T579">A</text:span><text:span text:style-name="T584">n Ending</text:span><text:span text:style-name="T579">: </text:span><text:span text:style-name="T494">Murder Karra (regret it)</text:span><text:span text:style-name="T868"> + </text:span>Salt Forest + <text:span text:style-name="T17">Erasure</text:span> by Null Stone</text:p>
      <text:p text:style-name="P51"/>
      <text:p text:style-name="P1"/>
      <text:p text:style-name="P79"/>
      <text:p text:style-name="P387">A <text:span text:style-name="T1180">Dream of the Mist Woods</text:span></text:p>
      <text:p text:style-name="P52"/>
      <text:p text:style-name="P52"/>
      <text:p text:style-name="P356"><text:span text:style-name="T1071">A W</text:span><text:span text:style-name="T1079">olf</text:span></text:p>
      <text:p text:style-name="P216"/>
      <text:p text:style-name="P216"/>
      <text:p text:style-name="P257">______________________</text:p>
      <text:p text:style-name="P356"><text:span text:style-name="T1001">The M</text:span><text:span text:style-name="T1003">indscape</text:span><text:span text:style-name="T1001"> - </text:span><text:span text:style-name="T1002">The G</text:span><text:span text:style-name="T1003">raylands</text:span></text:p>
      <text:p text:style-name="P437"/>
      <text:p text:style-name="P437"/>
      <text:p text:style-name="P52"><text:tab/>???</text:p>
      <text:p text:style-name="P402"><text:span text:style-name="T1181">The Path of </text:span><text:span text:style-name="T1182">the </text:span><text:span text:style-name="T1181">I</text:span><text:span text:style-name="T1183">mpartial</text:span></text:p>
      <text:p text:style-name="P53"/>
      <text:p text:style-name="P53"/>
      <text:p text:style-name="P195">A <text:span text:style-name="T1188">New</text:span> Beginning</text:p>
      <text:p text:style-name="P217"/>
      <text:p text:style-name="P217"/>
      <text:p text:style-name="P258">____________________________</text:p>
      <text:p text:style-name="P217"><text:span text:style-name="T1162">The Sanctuary - </text:span>The Awakening Chamber</text:p>
      <text:p text:style-name="P217"/>
      <text:p text:style-name="P217"/>
      <text:p text:style-name="P1"><text:tab/>???</text:p>
      <text:p text:style-name="P1"/>
      <text:p text:style-name="P1"/>
      <text:p text:style-name="P1"/>
      <text:p text:style-name="P20">- <text:span text:style-name="T580">A </text:span><text:span text:style-name="T581">New</text:span><text:span text:style-name="T580"> Beginning: </text:span>Talk to Fenrir + Get Discipline</text:p>
      <text:p text:style-name="P76">-<text:span text:style-name="T576"> </text:span><text:span text:style-name="T582">A New Ally? An Old One?:</text:span><text:span text:style-name="T576"> </text:span><text:span text:style-name="T3">Get Ormenos + </text:span>Already have Luin</text:p>
      <text:p text:style-name="P76">- Avoid Famlicus + Go to Dazir + Dust storm + Fam dream</text:p>
      <text:p text:style-name="P384">- <text:span text:style-name="T1176">Go to Tambul + Pakh + Boz</text:span></text:p>
      <text:p text:style-name="P384">- <text:span text:style-name="T1177">Go to Dawn Fortress + Exiled after meeting Khlutt (can’t read you)</text:span></text:p>
      <text:p text:style-name="P384">- <text:span text:style-name="T1178">Stilled Sand Crater</text:span></text:p>
      <text:p text:style-name="P384">- <text:span text:style-name="T1177">Ur’Ruk</text:span></text:p>
      <text:p text:style-name="P76"><text:span text:style-name="T1">- </text:span><text:span text:style-name="T485">Dungeon of the Void</text:span></text:p>
      <text:p text:style-name="P403"><text:span text:style-name="T1071">A </text:span><text:span text:style-name="T1080">New</text:span><text:span text:style-name="T1071"> A</text:span><text:span text:style-name="T1081">lly?</text:span></text:p>
      <text:p text:style-name="P218"/>
      <text:p text:style-name="P218"/>
      <text:p text:style-name="P259">________________</text:p>
      <text:p text:style-name="P357"><text:span text:style-name="T962">The Sanctuary - </text:span><text:span text:style-name="T969">M</text:span><text:span text:style-name="T970">athetia</text:span></text:p>
      <text:p text:style-name="P218"/>
      <text:p text:style-name="P218"/>
      <text:p text:style-name="P54"><text:tab/>???</text:p>
      <text:p text:style-name="P54"/>
      <text:p text:style-name="P20">-<text:span text:style-name="T576"> </text:span><text:span text:style-name="T582">A New Ally? An Old One?:</text:span><text:span text:style-name="T576"> </text:span><text:span text:style-name="T3">Get Ormenos + </text:span>Already have Luin</text:p>
      <text:p text:style-name="P76">- Avoid Famlicus + Go to Dazir + Dust storm + Fam dream</text:p>
      <text:p text:style-name="P384">- <text:span text:style-name="T1176">Go to Tambul + Pakh + Boz</text:span></text:p>
      <text:p text:style-name="P384">- <text:span text:style-name="T1177">Go to Dawn Fortress + Exiled after meeting Khlutt (can’t read you)</text:span></text:p>
      <text:p text:style-name="P384">- <text:span text:style-name="T1178">Stilled Sand Crater</text:span></text:p>
      <text:p text:style-name="P384">- <text:span text:style-name="T1177">Ur’Ruk</text:span></text:p>
      <text:p text:style-name="P76"><text:span text:style-name="T1">- </text:span><text:span text:style-name="T485">Dungeon of the Void</text:span></text:p>
      <text:p text:style-name="P351"/>
      <text:p text:style-name="P404"><text:span text:style-name="T1071">A </text:span><text:span text:style-name="T1080">C</text:span><text:span text:style-name="T1082">risis Averted</text:span></text:p>
      <text:p text:style-name="P219"/>
      <text:p text:style-name="P219"/>
      <text:p text:style-name="P260">______________________________</text:p>
      <text:p text:style-name="P358"><text:span text:style-name="T962">The K</text:span><text:span text:style-name="T971">aban Wilds</text:span><text:span text:style-name="T962"> - </text:span><text:span text:style-name="T969">T</text:span><text:span text:style-name="T971">acriba</text:span></text:p>
      <text:p text:style-name="P219"/>
      <text:p text:style-name="P219"/>
      <text:p text:style-name="P55"><text:tab/>???</text:p>
      <text:p text:style-name="P55"/>
      <text:p text:style-name="P426">- Avoid Famlicus + Go to Dazir + Dust storm + Fam dream</text:p>
      <text:p text:style-name="P384">- <text:span text:style-name="T1176">Go to Tambul + Pakh + Boz</text:span></text:p>
      <text:p text:style-name="P384">- <text:span text:style-name="T1177">Go to Dawn Fortress + Exiled after meeting Khlutt (can’t read you)</text:span></text:p>
      <text:p text:style-name="P384">- <text:span text:style-name="T1178">Stilled Sand Crater</text:span></text:p>
      <text:p text:style-name="P384">- <text:span text:style-name="T1177">Ur’Ruk</text:span></text:p>
      <text:p text:style-name="P76"><text:span text:style-name="T1">- </text:span><text:span text:style-name="T485">Dungeon of the Void</text:span></text:p>
      <text:p text:style-name="P351"/>
      <text:p text:style-name="P405"><text:span text:style-name="T1071">A </text:span><text:span text:style-name="T1083">Peaceful Town</text:span></text:p>
      <text:p text:style-name="P220"/>
      <text:p text:style-name="P220"/>
      <text:p text:style-name="P261">____________________</text:p>
      <text:p text:style-name="P359"><text:span text:style-name="T962">Ta</text:span><text:span text:style-name="T972">mbul</text:span><text:span text:style-name="T962"> - </text:span><text:span text:style-name="T969">The G</text:span><text:span text:style-name="T972">ates of Tambul</text:span></text:p>
      <text:p text:style-name="P220"/>
      <text:p text:style-name="P220"/>
      <text:p text:style-name="P427"><text:tab/>???</text:p>
      <text:p text:style-name="P359"/>
      <text:p text:style-name="P359">- <text:span text:style-name="T1176">Go to Tambul + Pakh + Boz</text:span></text:p>
      <text:p text:style-name="P384">- <text:span text:style-name="T1177">Go to Dawn Fortress + Exiled after meeting Khlutt (can’t read you)</text:span></text:p>
      <text:p text:style-name="P384">- <text:span text:style-name="T1178">Stilled Sand Crater</text:span></text:p>
      <text:p text:style-name="P384">- <text:span text:style-name="T1177">Ur’Ruk</text:span></text:p>
      <text:p text:style-name="P76"><text:span text:style-name="T1">- </text:span><text:span text:style-name="T485">Dungeon of the Void</text:span></text:p>
      <text:p text:style-name="P406"><text:span text:style-name="T1071">A </text:span><text:span text:style-name="T1080">D</text:span><text:span text:style-name="T1084">uty Most Sacred</text:span></text:p>
      <text:p text:style-name="P221"/>
      <text:p text:style-name="P221"/>
      <text:p text:style-name="P262">____________________________</text:p>
      <text:p text:style-name="P360"><text:span text:style-name="T962">The D</text:span><text:span text:style-name="T973">awn Fortress</text:span><text:span text:style-name="T962"> - </text:span><text:span text:style-name="T969">The S</text:span><text:span text:style-name="T974">un Keep</text:span></text:p>
      <text:p text:style-name="P221"/>
      <text:p text:style-name="P221"/>
      <text:p text:style-name="P56"><text:tab/>???</text:p>
      <text:p text:style-name="P56"/>
      <text:p text:style-name="P351">- <text:span text:style-name="T1177">Go to Dawn Fortress + Exiled after meeting Khlutt (can’t read you)</text:span></text:p>
      <text:p text:style-name="P384">- <text:span text:style-name="T1178">Stilled Sand Crater</text:span></text:p>
      <text:p text:style-name="P384">- <text:span text:style-name="T1177">Ur’Ruk</text:span></text:p>
      <text:p text:style-name="P76"><text:span text:style-name="T1">- </text:span><text:span text:style-name="T485">Dungeon of the Void</text:span></text:p>
      <text:p text:style-name="P351"/>
      <text:p text:style-name="P407"><text:span text:style-name="T1071">A </text:span><text:span text:style-name="T1080">W</text:span><text:span text:style-name="T1085">asted Land</text:span></text:p>
      <text:p text:style-name="P222"/>
      <text:p text:style-name="P222"/>
      <text:p text:style-name="P263">_________________________</text:p>
      <text:p text:style-name="P361"><text:span text:style-name="T962">The W</text:span><text:span text:style-name="T975">asteland</text:span><text:span text:style-name="T962"> - </text:span><text:span text:style-name="T969">The G</text:span><text:span text:style-name="T975">ates of Dawn</text:span></text:p>
      <text:p text:style-name="P222"/>
      <text:p text:style-name="P222"/>
      <text:p text:style-name="P428"><text:tab/>???</text:p>
      <text:p text:style-name="P361"/>
      <text:p text:style-name="P361">- <text:span text:style-name="T1178">Stilled Sand Crater</text:span></text:p>
      <text:p text:style-name="P384">- <text:span text:style-name="T1177">Ur’Ruk</text:span></text:p>
      <text:p text:style-name="P76"><text:span text:style-name="T1">- </text:span><text:span text:style-name="T485">Dungeon of the Void</text:span></text:p>
      <text:p text:style-name="P408"><text:span text:style-name="T1071">A </text:span><text:span text:style-name="T1080">L</text:span><text:span text:style-name="T1086">ost City</text:span></text:p>
      <text:p text:style-name="P223"/>
      <text:p text:style-name="P223"/>
      <text:p text:style-name="P264">________________________</text:p>
      <text:p text:style-name="P362"><text:span text:style-name="T962">U</text:span><text:span text:style-name="T976">r’Ruk - </text:span><text:span text:style-name="T969">The G</text:span><text:span text:style-name="T976">ates of A</text:span><text:span text:style-name="T990">wakening</text:span></text:p>
      <text:p text:style-name="P223"/>
      <text:p text:style-name="P223"/>
      <text:p text:style-name="P429"><text:tab/>???</text:p>
      <text:p text:style-name="P362"/>
      <text:p text:style-name="P362">- <text:span text:style-name="T1177">Ur’Ruk</text:span></text:p>
      <text:p text:style-name="P76"><text:span text:style-name="T1">- </text:span><text:span text:style-name="T485">Dungeon of the Void</text:span></text:p>
      <text:p text:style-name="P409"><text:span text:style-name="T1071">A </text:span><text:span text:style-name="T1080">New</text:span><text:span text:style-name="T1071"> E</text:span><text:span text:style-name="T1087">nding</text:span></text:p>
      <text:p text:style-name="P224"/>
      <text:p text:style-name="P224"/>
      <text:p text:style-name="P265">_________________________</text:p>
      <text:p text:style-name="P363"><text:span text:style-name="T962">U</text:span><text:span text:style-name="T977">r’Ruk - </text:span><text:span text:style-name="T969">The D</text:span><text:span text:style-name="T977">ungeon of the Void</text:span></text:p>
      <text:p text:style-name="P224"/>
      <text:p text:style-name="P224"/>
      <text:p text:style-name="P57"><text:tab/>???</text:p>
      <text:p text:style-name="P57"/>
      <text:p text:style-name="P48"><text:span text:style-name="T1">- </text:span><text:span text:style-name="T583">A New Ending: </text:span><text:span text:style-name="T485">Dungeon of the Void</text:span></text:p>
      <text:p text:style-name="P1"/>
      <text:p text:style-name="P78"/>
      <text:p text:style-name="P388">A <text:span text:style-name="T1189">Dream of the Tower of Discipline</text:span></text:p>
      <text:p text:style-name="P58"/>
      <text:p text:style-name="P58"/>
      <text:p text:style-name="P196">A<text:span text:style-name="T1190">n Ally</text:span></text:p>
      <text:p text:style-name="P225"/>
      <text:p text:style-name="P225"/>
      <text:p text:style-name="P266">_____________________</text:p>
      <text:p text:style-name="P364"><text:span text:style-name="T962">The M</text:span><text:span text:style-name="T978">indscape</text:span><text:span text:style-name="T962"> - </text:span><text:span text:style-name="T969">The G</text:span><text:span text:style-name="T978">raylands</text:span></text:p>
      <text:p text:style-name="P225"/>
      <text:p text:style-name="P225"/>
      <text:p text:style-name="P84"><text:tab/>???</text:p>
      <text:p text:style-name="P84"/>
      <text:p text:style-name="P352">- <text:span text:style-name="T1197">Talk to Ormenos</text:span></text:p>
      <text:p text:style-name="P352"/>
      <text:p text:style-name="P410"><text:span text:style-name="T1181">The Path of </text:span><text:span text:style-name="T1182">the </text:span><text:span text:style-name="T1181">S</text:span><text:span text:style-name="T1184">chemer</text:span></text:p>
      <text:p text:style-name="P59"/>
      <text:p text:style-name="P59"/>
      <text:p text:style-name="P365"><text:span text:style-name="T1071">A </text:span><text:span text:style-name="T1080">New</text:span><text:span text:style-name="T1071"> P</text:span><text:span text:style-name="T1088">lan</text:span></text:p>
      <text:p text:style-name="P226"/>
      <text:p text:style-name="P226"/>
      <text:p text:style-name="P267">______________________________</text:p>
      <text:p text:style-name="P226"><text:span text:style-name="T1162">The Sanctuary - </text:span>The Awakening Chamber</text:p>
      <text:p text:style-name="P226"/>
      <text:p text:style-name="P226"/>
      <text:p text:style-name="P59"><text:tab/>???</text:p>
      <text:p text:style-name="P59"/>
      <text:p text:style-name="P81"><text:span text:style-name="T4">- </text:span><text:span text:style-name="T5">Talk to Fenrir + Get Awareness </text:span><text:span text:style-name="T6">+ Learn to read </text:span><text:span text:style-name="T7">+ Fail at Reckoner</text:span></text:p>
      <text:p text:style-name="P383"><text:span text:style-name="T7">- M</text:span><text:span text:style-name="T11">eet</text:span><text:span text:style-name="T7"> Famlicus + Travel to Tambul</text:span></text:p>
      <text:p text:style-name="P82"><text:span text:style-name="T7">- Talk to Pakh + </text:span><text:span text:style-name="T11">Murdered</text:span></text:p>
      <text:p text:style-name="P82"><text:span text:style-name="T11">- </text:span><text:span text:style-name="T12">Get Resurrection</text:span></text:p>
      <text:p text:style-name="P90">- <text:span text:style-name="T1191">Logira + Valley of Bones + Adarin</text:span></text:p>
      <text:p text:style-name="P90">- <text:span text:style-name="T1178">Wellspring + Rikharr + Quangjo</text:span></text:p>
      <text:p text:style-name="P448">- Kill Gulganna</text:p>
      <text:p text:style-name="P411"><text:span text:style-name="T1071">A </text:span><text:span text:style-name="T1080">D</text:span><text:span text:style-name="T1089">angerous Gamble</text:span></text:p>
      <text:p text:style-name="P227"/>
      <text:p text:style-name="P227"/>
      <text:p text:style-name="P268">___________________</text:p>
      <text:p text:style-name="P366"><text:span text:style-name="T962">The K</text:span><text:span text:style-name="T979">aban Wilds</text:span><text:span text:style-name="T962"> - </text:span><text:span text:style-name="T969">Ta</text:span><text:span text:style-name="T979">criba</text:span></text:p>
      <text:p text:style-name="P227"/>
      <text:p text:style-name="P227"/>
      <text:p text:style-name="P60"><text:tab/>???</text:p>
      <text:p text:style-name="P88"/>
      <text:p text:style-name="P88">&lt;FAMLICUS CONVO&gt;</text:p>
      <text:p text:style-name="P382"><text:span text:style-name="T181"><text:tab/>“</text:span><text:span text:style-name="T183">Hail, traveler! What brings you out to the desert? Haven't you heard the wisdom of Biracul? That only beasts and Jinns live outside the city walls…”</text:span></text:p>
      <text:p text:style-name="P382"><text:span text:style-name="T183"><text:tab/>“Then which of the two are you, fellow traveler?” </text:span><text:span text:style-name="T185">She replies, half in jest, half in test.</text:span></text:p>
      <text:p text:style-name="P382"><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33"><text:tab/>“Disillusioned? How so?”</text:p>
      <text:p text:style-name="P382"><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382"><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382"><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34"/>
      <text:p text:style-name="P382"><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382"><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32"/>
      <text:p text:style-name="P83"><text:span text:style-name="T573"><text:tab/>“Well, for now, I strongly suggest you make for the Moon Tower of Tambul, so that you may judge for yourself what's to become of this world. I'll simply use these ruins of Old Tacriba here as a lodge for the time being.</text:span><text:span text:style-name="T574">”</text:span></text:p>
      <text:p text:style-name="P176"/>
      <text:p text:style-name="P176"/>
      <text:p text:style-name="P73">At the midpoint of her journey, Eidos arrives at the base of a massive pillar, serving to bear the stone aqueduct overhead. Looking around, Eidos sees the remains of a wooden scaffold, hastily disassembled.</text:p>
      <text:p text:style-name="P73"><text:soft-page-break/><text:tab/>Suddenly feeling a pang of thirst, she scans the column for any sign of water leaking from the conduit. However, there is none to be found; not even the sound of water issues forth from the stone waterway above. <text:span text:style-name="T772">Again no water. But I don’t actually feel that thirsty? Do I need water? What about food?</text:span></text:p>
      <text:p text:style-name="P73"><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773">Thank the heavens! No more damn crystals!</text:span></text:p>
      <text:p text:style-name="P80"><text:span text:style-name="T575"><text:tab/>Departing from the pillar, Eidos resumes her journey towards the mountain range. But as the day wanes, her strength is sapped from her body. And yet still, she keeps a steady pace.</text:span><text:span text:style-name="T917"> </text:span><text:span text:style-name="T918">I really could use some sleep.</text:span><text:span text:style-name="T917"> </text:span><text:span text:style-name="T575">The setting sun and the bone-chilling gales do little to halt her progress. Onward she marches, through the night, until the dawn delivers her to her destination… </text:span><text:span text:style-name="T918">Maybe if I just close my eyes.</text:span></text:p>
      <text:p text:style-name="P60"/>
      <text:p text:style-name="P383"><text:span text:style-name="T7">- M</text:span><text:span text:style-name="T11">eet</text:span><text:span text:style-name="T7"> Famlicus + Travel to Tambul</text:span></text:p>
      <text:p text:style-name="P82"><text:span text:style-name="T7">- Talk to Pakh + </text:span><text:span text:style-name="T11">Murdered</text:span></text:p>
      <text:p text:style-name="P82"><text:span text:style-name="T11">- </text:span><text:span text:style-name="T12">Get Resurrection</text:span></text:p>
      <text:p text:style-name="P90">- <text:span text:style-name="T1191">Logira + Valley of Bones + Adarin</text:span></text:p>
      <text:p text:style-name="P90">- <text:span text:style-name="T1178">Wellspring + Rikharr + Quangjo</text:span></text:p>
      <text:p text:style-name="P448">- Kill Gulganna</text:p>
      <text:p text:style-name="P89"/>
      <text:p text:style-name="P412"><text:span text:style-name="T1071">A </text:span><text:span text:style-name="T1080">C</text:span><text:span text:style-name="T1090">ornered Mage</text:span></text:p>
      <text:p text:style-name="P228"/>
      <text:p text:style-name="P228"/>
      <text:p text:style-name="P269">____________________</text:p>
      <text:p text:style-name="P367"><text:span text:style-name="T962">Ta</text:span><text:span text:style-name="T980">mbul</text:span><text:span text:style-name="T962"> - </text:span><text:span text:style-name="T969">The G</text:span><text:span text:style-name="T980">ates of Tambul</text:span></text:p>
      <text:p text:style-name="P228"/>
      <text:p text:style-name="P228"/>
      <text:p text:style-name="P451"><text:tab/>???</text:p>
      <text:p text:style-name="P451"/>
      <text:p text:style-name="P81"><text:span text:style-name="T7">- Talk to Pakh + </text:span><text:span text:style-name="T11">Murdered</text:span></text:p>
      <text:p text:style-name="P82"><text:span text:style-name="T11">- </text:span><text:span text:style-name="T12">Get Resurrection</text:span></text:p>
      <text:p text:style-name="P90">- <text:span text:style-name="T1191">Logira + Valley of Bones + Adarin</text:span></text:p>
      <text:p text:style-name="P90">- <text:span text:style-name="T1178">Wellspring + Rikharr + Quangjo</text:span></text:p>
      <text:p text:style-name="P90"><text:span text:style-name="T11">- </text:span><text:span text:style-name="T1179">Kill Gulganna</text:span></text:p>
      <text:p text:style-name="P413"><text:span text:style-name="T1071">A </text:span><text:span text:style-name="T1080">P</text:span><text:span text:style-name="T1105">arting</text:span><text:span text:style-name="T1091"> Gift</text:span></text:p>
      <text:p text:style-name="P229"/>
      <text:p text:style-name="P229"/>
      <text:p text:style-name="P270">__________________</text:p>
      <text:p text:style-name="P368"><text:span text:style-name="T962">The K</text:span><text:span text:style-name="T981">aban Wilds</text:span><text:span text:style-name="T962"> - </text:span><text:span text:style-name="T969">Ta</text:span><text:span text:style-name="T981">criba</text:span></text:p>
      <text:p text:style-name="P229"/>
      <text:p text:style-name="P229"/>
      <text:p text:style-name="P449"><text:tab/>???</text:p>
      <text:p text:style-name="P449"/>
      <text:p text:style-name="P82"><text:span text:style-name="T11">- </text:span><text:span text:style-name="T12">Get Resurrection</text:span></text:p>
      <text:p text:style-name="P90">- <text:span text:style-name="T1191">Logira + Valley of Bones + Adarin</text:span></text:p>
      <text:p text:style-name="P90">- <text:span text:style-name="T1178">Wellspring + Rikharr + Quangjo</text:span></text:p>
      <text:p text:style-name="P452">- Kill Gulganna</text:p>
      <text:p text:style-name="P414"><text:span text:style-name="T1071">A </text:span><text:span text:style-name="T1080">H</text:span><text:span text:style-name="T1092">eartfelt Plea</text:span></text:p>
      <text:p text:style-name="P230"/>
      <text:p text:style-name="P230"/>
      <text:p text:style-name="P271">_______________________</text:p>
      <text:p text:style-name="P369"><text:span text:style-name="T962">The D</text:span><text:span text:style-name="T982">awn Fortress</text:span><text:span text:style-name="T962"> - </text:span><text:span text:style-name="T969">The C</text:span><text:span text:style-name="T983">avern</text:span></text:p>
      <text:p text:style-name="P230"/>
      <text:p text:style-name="P230"/>
      <text:p text:style-name="P85"><text:tab/>???</text:p>
      <text:p text:style-name="P85"/>
      <text:p text:style-name="P89">- <text:span text:style-name="T1191">Logira + Valley of Bones + Adarin</text:span></text:p>
      <text:p text:style-name="P90">- <text:span text:style-name="T1178">Wellspring + Rikharr + Quangjo</text:span></text:p>
      <text:p text:style-name="P90">- <text:span text:style-name="T1179">Kill Gulganna</text:span></text:p>
      <text:p text:style-name="P415"><text:span text:style-name="T1071">A</text:span><text:span text:style-name="T1093">n</text:span><text:span text:style-name="T1071"> </text:span><text:span text:style-name="T1080">E</text:span><text:span text:style-name="T1093">xcursion Less Ignorant</text:span></text:p>
      <text:p text:style-name="P231"/>
      <text:p text:style-name="P231"/>
      <text:p text:style-name="P272">___________________________</text:p>
      <text:p text:style-name="P370"><text:span text:style-name="T962">The W</text:span><text:span text:style-name="T984">ellspring</text:span><text:span text:style-name="T962"> - </text:span><text:span text:style-name="T969">The R</text:span><text:span text:style-name="T984">uined Archives</text:span></text:p>
      <text:p text:style-name="P231"/>
      <text:p text:style-name="P231"/>
      <text:p text:style-name="P86"><text:tab/>???</text:p>
      <text:p text:style-name="P86"/>
      <text:p text:style-name="P89">- <text:span text:style-name="T1178">Wellspring + Rikharr + Quangjo</text:span></text:p>
      <text:p text:style-name="P90">- <text:span text:style-name="T1179">Kill Gulganna</text:span></text:p>
      <text:p text:style-name="P416"><text:span text:style-name="T1071">A </text:span><text:span text:style-name="T1080">K</text:span><text:span text:style-name="T1094">indred Beast</text:span></text:p>
      <text:p text:style-name="P232"/>
      <text:p text:style-name="P232"/>
      <text:p text:style-name="P273">______________________________</text:p>
      <text:p text:style-name="P232"><text:span text:style-name="T1162">The Sanctuary - </text:span>The Awakening Chamber</text:p>
      <text:p text:style-name="P232"/>
      <text:p text:style-name="P232"/>
      <text:p text:style-name="P87"><text:tab/>???</text:p>
      <text:p text:style-name="P87"/>
      <text:p text:style-name="P89">- <text:span text:style-name="T1179">Kill Gulganna</text:span></text:p>
      <text:p text:style-name="P389">A <text:span text:style-name="T1192">Dream of Istariath</text:span></text:p>
      <text:p text:style-name="P61"/>
      <text:p text:style-name="P61"/>
      <text:p text:style-name="P371"><text:span text:style-name="T1071">A</text:span><text:span text:style-name="T1095"> Beast of the Vedt</text:span></text:p>
      <text:p text:style-name="P233"/>
      <text:p text:style-name="P233"/>
      <text:p text:style-name="P274">_______________________</text:p>
      <text:p text:style-name="P371"><text:span text:style-name="T962">The M</text:span><text:span text:style-name="T985">indscape</text:span><text:span text:style-name="T962"> - </text:span><text:span text:style-name="T969">The G</text:span><text:span text:style-name="T985">raylands</text:span></text:p>
      <text:p text:style-name="P233"/>
      <text:p text:style-name="P233"/>
      <text:p text:style-name="P453"><text:tab/>???</text:p>
      <text:p text:style-name="P453"/>
      <text:p text:style-name="P417"><text:span text:style-name="T1181">The Path of </text:span><text:span text:style-name="T1182">the </text:span><text:span text:style-name="T1181">T</text:span><text:span text:style-name="T1185">yrant</text:span></text:p>
      <text:p text:style-name="P62"/>
      <text:p text:style-name="P62"/>
      <text:p text:style-name="P372"><text:span text:style-name="T1071">A </text:span><text:span text:style-name="T1096">F</text:span><text:span text:style-name="T1102">itting Punishment</text:span></text:p>
      <text:p text:style-name="P234"/>
      <text:p text:style-name="P234"/>
      <text:p text:style-name="P275">______________________________</text:p>
      <text:p text:style-name="P234"><text:span text:style-name="T1162">The Sanctuary - </text:span>The Awakening Chamber</text:p>
      <text:p text:style-name="P234"/>
      <text:p text:style-name="P234"/>
      <text:p text:style-name="P454"><text:tab/>???</text:p>
      <text:p text:style-name="P4"/>
      <text:p text:style-name="P4">- <text:span text:style-name="T13">Talk to Fenrir + Get Discipline</text:span></text:p>
      <text:p text:style-name="P75">- <text:span text:style-name="T13">Rejected at Dazir + Shame Pakh + </text:span><text:span text:style-name="T7">Steal Corruption </text:span><text:span text:style-name="T10">+ </text:span><text:span text:style-name="T13">Slaughter Tambul + Slaughter Tacriba + Go to the Wastes</text:span></text:p>
      <text:p text:style-name="P75">- <text:span text:style-name="T14">Gather Draug army + Relive Rikharr</text:span></text:p>
      <text:p text:style-name="P418"><text:span text:style-name="T1071">A </text:span><text:span text:style-name="T1080">F</text:span><text:span text:style-name="T1097">ury Unleashed</text:span></text:p>
      <text:p text:style-name="P235"/>
      <text:p text:style-name="P235"/>
      <text:p text:style-name="P276">__________________</text:p>
      <text:p text:style-name="P373"><text:span text:style-name="T962">The K</text:span><text:span text:style-name="T986">aban Wilds</text:span><text:span text:style-name="T962"> - </text:span><text:span text:style-name="T969">T</text:span><text:span text:style-name="T986">acriba</text:span></text:p>
      <text:p text:style-name="P235"/>
      <text:p text:style-name="P235"/>
      <text:p text:style-name="P63"><text:tab/>???</text:p>
      <text:p text:style-name="P63"/>
      <text:p text:style-name="P7">- <text:span text:style-name="T13">Rejected at Dazir + Shame Pakh + </text:span><text:span text:style-name="T7">Steal Corruption </text:span><text:span text:style-name="T10">+ </text:span><text:span text:style-name="T13">Slaughter Tambul + Slaughter Tacriba + Go to the Wastes</text:span></text:p>
      <text:p text:style-name="P74">- <text:span text:style-name="T14">Gather Draug army + Relive Rikharr</text:span></text:p>
      <text:p text:style-name="P4"/>
      <text:p text:style-name="P4"/>
      <text:p text:style-name="P419"><text:span text:style-name="T1071">A</text:span><text:span text:style-name="T1098"> </text:span><text:span text:style-name="T1099">Tragedy Revived</text:span></text:p>
      <text:p text:style-name="P236"/>
      <text:p text:style-name="P236"/>
      <text:p text:style-name="P277">____________________________</text:p>
      <text:p text:style-name="P374"><text:span text:style-name="T962">The </text:span><text:span text:style-name="T987">Wasteland</text:span><text:span text:style-name="T962"> - </text:span><text:span text:style-name="T969">The S</text:span><text:span text:style-name="T987">tilled Sand Crater</text:span></text:p>
      <text:p text:style-name="P236"/>
      <text:p text:style-name="P236"/>
      <text:p text:style-name="P64"><text:tab/>???</text:p>
      <text:p text:style-name="P4"/>
      <text:p text:style-name="P4">- <text:span text:style-name="T14">Gather Draug army + Relive Rikharr</text:span></text:p>
      <text:p text:style-name="P4"/>
      <text:p text:style-name="P4"/>
      <text:p text:style-name="P390">A <text:span text:style-name="T1193">Dream of Ghlemere</text:span></text:p>
      <text:p text:style-name="P65"/>
      <text:p text:style-name="P65"/>
      <text:p text:style-name="P375"><text:span text:style-name="T1071">A </text:span><text:span text:style-name="T1080">S</text:span><text:span text:style-name="T1100">layer</text:span></text:p>
      <text:p text:style-name="P237"/>
      <text:p text:style-name="P237"/>
      <text:p text:style-name="P278">______________________</text:p>
      <text:p text:style-name="P375"><text:span text:style-name="T962">The M</text:span><text:span text:style-name="T988">indscape </text:span><text:span text:style-name="T962">- </text:span><text:span text:style-name="T969">The G</text:span><text:span text:style-name="T988">raylands</text:span></text:p>
      <text:p text:style-name="P237"/>
      <text:p text:style-name="P237"/>
      <text:p text:style-name="P65"><text:tab/>???</text:p>
      <text:p text:style-name="P65"/>
      <text:p text:style-name="P4"/>
      <text:p text:style-name="P420"><text:span text:style-name="T1181">The Path of </text:span><text:span text:style-name="T1182">the </text:span><text:span text:style-name="T1181">T</text:span><text:span text:style-name="T1186">ruthseeker</text:span></text:p>
      <text:p text:style-name="P66"/>
      <text:p text:style-name="P66"/>
      <text:p text:style-name="P376"><text:span text:style-name="T1071">A </text:span><text:span text:style-name="T1080">New</text:span><text:span text:style-name="T1071"> A</text:span><text:span text:style-name="T1101">pproach</text:span></text:p>
      <text:p text:style-name="P238"/>
      <text:p text:style-name="P238"/>
      <text:p text:style-name="P279">______________________________</text:p>
      <text:p text:style-name="P238"><text:span text:style-name="T1162">The Sanctuary - </text:span>The Awakening Chamber</text:p>
      <text:p text:style-name="P238"/>
      <text:p text:style-name="P238"/>
      <text:p text:style-name="P66"><text:tab/>???</text:p>
      <text:p text:style-name="P66"/>
      <text:p text:style-name="P6">- <text:span text:style-name="T16">Get Awareness + Go to Tambul</text:span></text:p>
      <text:p text:style-name="P74">- <text:span text:style-name="T18">Descend to Reckoner + Open door + Leave w/o army</text:span></text:p>
      <text:p text:style-name="P74">- <text:span text:style-name="T18">Enter Dungeon + Flee + Die in Nowhere</text:span></text:p>
      <text:p text:style-name="P421"><text:span text:style-name="T1071">A </text:span><text:span text:style-name="T1080">M</text:span><text:span text:style-name="T1103">ystery Unraveled</text:span></text:p>
      <text:p text:style-name="P239"/>
      <text:p text:style-name="P239"/>
      <text:p text:style-name="P280">___________________</text:p>
      <text:p text:style-name="P377"><text:span text:style-name="T962">The Sanctuary - </text:span><text:span text:style-name="T969">The Ar</text:span><text:span text:style-name="T989">chives</text:span></text:p>
      <text:p text:style-name="P239"/>
      <text:p text:style-name="P239"/>
      <text:p text:style-name="P67"><text:tab/>???</text:p>
      <text:p text:style-name="P6"/>
      <text:p text:style-name="P6">- <text:span text:style-name="T18">Descend to Reckoner + Open door + Leave w/o army</text:span></text:p>
      <text:p text:style-name="P74">- <text:span text:style-name="T18">Enter Dungeon + Flee + Die in Nowhere</text:span></text:p>
      <text:p text:style-name="P6"/>
      <text:p text:style-name="P422"><text:span text:style-name="T1071">A </text:span><text:span text:style-name="T1080">F</text:span><text:span text:style-name="T1104">amiliar Conclusion</text:span></text:p>
      <text:p text:style-name="P240"/>
      <text:p text:style-name="P240"/>
      <text:p text:style-name="P281">___________________________</text:p>
      <text:p text:style-name="P378"><text:span text:style-name="T962">The W</text:span><text:span text:style-name="T990">asteland</text:span><text:span text:style-name="T962"> - </text:span><text:span text:style-name="T969">The G</text:span><text:span text:style-name="T991">ate of Awareness</text:span></text:p>
      <text:p text:style-name="P240"/>
      <text:p text:style-name="P240"/>
      <text:p text:style-name="P68"><text:tab/>???</text:p>
      <text:p text:style-name="P6"/>
      <text:p text:style-name="P69">- <text:span text:style-name="T18">Enter Dungeon + Flee + Die in Nowhere</text:span></text:p>
      <text:p text:style-name="P69"/>
      <text:p text:style-name="P69"/>
      <text:p text:style-name="P6"/>
      <text:p text:style-name="P391">A <text:span text:style-name="T1194">Dream of the Crimson Field</text:span></text:p>
      <text:p text:style-name="P70"/>
      <text:p text:style-name="P70"/>
      <text:p text:style-name="P379"><text:span text:style-name="T1071">A </text:span><text:span text:style-name="T1080">T</text:span><text:span text:style-name="T1106">rickster</text:span></text:p>
      <text:p text:style-name="P241"/>
      <text:p text:style-name="P241"/>
      <text:p text:style-name="P282">_____________________</text:p>
      <text:p text:style-name="P379"><text:span text:style-name="T962">The </text:span><text:span text:style-name="T992">Mindscape</text:span><text:span text:style-name="T962"> - </text:span><text:span text:style-name="T969">The G</text:span><text:span text:style-name="T992">raylands</text:span></text:p>
      <text:p text:style-name="P241"/>
      <text:p text:style-name="P241"/>
      <text:p text:style-name="P70"><text:tab/>???</text:p>
      <text:p text:style-name="P455"/>
      <text:p text:style-name="P4">- <text:span text:style-name="T1196">Get duped by Famlicus</text:span></text:p>
      <text:p text:style-name="P423"><text:span text:style-name="T1181">The Path of </text:span><text:span text:style-name="T1182">the </text:span><text:span text:style-name="T1181">L</text:span><text:span text:style-name="T1187">unatic</text:span></text:p>
      <text:p text:style-name="P71"/>
      <text:p text:style-name="P71"/>
      <text:p text:style-name="P380"><text:span text:style-name="T1071">A </text:span><text:span text:style-name="T1080">S</text:span><text:span text:style-name="T1107">hattered Self</text:span></text:p>
      <text:p text:style-name="P242"/>
      <text:p text:style-name="P242"/>
      <text:p text:style-name="P283">______________________________</text:p>
      <text:p text:style-name="P242"><text:span text:style-name="T1162">The Sanctuary - </text:span>The Awakening Chamber</text:p>
      <text:p text:style-name="P242"/>
      <text:p text:style-name="P242"/>
      <text:p text:style-name="P71"><text:tab/>???</text:p>
      <text:p text:style-name="P71"/>
      <text:p text:style-name="P7">- <text:span text:style-name="T19">Farcasting BABY! + Talk to Vanargand + Go to Dazir</text:span></text:p>
      <text:p text:style-name="P91">-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392">A <text:span text:style-name="T1195">Dream of Hamlik</text:span></text:p>
      <text:p text:style-name="P72"/>
      <text:p text:style-name="P72"/>
      <text:p text:style-name="P381"><text:span text:style-name="T1071">A </text:span><text:span text:style-name="T1080">W</text:span><text:span text:style-name="T1108">ill</text:span></text:p>
      <text:p text:style-name="P243"/>
      <text:p text:style-name="P243"/>
      <text:p text:style-name="P284">______________________</text:p>
      <text:p text:style-name="P381"><text:span text:style-name="T962">The M</text:span><text:span text:style-name="T993">indscape </text:span><text:span text:style-name="T962">- </text:span><text:span text:style-name="T969">The G</text:span><text:span text:style-name="T993">raylands</text:span></text:p>
      <text:p text:style-name="P243"/>
      <text:p text:style-name="P243"/>
      <text:p text:style-name="P72"><text:tab/>???</text:p>
      <text:p text:style-name="P72"/>
      <text:p text:style-name="P77"><text:span text:style-name="T4">- </text:span><text:span text:style-name="T8">Talk to Famlicus, </text:span><text:span text:style-name="T9">don’t get dup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2T12:28:56.728511541</dc:date>
    <meta:editing-duration>P1DT23H12M58S</meta:editing-duration>
    <meta:editing-cycles>1705</meta:editing-cycles>
    <meta:generator>LibreOffice/6.3.3.1$Linux_X86_64 LibreOffice_project/30$Build-1</meta:generator>
    <meta:document-statistic meta:table-count="0" meta:image-count="0" meta:object-count="0" meta:page-count="75" meta:paragraph-count="831" meta:word-count="24095" meta:character-count="139886" meta:non-whitespace-character-count="116002"/>
  </office:meta>
</office:document-meta>
</file>